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content.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swiss" style:font-pitch="variable"/>
    <style:font-face style:name="Arial" svg:font-family="Arial" style:font-family-generic="roman"/>
    <style:font-face style:name="Calibri" svg:font-family="Calibri" style:font-family-generic="roman"/>
    <style:font-face style:name="Calibri1" svg:font-family="Calibri" style:font-family-generic="roman" style:font-pitch="variable"/>
    <style:font-face style:name="Calibri2" svg:font-family="Calibri" style:font-family-generic="swiss" style:font-pitch="variable"/>
    <style:font-face style:name="Calibri3" svg:font-family="Calibri" style:font-adornments="Bold" style:font-family-generic="swiss" style:font-pitch="variable"/>
    <style:font-face style:name="Calibri4" svg:font-family="Calibri" style:font-adornments="Regular"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automatic-styles>
    <style:style style:name="P1" style:family="paragraph" style:parent-style-name="Standard">
      <style:text-properties style:font-name="Calibri2" fo:font-size="11pt" style:font-size-asian="11pt" style:font-name-complex="Calibri2" style:font-size-complex="11pt"/>
    </style:style>
    <style:style style:name="P2" style:family="paragraph" style:parent-style-name="Standard">
      <style:paragraph-properties fo:text-align="justify" style:justify-single-word="false"/>
      <style:text-properties style:font-name="Calibri2" fo:font-size="11pt" officeooo:rsid="00359254" officeooo:paragraph-rsid="00359254" style:font-size-asian="11pt" style:font-name-complex="Calibri2" style:font-size-complex="11pt"/>
    </style:style>
    <style:style style:name="P3" style:family="paragraph" style:parent-style-name="Standard">
      <style:text-properties style:font-name="Calibri2" fo:font-size="11pt" fo:font-weight="bold" style:font-size-asian="11pt" style:font-weight-asian="bold" style:font-name-complex="Calibri2" style:font-size-complex="11pt" style:font-weight-complex="bold"/>
    </style:style>
    <style:style style:name="P4" style:family="paragraph" style:parent-style-name="Standard">
      <style:text-properties style:font-name="Calibri2" fo:font-size="11pt" fo:font-weight="bold" officeooo:rsid="00465e97" officeooo:paragraph-rsid="0058bc98" style:font-size-asian="11pt" style:font-weight-asian="bold" style:font-name-complex="Calibri2" style:font-size-complex="11pt" style:font-weight-complex="bold"/>
    </style:style>
    <style:style style:name="P5" style:family="paragraph" style:parent-style-name="Standard">
      <style:text-properties style:font-name="Calibri2" fo:font-size="11pt" fo:font-weight="normal" officeooo:rsid="00465e97" officeooo:paragraph-rsid="0058bc98" style:font-size-asian="11pt" style:font-weight-asian="normal" style:font-name-complex="Calibri2" style:font-size-complex="11pt" style:font-weight-complex="normal"/>
    </style:style>
    <style:style style:name="P6" style:family="paragraph" style:parent-style-name="Normal">
      <style:paragraph-properties fo:text-align="justify" style:justify-single-word="false"/>
      <style:text-properties style:font-name="Calibri2"/>
    </style:style>
    <style:style style:name="P7"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2" officeooo:paragraph-rsid="001d4e04" style:font-name-complex="Arial"/>
    </style:style>
    <style:style style:name="P8"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2" fo:font-weight="normal" officeooo:rsid="00109b02" officeooo:paragraph-rsid="001dd0a1" style:font-weight-asian="normal" style:font-weight-complex="normal"/>
    </style:style>
    <style:style style:name="P9" style:family="paragraph" style:parent-style-name="Normal">
      <style:paragraph-properties fo:text-align="justify" style:justify-single-word="false"/>
    </style:style>
    <style:style style:name="P10" style:family="paragraph" style:parent-style-name="Normal">
      <style:paragraph-properties fo:text-align="justify" style:justify-single-word="false"/>
      <style:text-properties officeooo:paragraph-rsid="0042cf33"/>
    </style:style>
    <style:style style:name="P11" style:family="paragraph" style:parent-style-name="Normal">
      <style:paragraph-properties fo:text-align="justify" style:justify-single-word="false"/>
      <style:text-properties officeooo:paragraph-rsid="009e316d"/>
    </style:style>
    <style:style style:name="P12" style:family="paragraph" style:parent-style-name="Normal">
      <style:paragraph-properties fo:text-align="justify" style:justify-single-word="false" fo:break-before="page"/>
    </style:style>
    <style:style style:name="P13" style:family="paragraph" style:parent-style-name="Normal">
      <style:paragraph-properties fo:text-align="justify" style:justify-single-word="false" fo:break-before="page"/>
      <style:text-properties officeooo:paragraph-rsid="009f03af"/>
    </style:style>
    <style:style style:name="P14" style:family="paragraph" style:parent-style-name="Frame_20_contents">
      <style:paragraph-properties fo:text-align="justify" style:justify-single-word="false"/>
    </style:style>
    <style:style style:name="P15" style:family="paragraph" style:parent-style-name="Normal">
      <style:paragraph-properties fo:text-align="justify" style:justify-single-word="false"/>
      <style:text-properties fo:font-weight="bold" officeooo:rsid="0042cf33" officeooo:paragraph-rsid="0042cf33" style:font-weight-asian="bold" style:font-weight-complex="bold"/>
    </style:style>
    <style:style style:name="P16" style:family="paragraph" style:parent-style-name="Normal">
      <style:paragraph-properties fo:margin-left="0in" fo:margin-right="0in" fo:text-align="justify" style:justify-single-word="false" fo:text-indent="0in" style:auto-text-indent="false"/>
      <style:text-properties fo:font-weight="bold" officeooo:rsid="0042cf33" officeooo:paragraph-rsid="0042cf33" style:font-weight-asian="bold" style:font-weight-complex="bold"/>
    </style:style>
    <style:style style:name="P17" style:family="paragraph" style:parent-style-name="Normal">
      <style:paragraph-properties fo:margin-left="0in" fo:margin-right="0in" fo:text-align="justify" style:justify-single-word="false" fo:text-indent="0in" style:auto-text-indent="false"/>
      <style:text-properties fo:font-weight="bold" officeooo:paragraph-rsid="0042cf33" style:font-weight-asian="bold" style:font-weight-complex="bold"/>
    </style:style>
    <style:style style:name="P18" style:family="paragraph" style:parent-style-name="Normal">
      <style:paragraph-properties fo:margin-left="0in" fo:margin-right="0in" fo:text-align="justify" style:justify-single-word="false" fo:text-indent="0in" style:auto-text-indent="false"/>
      <style:text-properties fo:font-weight="bold" officeooo:rsid="009f03af" officeooo:paragraph-rsid="009f03af" style:font-weight-asian="bold" style:font-weight-complex="bold"/>
    </style:style>
    <style:style style:name="P19" style:family="paragraph" style:parent-style-name="Normal">
      <style:paragraph-properties fo:margin-left="0in" fo:margin-right="0in" fo:text-align="justify" style:justify-single-word="false" fo:text-indent="0in" style:auto-text-indent="false" fo:break-before="page"/>
      <style:text-properties fo:font-weight="bold" officeooo:rsid="009f03af" officeooo:paragraph-rsid="009f03af" style:font-weight-asian="bold" style:font-weight-complex="bold"/>
    </style:style>
    <style:style style:name="P20" style:family="paragraph" style:parent-style-name="Normal">
      <style:paragraph-properties fo:text-align="justify" style:justify-single-word="false" fo:break-before="page"/>
      <style:text-properties fo:font-weight="bold" officeooo:rsid="009f03af" officeooo:paragraph-rsid="009f03af" style:font-weight-asian="bold" style:font-weight-complex="bold"/>
    </style:style>
    <style:style style:name="P21" style:family="paragraph" style:parent-style-name="Figure">
      <style:text-properties fo:font-weight="bold" style:font-weight-asian="bold" style:font-weight-complex="bold"/>
    </style:style>
    <style:style style:name="P22" style:family="paragraph" style:parent-style-name="First_20_line_20_indent">
      <style:paragraph-properties fo:margin-left="0in" fo:margin-right="0in" fo:text-indent="0in" style:auto-text-indent="false"/>
      <style:text-properties fo:font-weight="bold" officeooo:rsid="009e2d5b" officeooo:paragraph-rsid="00abd887" style:font-weight-asian="bold" style:font-weight-complex="bold"/>
    </style:style>
    <style:style style:name="P23" style:family="paragraph" style:parent-style-name="First_20_line_20_indent">
      <style:paragraph-properties fo:margin-left="0in" fo:margin-right="0in" fo:text-indent="0in" style:auto-text-indent="false"/>
      <style:text-properties fo:font-weight="bold" officeooo:rsid="009f9e1a" officeooo:paragraph-rsid="00abd887" style:font-weight-asian="bold" style:font-weight-complex="bold"/>
    </style:style>
    <style:style style:name="P24" style:family="paragraph" style:parent-style-name="Normal">
      <style:paragraph-properties fo:margin-left="0in" fo:margin-right="0in" fo:text-align="justify" style:justify-single-word="false" fo:text-indent="0in" style:auto-text-indent="false" fo:break-before="page"/>
      <style:text-properties officeooo:rsid="0042cf33" officeooo:paragraph-rsid="0042cf33"/>
    </style:style>
    <style:style style:name="P25" style:family="paragraph" style:parent-style-name="Normal">
      <style:paragraph-properties fo:margin-left="0in" fo:margin-right="0in" fo:text-align="justify" style:justify-single-word="false" fo:text-indent="0in" style:auto-text-indent="false"/>
      <style:text-properties fo:font-weight="normal" officeooo:rsid="0040324e" officeooo:paragraph-rsid="003ee734" style:font-weight-asian="normal" style:font-weight-complex="normal"/>
    </style:style>
    <style:style style:name="P26" style:family="paragraph" style:parent-style-name="Normal">
      <style:paragraph-properties fo:margin-left="0in" fo:margin-right="0in" fo:text-align="justify" style:justify-single-word="false" fo:text-indent="0in" style:auto-text-indent="false"/>
      <style:text-properties fo:font-weight="normal" officeooo:rsid="0042cf33" officeooo:paragraph-rsid="0042cf33" style:font-weight-asian="normal" style:font-weight-complex="normal"/>
    </style:style>
    <style:style style:name="P27" style:family="paragraph" style:parent-style-name="EndNote_20_Bibliography">
      <style:paragraph-properties fo:margin-left="0.5in" fo:margin-right="0in" fo:margin-top="0in" fo:margin-bottom="0in" style:contextual-spacing="false" fo:text-indent="-0.5in" style:auto-text-indent="false">
        <style:tab-stops/>
      </style:paragraph-properties>
      <style:text-properties officeooo:paragraph-rsid="0049d0d7"/>
    </style:style>
    <style:style style:name="P28" style:family="paragraph" style:parent-style-name="EndNote_20_Bibliography">
      <style:paragraph-properties fo:margin-left="0.5in" fo:margin-right="0in" fo:text-indent="-0.5in" style:auto-text-indent="false">
        <style:tab-stops/>
      </style:paragraph-properties>
      <style:text-properties officeooo:paragraph-rsid="0049d0d7"/>
    </style:style>
    <style:style style:name="P29" style:family="paragraph" style:parent-style-name="First_20_line_20_indent">
      <style:text-properties officeooo:paragraph-rsid="004fae73"/>
    </style:style>
    <style:style style:name="P30" style:family="paragraph" style:parent-style-name="First_20_line_20_indent">
      <style:text-properties officeooo:paragraph-rsid="0062d807"/>
    </style:style>
    <style:style style:name="P31" style:family="paragraph" style:parent-style-name="First_20_line_20_indent">
      <style:text-properties officeooo:paragraph-rsid="00810eb8"/>
    </style:style>
    <style:style style:name="P32" style:family="paragraph" style:parent-style-name="First_20_line_20_indent">
      <style:text-properties officeooo:paragraph-rsid="004fae73" fo:background-color="#ffff00"/>
    </style:style>
    <style:style style:name="P33" style:family="paragraph" style:parent-style-name="First_20_line_20_indent">
      <style:text-properties officeooo:paragraph-rsid="00a88696"/>
    </style:style>
    <style:style style:name="P34" style:family="paragraph" style:parent-style-name="First_20_line_20_indent">
      <style:text-properties officeooo:paragraph-rsid="00abd887"/>
    </style:style>
    <style:style style:name="P35" style:family="paragraph" style:parent-style-name="First_20_line_20_indent">
      <style:paragraph-properties fo:margin-left="0in" fo:margin-right="0in" fo:text-indent="0in" style:auto-text-indent="false"/>
      <style:text-properties officeooo:paragraph-rsid="00abd887"/>
    </style:style>
    <style:style style:name="P36" style:family="paragraph" style:parent-style-name="Standard">
      <style:paragraph-properties fo:margin-left="0in" fo:margin-right="0in" fo:text-indent="0in" style:auto-text-indent="false"/>
      <style:text-properties officeooo:paragraph-rsid="00abd887"/>
    </style:style>
    <style:style style:name="P37" style:family="paragraph" style:parent-style-name="Standard">
      <style:text-properties officeooo:paragraph-rsid="00abd887"/>
    </style:style>
    <style:style style:name="P38" style:family="paragraph" style:parent-style-name="Standard">
      <style:text-properties officeooo:rsid="00a2c6de" officeooo:paragraph-rsid="00abd887"/>
    </style:style>
    <style:style style:name="P39" style:family="paragraph" style:parent-style-name="Standard">
      <style:paragraph-properties fo:margin-left="0in" fo:margin-right="0in" fo:line-height="200%" fo:text-align="justify" style:justify-single-word="false" fo:text-indent="0in" style:auto-text-indent="false" style:writing-mode="lr-tb"/>
      <style:text-properties officeooo:paragraph-rsid="00abd887"/>
    </style:style>
    <style:style style:name="P40" style:family="paragraph" style:parent-style-name="Standard">
      <style:paragraph-properties fo:margin-left="0in" fo:margin-right="0in" fo:line-height="200%" fo:text-align="justify" style:justify-single-word="false" fo:text-indent="0.25in" style:auto-text-indent="false" style:writing-mode="lr-tb"/>
      <style:text-properties officeooo:paragraph-rsid="00abd887"/>
    </style:style>
    <style:style style:name="P41" style:family="paragraph" style:parent-style-name="Standard">
      <style:paragraph-properties fo:margin-left="0in" fo:margin-right="0in" fo:line-height="200%" fo:text-align="justify" style:justify-single-word="false" fo:text-indent="0in" style:auto-text-indent="false" style:writing-mode="lr-tb"/>
      <style:text-properties style:font-name="Calibri4" officeooo:paragraph-rsid="00abd887" style:font-name-complex="Calibri"/>
    </style:style>
    <style:style style:name="P42" style:family="paragraph" style:parent-style-name="Standard">
      <style:paragraph-properties fo:margin-left="0in" fo:margin-right="0in" fo:text-indent="0in" style:auto-text-indent="false"/>
      <style:text-properties style:font-name="Calibri4" officeooo:rsid="009f9e1a" officeooo:paragraph-rsid="00abd887" style:font-name-complex="Calibri"/>
    </style:style>
    <style:style style:name="P43" style:family="paragraph" style:parent-style-name="First_20_line_20_indent">
      <style:paragraph-properties fo:margin-left="0in" fo:margin-right="0in" fo:text-indent="0in" style:auto-text-indent="false"/>
      <style:text-properties officeooo:rsid="00a32cfb" officeooo:paragraph-rsid="00abd887"/>
    </style:style>
    <style:style style:name="P44" style:family="paragraph" style:parent-style-name="First_20_line_20_indent">
      <style:text-properties officeooo:paragraph-rsid="00af9a64"/>
    </style:style>
    <style:style style:name="P45" style:family="paragraph" style:parent-style-name="First_20_line_20_indent">
      <style:text-properties officeooo:paragraph-rsid="00b3f760"/>
    </style:style>
    <style:style style:name="P46" style:family="paragraph" style:parent-style-name="First_20_line_20_indent">
      <style:text-properties officeooo:paragraph-rsid="00b60153"/>
    </style:style>
    <style:style style:name="P47" style:family="paragraph" style:parent-style-name="First_20_line_20_indent">
      <style:text-properties officeooo:paragraph-rsid="00b9c1fc"/>
    </style:style>
    <style:style style:name="P48" style:family="paragraph" style:parent-style-name="First_20_line_20_indent">
      <style:text-properties officeooo:paragraph-rsid="00b9c59f"/>
    </style:style>
    <style:style style:name="P49" style:family="paragraph" style:parent-style-name="Standard" style:master-page-name="MP0">
      <style:paragraph-properties style:page-number="auto" fo:break-before="page"/>
      <style:text-properties style:font-name="Calibri2" fo:font-size="12pt" fo:font-weight="bold" officeooo:rsid="00465e97" officeooo:paragraph-rsid="0058bc98" style:font-size-asian="12pt" style:font-weight-asian="bold" style:font-name-complex="Calibri2" style:font-size-complex="12pt" style:font-weight-complex="bold"/>
    </style:style>
    <style:style style:name="P50" style:family="paragraph" style:parent-style-name="First_20_line_20_indent">
      <style:text-properties officeooo:paragraph-rsid="00bb0d09"/>
    </style:style>
    <style:style style:name="P51" style:family="paragraph" style:parent-style-name="First_20_line_20_indent">
      <style:text-properties officeooo:paragraph-rsid="0062d807"/>
    </style:style>
    <style:style style:name="P52" style:family="paragraph" style:parent-style-name="First_20_line_20_indent">
      <style:text-properties officeooo:paragraph-rsid="00bbf728"/>
    </style:style>
    <style:style style:name="P53" style:family="paragraph" style:parent-style-name="Heading_20_3">
      <style:text-properties officeooo:paragraph-rsid="004fae73"/>
    </style:style>
    <style:style style:name="P54" style:family="paragraph" style:parent-style-name="Heading_20_4">
      <style:text-properties officeooo:rsid="006ac386"/>
    </style:style>
    <style:style style:name="P55" style:family="paragraph" style:parent-style-name="Heading_20_4">
      <style:text-properties officeooo:rsid="0070c2d9" officeooo:paragraph-rsid="007487bf"/>
    </style:style>
    <style:style style:name="P56" style:family="paragraph" style:parent-style-name="Heading_20_4">
      <style:text-properties fo:background-color="#ffff00"/>
    </style:style>
    <style:style style:name="P57" style:family="paragraph" style:parent-style-name="Heading_20_4">
      <style:text-properties officeooo:rsid="00555caf" officeooo:paragraph-rsid="00abd887"/>
    </style:style>
    <style:style style:name="P58" style:family="paragraph" style:parent-style-name="Heading_20_4">
      <style:text-properties officeooo:paragraph-rsid="00abd887"/>
    </style:style>
    <style:style style:name="P59" style:family="paragraph" style:parent-style-name="Normal">
      <style:paragraph-properties fo:text-align="justify" style:justify-single-word="false" fo:break-before="page"/>
      <style:text-properties officeooo:rsid="0042cf33" officeooo:paragraph-rsid="0042cf33"/>
    </style:style>
    <style:style style:name="P60" style:family="paragraph" style:parent-style-name="Normal">
      <style:paragraph-properties fo:text-align="justify" style:justify-single-word="false"/>
      <style:text-properties officeooo:rsid="0042cf33" officeooo:paragraph-rsid="0042cf33"/>
    </style:style>
    <style:style style:name="P61" style:family="paragraph" style:parent-style-name="Normal">
      <style:paragraph-properties fo:margin-left="0in" fo:margin-right="0in" fo:text-align="justify" style:justify-single-word="false" fo:text-indent="0in" style:auto-text-indent="false"/>
      <style:text-properties fo:font-weight="normal" officeooo:rsid="0042cf33" officeooo:paragraph-rsid="0042cf33" style:font-weight-asian="normal" style:font-weight-complex="normal"/>
    </style:style>
    <style:style style:name="P6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Calibri2" fo:font-size="11pt" style:font-size-asian="11pt" style:font-name-complex="Calibri2" style:font-size-complex="11pt"/>
    </style:style>
    <style:style style:name="T2" style:family="text">
      <style:text-properties style:font-name="Calibri2" fo:font-size="11pt" officeooo:rsid="00040a2b" style:font-size-asian="11pt" style:font-name-complex="Calibri2" style:font-size-complex="11pt"/>
    </style:style>
    <style:style style:name="T3" style:family="text">
      <style:text-properties style:font-name="Calibri2" fo:font-size="11pt" officeooo:rsid="000686ba" style:font-size-asian="11pt" style:font-name-complex="Calibri2" style:font-size-complex="11pt"/>
    </style:style>
    <style:style style:name="T4" style:family="text">
      <style:text-properties style:font-name="Calibri2" fo:font-size="11pt" officeooo:rsid="0006a0fd" style:font-size-asian="11pt" style:font-name-complex="Calibri2" style:font-size-complex="11pt"/>
    </style:style>
    <style:style style:name="T5" style:family="text">
      <style:text-properties style:font-name="Calibri2" fo:font-size="11pt" officeooo:rsid="00100115" style:font-size-asian="11pt" style:font-name-complex="Calibri2" style:font-size-complex="11pt"/>
    </style:style>
    <style:style style:name="T6" style:family="text">
      <style:text-properties style:font-name="Calibri2" fo:font-size="11pt" officeooo:rsid="0011b6a2" style:font-size-asian="11pt" style:font-name-complex="Calibri2" style:font-size-complex="11pt"/>
    </style:style>
    <style:style style:name="T7" style:family="text">
      <style:text-properties style:font-name="Calibri2" fo:font-size="11pt" officeooo:rsid="001130a4" style:font-size-asian="11pt" style:font-name-complex="Calibri2" style:font-size-complex="11pt"/>
    </style:style>
    <style:style style:name="T8" style:family="text">
      <style:text-properties style:font-name="Calibri2" fo:font-size="11pt" officeooo:rsid="0011c487" style:font-size-asian="11pt" style:font-name-complex="Calibri2" style:font-size-complex="11pt"/>
    </style:style>
    <style:style style:name="T9" style:family="text">
      <style:text-properties style:font-name="Calibri2" fo:font-size="11pt" officeooo:rsid="000be589" style:font-size-asian="11pt" style:font-name-complex="Calibri2" style:font-size-complex="11pt"/>
    </style:style>
    <style:style style:name="T10" style:family="text">
      <style:text-properties style:font-name="Calibri2" fo:font-size="11pt" officeooo:rsid="000d027b" style:font-size-asian="11pt" style:font-name-complex="Calibri2" style:font-size-complex="11pt"/>
    </style:style>
    <style:style style:name="T11" style:family="text">
      <style:text-properties style:font-name="Calibri2" fo:font-size="11pt" officeooo:rsid="000df393" style:font-size-asian="11pt" style:font-name-complex="Calibri2" style:font-size-complex="11pt"/>
    </style:style>
    <style:style style:name="T12" style:family="text">
      <style:text-properties style:font-name="Calibri2" fo:font-size="11pt" officeooo:rsid="000dba0b" style:font-size-asian="11pt" style:font-name-complex="Calibri2" style:font-size-complex="11pt"/>
    </style:style>
    <style:style style:name="T13" style:family="text">
      <style:text-properties style:font-name="Calibri2" fo:font-size="11pt" officeooo:rsid="000f47a2" style:font-size-asian="11pt" style:font-name-complex="Calibri2" style:font-size-complex="11pt"/>
    </style:style>
    <style:style style:name="T14" style:family="text">
      <style:text-properties style:font-name="Calibri2" fo:font-size="11pt" officeooo:rsid="000b88f1" style:font-size-asian="11pt" style:font-name-complex="Calibri2" style:font-size-complex="11pt"/>
    </style:style>
    <style:style style:name="T15" style:family="text">
      <style:text-properties style:font-name="Calibri2" fo:font-size="11pt" officeooo:rsid="002321d6" style:font-size-asian="11pt" style:font-name-complex="Calibri2" style:font-size-complex="11pt"/>
    </style:style>
    <style:style style:name="T16" style:family="text">
      <style:text-properties style:font-name="Calibri2" fo:font-size="11pt" officeooo:rsid="0033c37b" style:font-size-asian="11pt" style:font-name-complex="Calibri2" style:font-size-complex="11pt"/>
    </style:style>
    <style:style style:name="T17" style:family="text">
      <style:text-properties style:font-name="Calibri2" fo:font-size="11pt" officeooo:rsid="003769fb" style:font-size-asian="11pt" style:font-name-complex="Calibri2" style:font-size-complex="11pt"/>
    </style:style>
    <style:style style:name="T18" style:family="text">
      <style:text-properties style:font-name="Calibri2" fo:font-size="11pt" officeooo:rsid="005f03c0" style:font-size-asian="11pt" style:font-name-complex="Calibri2" style:font-size-complex="11pt"/>
    </style:style>
    <style:style style:name="T19" style:family="text">
      <style:text-properties style:font-name="Calibri2" fo:font-size="11pt" officeooo:rsid="006006e8" style:font-size-asian="11pt" style:font-name-complex="Calibri2" style:font-size-complex="11pt"/>
    </style:style>
    <style:style style:name="T20" style:family="text">
      <style:text-properties style:font-name="Calibri2" fo:font-size="11pt" officeooo:rsid="006145a8" style:font-size-asian="11pt" style:font-name-complex="Calibri2" style:font-size-complex="11pt"/>
    </style:style>
    <style:style style:name="T21" style:family="text">
      <style:text-properties style:font-name="Calibri2" fo:font-size="11pt" officeooo:rsid="006155f6" style:font-size-asian="11pt" style:font-name-complex="Calibri2" style:font-size-complex="11pt"/>
    </style:style>
    <style:style style:name="T22" style:family="text">
      <style:text-properties style:font-name="Calibri2" fo:font-size="11pt" officeooo:rsid="0062c561" style:font-size-asian="11pt" style:font-name-complex="Calibri2" style:font-size-complex="11pt"/>
    </style:style>
    <style:style style:name="T23" style:family="text">
      <style:text-properties style:font-name="Calibri2" fo:font-size="11pt" officeooo:rsid="0062f674" style:font-size-asian="11pt" style:font-name-complex="Calibri2" style:font-size-complex="11pt"/>
    </style:style>
    <style:style style:name="T24" style:family="text">
      <style:text-properties style:font-name="Calibri2" fo:font-size="11pt" officeooo:rsid="0064d3cf" style:font-size-asian="11pt" style:font-name-complex="Calibri2" style:font-size-complex="11pt"/>
    </style:style>
    <style:style style:name="T25" style:family="text">
      <style:text-properties style:font-name="Calibri2" fo:font-size="11pt" officeooo:rsid="006502f8" style:font-size-asian="11pt" style:font-name-complex="Calibri2" style:font-size-complex="11pt"/>
    </style:style>
    <style:style style:name="T26" style:family="text">
      <style:text-properties style:font-name="Calibri2" fo:font-size="11pt" officeooo:rsid="00665d67" style:font-size-asian="11pt" style:font-name-complex="Calibri2" style:font-size-complex="11pt"/>
    </style:style>
    <style:style style:name="T27" style:family="text">
      <style:text-properties style:font-name="Calibri2" fo:font-size="11pt" officeooo:rsid="00668f69" style:font-size-asian="11pt" style:font-name-complex="Calibri2" style:font-size-complex="11pt"/>
    </style:style>
    <style:style style:name="T28" style:family="text">
      <style:text-properties style:font-name="Calibri2" fo:font-size="11pt" officeooo:rsid="0067e3a5" style:font-size-asian="11pt" style:font-name-complex="Calibri2" style:font-size-complex="11pt"/>
    </style:style>
    <style:style style:name="T29" style:family="text">
      <style:text-properties style:font-name="Calibri2" fo:font-size="11pt" officeooo:rsid="0069e058" style:font-size-asian="11pt" style:font-name-complex="Calibri2" style:font-size-complex="11pt"/>
    </style:style>
    <style:style style:name="T30" style:family="text">
      <style:text-properties style:font-name="Calibri2" fo:font-size="11pt" officeooo:rsid="006cdc9b" style:font-size-asian="11pt" style:font-name-complex="Calibri2" style:font-size-complex="11pt"/>
    </style:style>
    <style:style style:name="T31" style:family="text">
      <style:text-properties style:font-name="Calibri2" fo:font-size="11pt" officeooo:rsid="006f3611" style:font-size-asian="11pt" style:font-name-complex="Calibri2" style:font-size-complex="11pt"/>
    </style:style>
    <style:style style:name="T32" style:family="text">
      <style:text-properties style:font-name="Calibri2" fo:font-size="11pt" officeooo:rsid="00760019" style:font-size-asian="11pt" style:font-name-complex="Calibri2" style:font-size-complex="11pt"/>
    </style:style>
    <style:style style:name="T33" style:family="text">
      <style:text-properties style:font-name="Calibri2" fo:font-size="11pt" officeooo:rsid="0077900b" style:font-size-asian="11pt" style:font-name-complex="Calibri2" style:font-size-complex="11pt"/>
    </style:style>
    <style:style style:name="T34" style:family="text">
      <style:text-properties style:font-name="Calibri2" fo:font-size="11pt" officeooo:rsid="007a6211" style:font-size-asian="11pt" style:font-name-complex="Calibri2" style:font-size-complex="11pt"/>
    </style:style>
    <style:style style:name="T35" style:family="text">
      <style:text-properties style:font-name="Calibri2" fo:font-size="11pt" officeooo:rsid="007b33a4" style:font-size-asian="11pt" style:font-name-complex="Calibri2" style:font-size-complex="11pt"/>
    </style:style>
    <style:style style:name="T36" style:family="text">
      <style:text-properties style:font-name="Calibri2" fo:font-size="11pt" officeooo:rsid="007b731e" style:font-size-asian="11pt" style:font-name-complex="Calibri2" style:font-size-complex="11pt"/>
    </style:style>
    <style:style style:name="T37" style:family="text">
      <style:text-properties style:font-name="Calibri2" fo:font-size="11pt" officeooo:rsid="007cb30e" style:font-size-asian="11pt" style:font-name-complex="Calibri2" style:font-size-complex="11pt"/>
    </style:style>
    <style:style style:name="T38" style:family="text">
      <style:text-properties style:font-name="Calibri2" fo:font-size="11pt" officeooo:rsid="007dce0c" style:font-size-asian="11pt" style:font-name-complex="Calibri2" style:font-size-complex="11pt"/>
    </style:style>
    <style:style style:name="T39" style:family="text">
      <style:text-properties style:font-name="Calibri2" fo:font-size="11pt" officeooo:rsid="007e0eff" style:font-size-asian="11pt" style:font-name-complex="Calibri2" style:font-size-complex="11pt"/>
    </style:style>
    <style:style style:name="T40" style:family="text">
      <style:text-properties style:font-name="Calibri2" fo:font-size="11pt" officeooo:rsid="007ecc3b" style:font-size-asian="11pt" style:font-name-complex="Calibri2" style:font-size-complex="11pt"/>
    </style:style>
    <style:style style:name="T41" style:family="text">
      <style:text-properties style:font-name="Calibri2" fo:font-size="11pt" officeooo:rsid="007fd425" style:font-size-asian="11pt" style:font-name-complex="Calibri2" style:font-size-complex="11pt"/>
    </style:style>
    <style:style style:name="T42" style:family="text">
      <style:text-properties style:font-name="Calibri2" fo:font-size="11pt" officeooo:rsid="00810eb8" style:font-size-asian="11pt" style:font-name-complex="Calibri2" style:font-size-complex="11pt"/>
    </style:style>
    <style:style style:name="T43" style:family="text">
      <style:text-properties style:font-name="Calibri2" fo:font-size="11pt" officeooo:rsid="00829393" style:font-size-asian="11pt" style:font-name-complex="Calibri2" style:font-size-complex="11pt"/>
    </style:style>
    <style:style style:name="T44" style:family="text">
      <style:text-properties style:font-name="Calibri2" fo:font-size="11pt" officeooo:rsid="0083de70" style:font-size-asian="11pt" style:font-name-complex="Calibri2" style:font-size-complex="11pt"/>
    </style:style>
    <style:style style:name="T45" style:family="text">
      <style:text-properties style:font-name="Calibri2" fo:font-size="11pt" officeooo:rsid="0092b5e0" style:font-size-asian="11pt" style:font-name-complex="Calibri2" style:font-size-complex="11pt"/>
    </style:style>
    <style:style style:name="T46" style:family="text">
      <style:text-properties style:font-name="Calibri2" fo:font-size="11pt" officeooo:rsid="0093c5c9" style:font-size-asian="11pt" style:font-name-complex="Calibri2" style:font-size-complex="11pt"/>
    </style:style>
    <style:style style:name="T47" style:family="text">
      <style:text-properties style:font-name="Calibri2" fo:font-size="11pt" officeooo:rsid="0094fe20" style:font-size-asian="11pt" style:font-name-complex="Calibri2" style:font-size-complex="11pt"/>
    </style:style>
    <style:style style:name="T48" style:family="text">
      <style:text-properties style:font-name="Calibri2" fo:font-size="11pt" officeooo:rsid="0098e52e" style:font-size-asian="11pt" style:font-name-complex="Calibri2" style:font-size-complex="11pt"/>
    </style:style>
    <style:style style:name="T49" style:family="text">
      <style:text-properties style:font-name="Calibri2" fo:font-size="11pt" officeooo:rsid="009a00f8" style:font-size-asian="11pt" style:font-name-complex="Calibri2" style:font-size-complex="11pt"/>
    </style:style>
    <style:style style:name="T50" style:family="text">
      <style:text-properties style:font-name="Calibri2" fo:font-size="11pt" officeooo:rsid="009b8f91" style:font-size-asian="11pt" style:font-name-complex="Calibri2" style:font-size-complex="11pt"/>
    </style:style>
    <style:style style:name="T51" style:family="text">
      <style:text-properties style:font-name="Calibri2" fo:font-size="11pt" officeooo:rsid="009ba5d8" style:font-size-asian="11pt" style:font-name-complex="Calibri2" style:font-size-complex="11pt"/>
    </style:style>
    <style:style style:name="T52" style:family="text">
      <style:text-properties style:font-name="Calibri2" fo:font-size="11pt" officeooo:rsid="009e316d" style:font-size-asian="11pt" style:font-name-complex="Calibri2" style:font-size-complex="11pt"/>
    </style:style>
    <style:style style:name="T53" style:family="text">
      <style:text-properties style:font-name="Calibri2" fo:font-size="11pt" officeooo:rsid="00abd887" style:font-size-asian="11pt" style:font-name-complex="Calibri2" style:font-size-complex="11pt"/>
    </style:style>
    <style:style style:name="T54" style:family="text">
      <style:text-properties style:font-name="Calibri2" fo:font-size="11pt" officeooo:rsid="00ae330c" style:font-size-asian="11pt" style:font-name-complex="Calibri2" style:font-size-complex="11pt"/>
    </style:style>
    <style:style style:name="T55" style:family="text">
      <style:text-properties style:font-name="Calibri2" fo:font-size="11pt" officeooo:rsid="00af0267" style:font-size-asian="11pt" style:font-name-complex="Calibri2" style:font-size-complex="11pt"/>
    </style:style>
    <style:style style:name="T56" style:family="text">
      <style:text-properties style:font-name="Calibri2" fo:font-size="11pt" officeooo:rsid="00b60153" style:font-size-asian="11pt" style:font-name-complex="Calibri2" style:font-size-complex="11pt"/>
    </style:style>
    <style:style style:name="T57" style:family="text">
      <style:text-properties style:font-name="Calibri2" fo:font-size="11pt" officeooo:rsid="00b75c59" style:font-size-asian="11pt" style:font-name-complex="Calibri2" style:font-size-complex="11pt"/>
    </style:style>
    <style:style style:name="T58" style:family="text">
      <style:text-properties style:font-name="Calibri2" fo:font-size="11pt" officeooo:rsid="00b92cd9" style:font-size-asian="11pt" style:font-name-complex="Calibri2" style:font-size-complex="11pt"/>
    </style:style>
    <style:style style:name="T59" style:family="text">
      <style:text-properties style:font-name="Calibri2" fo:font-size="11pt" officeooo:rsid="00b9c1fc" style:font-size-asian="11pt" style:font-name-complex="Calibri2" style:font-size-complex="11pt"/>
    </style:style>
    <style:style style:name="T60" style:family="text">
      <style:text-properties style:font-name="Calibri2" fo:font-size="11pt" officeooo:rsid="00b9c59f" style:font-size-asian="11pt" style:font-name-complex="Calibri2" style:font-size-complex="11pt"/>
    </style:style>
    <style:style style:name="T61" style:family="text">
      <style:text-properties style:font-name="Calibri2" fo:font-size="11pt" officeooo:rsid="008f6459" style:font-size-asian="11pt" style:font-name-complex="Calibri2" style:font-size-complex="11pt"/>
    </style:style>
    <style:style style:name="T62" style:family="text">
      <style:text-properties style:font-name="Calibri2" fo:font-size="11pt" officeooo:rsid="00ba2714" style:font-size-asian="11pt" style:font-name-complex="Calibri2" style:font-size-complex="11pt"/>
    </style:style>
    <style:style style:name="T63" style:family="text">
      <style:text-properties style:font-name="Calibri2" fo:font-size="11pt" officeooo:rsid="000b88f1" style:font-size-asian="11pt" style:font-size-complex="11pt"/>
    </style:style>
    <style:style style:name="T64" style:family="text">
      <style:text-properties style:font-name="Calibri2" fo:font-size="11pt" officeooo:rsid="002e4eca" style:font-size-asian="11pt" style:font-size-complex="11pt"/>
    </style:style>
    <style:style style:name="T65" style:family="text">
      <style:text-properties style:font-name="Calibri2" fo:font-size="11pt" officeooo:rsid="003098f7" style:font-size-asian="11pt" style:font-size-complex="11pt"/>
    </style:style>
    <style:style style:name="T66" style:family="text">
      <style:text-properties style:font-name="Calibri2" fo:font-size="11pt" officeooo:rsid="00bb0721" style:font-size-asian="11pt" style:font-size-complex="11pt"/>
    </style:style>
    <style:style style:name="T67" style:family="text">
      <style:text-properties style:font-name="Calibri2" fo:font-size="11pt" officeooo:rsid="00bb0d09" style:font-size-asian="11pt" style:font-size-complex="11pt"/>
    </style:style>
    <style:style style:name="T68" style:family="text">
      <style:text-properties style:font-name="Calibri2" fo:font-size="11pt" fo:font-style="italic" style:font-size-asian="11pt" style:font-style-asian="italic" style:font-name-complex="Calibri2" style:font-size-complex="11pt" style:font-style-complex="italic"/>
    </style:style>
    <style:style style:name="T69" style:family="text">
      <style:text-properties style:font-name="Calibri2" fo:font-size="11pt" fo:font-style="italic" officeooo:rsid="006155f6" style:font-size-asian="11pt" style:font-style-asian="italic" style:font-name-complex="Calibri2" style:font-size-complex="11pt" style:font-style-complex="italic"/>
    </style:style>
    <style:style style:name="T70" style:family="text">
      <style:text-properties style:font-name="Calibri2" fo:font-size="11pt" fo:font-style="italic" officeooo:rsid="006145a8" style:font-size-asian="11pt" style:font-style-asian="italic" style:font-name-complex="Calibri2" style:font-size-complex="11pt" style:font-style-complex="italic"/>
    </style:style>
    <style:style style:name="T71" style:family="text">
      <style:text-properties style:font-name="Calibri2" fo:font-size="11pt" fo:font-style="italic" officeooo:rsid="0062c561" style:font-size-asian="11pt" style:font-style-asian="italic" style:font-name-complex="Calibri2" style:font-size-complex="11pt" style:font-style-complex="italic"/>
    </style:style>
    <style:style style:name="T72" style:family="text">
      <style:text-properties style:font-name="Calibri2" fo:font-size="11pt" fo:font-style="italic" officeooo:rsid="006cdc9b" style:font-size-asian="11pt" style:font-style-asian="italic" style:font-name-complex="Calibri2" style:font-size-complex="11pt" style:font-style-complex="italic"/>
    </style:style>
    <style:style style:name="T73" style:family="text">
      <style:text-properties style:font-name="Calibri2" fo:font-size="11pt" fo:font-style="italic" officeooo:rsid="007ecc3b" style:font-size-asian="11pt" style:font-style-asian="italic" style:font-name-complex="Calibri2" style:font-size-complex="11pt" style:font-style-complex="italic"/>
    </style:style>
    <style:style style:name="T74" style:family="text">
      <style:text-properties style:font-name="Calibri2" fo:font-size="11pt" fo:font-style="italic" officeooo:rsid="007fd425" style:font-size-asian="11pt" style:font-style-asian="italic" style:font-name-complex="Calibri2" style:font-size-complex="11pt" style:font-style-complex="italic"/>
    </style:style>
    <style:style style:name="T75" style:family="text">
      <style:text-properties style:font-name="Calibri2" fo:font-size="11pt" officeooo:rsid="001130a4" style:font-name-asian="Noto Serif CJK SC" style:font-size-asian="11pt" style:language-asian="zh" style:country-asian="CN" style:font-name-complex="Calibri2" style:font-size-complex="11pt" style:language-complex="hi" style:country-complex="IN"/>
    </style:style>
    <style:style style:name="T76" style:family="text">
      <style:text-properties style:font-name="Calibri2" fo:font-size="11pt" officeooo:rsid="0011b6a2" style:font-name-asian="Noto Serif CJK SC" style:font-size-asian="11pt" style:language-asian="zh" style:country-asian="CN" style:font-name-complex="Calibri2" style:font-size-complex="11pt" style:language-complex="hi" style:country-complex="IN"/>
    </style:style>
    <style:style style:name="T77" style:family="text">
      <style:text-properties style:font-name="Calibri2" fo:font-size="11pt" officeooo:rsid="000f47a2" style:font-name-asian="Noto Serif CJK SC" style:font-size-asian="11pt" style:language-asian="zh" style:country-asian="CN" style:font-name-complex="Calibri2" style:font-size-complex="11pt" style:language-complex="hi" style:country-complex="IN"/>
    </style:style>
    <style:style style:name="T78" style:family="text">
      <style:text-properties style:font-name="Calibri2" fo:font-size="11pt" fo:background-color="#ffff00" loext:char-shading-value="0" style:font-size-asian="11pt" style:font-name-complex="Calibri2" style:font-size-complex="11pt"/>
    </style:style>
    <style:style style:name="T79" style:family="text">
      <style:text-properties style:font-name="Calibri2" fo:font-size="11pt" officeooo:rsid="00810eb8" fo:background-color="#ffff00" loext:char-shading-value="0" style:font-size-asian="11pt" style:font-name-complex="Calibri2" style:font-size-complex="11pt"/>
    </style:style>
    <style:style style:name="T80" style:family="text">
      <style:text-properties style:font-name="Calibri2" fo:font-size="11pt" officeooo:rsid="009ba5d8" fo:background-color="#ffff00" loext:char-shading-value="0" style:font-size-asian="11pt" style:font-name-complex="Calibri2" style:font-size-complex="11pt"/>
    </style:style>
    <style:style style:name="T81" style:family="text">
      <style:text-properties style:font-name="Calibri2" fo:font-size="11pt" officeooo:rsid="0098e52e" fo:background-color="#ffff00" loext:char-shading-value="0" style:font-size-asian="11pt" style:font-name-complex="Calibri2" style:font-size-complex="11pt"/>
    </style:style>
    <style:style style:name="T82" style:family="text">
      <style:text-properties style:font-name="Calibri2" fo:font-size="11pt" officeooo:rsid="00ae330c" fo:background-color="#ffff00" loext:char-shading-value="0" style:font-size-asian="11pt" style:font-name-complex="Calibri2" style:font-size-complex="11pt"/>
    </style:style>
    <style:style style:name="T83" style:family="text">
      <style:text-properties style:font-name="Calibri2" fo:font-size="11pt" officeooo:rsid="002e4eca" fo:background-color="#ffff00" loext:char-shading-value="0" style:font-size-asian="11pt" style:font-size-complex="11pt"/>
    </style:style>
    <style:style style:name="T84" style:family="text">
      <style:text-properties style:font-name="Calibri2" fo:font-size="11pt" officeooo:rsid="002e4eca" fo:background-color="#ffff00" loext:char-shading-value="0" style:font-size-asian="11pt" style:font-size-complex="11pt"/>
    </style:style>
    <style:style style:name="T85" style:family="text">
      <style:text-properties style:font-name="Calibri2" fo:font-size="11pt" officeooo:rsid="009b8f91" fo:background-color="transparent" loext:char-shading-value="0" style:font-size-asian="11pt" style:font-name-complex="Calibri2" style:font-size-complex="11pt"/>
    </style:style>
    <style:style style:name="T86" style:family="text">
      <style:text-properties style:font-name="Calibri2" fo:font-size="11pt" officeooo:rsid="002e4eca" fo:background-color="transparent" loext:char-shading-value="0" style:font-size-asian="11pt" style:font-size-complex="11pt"/>
    </style:style>
    <style:style style:name="T87" style:family="text">
      <style:text-properties style:font-name="Calibri2" fo:font-size="11pt" officeooo:rsid="002e4eca" fo:background-color="transparent" loext:char-shading-value="0" style:font-size-asian="11pt" style:font-size-complex="11pt"/>
    </style:style>
    <style:style style:name="T88" style:family="text">
      <style:text-properties style:font-name="Calibri2" fo:font-size="11pt" fo:font-weight="normal" officeooo:rsid="00040a2b" fo:background-color="#ffff00" loext:char-shading-value="0" style:font-size-asian="11pt" style:font-weight-asian="normal" style:font-name-complex="Calibri2" style:font-size-complex="11pt" style:font-weight-complex="normal"/>
    </style:style>
    <style:style style:name="T89" style:family="text">
      <style:text-properties style:font-name="Calibri2" fo:font-size="11pt" fo:font-weight="normal" officeooo:rsid="0006a0fd" fo:background-color="#ffff00" loext:char-shading-value="0" style:font-size-asian="11pt" style:font-weight-asian="normal" style:font-name-complex="Calibri2" style:font-size-complex="11pt" style:font-weight-complex="normal"/>
    </style:style>
    <style:style style:name="T90" style:family="text">
      <style:text-properties style:font-name="Calibri2" style:font-name-complex="Arial"/>
    </style:style>
    <style:style style:name="T91" style:family="text">
      <style:text-properties style:font-name="Calibri2" fo:font-weight="normal" officeooo:rsid="0025198f" style:font-weight-asian="normal" style:font-weight-complex="normal"/>
    </style:style>
    <style:style style:name="T92" style:family="text">
      <style:text-properties style:font-name="Calibri2" fo:font-weight="normal" officeooo:rsid="0015116b" style:font-weight-asian="normal" style:font-weight-complex="normal"/>
    </style:style>
    <style:style style:name="T93" style:family="text">
      <style:text-properties style:font-name="Calibri2" fo:font-weight="normal" officeooo:rsid="00241cfd" style:font-weight-asian="normal" style:font-weight-complex="normal"/>
    </style:style>
    <style:style style:name="T94" style:family="text">
      <style:text-properties style:font-name="Calibri2" fo:font-weight="normal" style:font-weight-asian="normal" style:font-name-complex="Arial" style:font-weight-complex="normal"/>
    </style:style>
    <style:style style:name="T95" style:family="text">
      <style:text-properties style:font-name="Calibri2" fo:font-weight="normal" officeooo:rsid="00465e97" style:font-weight-asian="normal" style:font-name-complex="Arial" style:font-weight-complex="normal"/>
    </style:style>
    <style:style style:name="T96" style:family="text">
      <style:text-properties fo:font-weight="bold" style:font-weight-asian="bold" style:font-weight-complex="bold"/>
    </style:style>
    <style:style style:name="T97" style:family="text">
      <style:text-properties fo:font-weight="bold" officeooo:rsid="00253813" style:font-weight-asian="bold" style:font-weight-complex="bold"/>
    </style:style>
    <style:style style:name="T98" style:family="text">
      <style:text-properties fo:font-weight="bold" officeooo:rsid="0027f396" style:font-weight-asian="bold" style:font-weight-complex="bold"/>
    </style:style>
    <style:style style:name="T99" style:family="text">
      <style:text-properties fo:font-weight="bold" officeooo:rsid="0040324e" style:font-weight-asian="bold" style:font-weight-complex="bold"/>
    </style:style>
    <style:style style:name="T100" style:family="text">
      <style:text-properties fo:font-weight="bold" officeooo:rsid="0042cf33" style:font-weight-asian="bold" style:font-weight-complex="bold"/>
    </style:style>
    <style:style style:name="T101" style:family="text">
      <style:text-properties fo:font-weight="bold" officeooo:rsid="009e316d" style:font-weight-asian="bold" style:font-weight-complex="bold"/>
    </style:style>
    <style:style style:name="T102" style:family="text">
      <style:text-properties fo:font-weight="bold" officeooo:rsid="009f03af" style:font-weight-asian="bold" style:font-weight-complex="bold"/>
    </style:style>
    <style:style style:name="T103" style:family="text">
      <style:text-properties fo:font-weight="bold" officeooo:rsid="00555caf" style:font-weight-asian="bold" style:font-weight-complex="bold"/>
    </style:style>
    <style:style style:name="T104" style:family="text">
      <style:text-properties fo:font-style="italic" style:font-style-asian="italic"/>
    </style:style>
    <style:style style:name="T105" style:family="text">
      <style:text-properties fo:font-style="italic" style:font-style-asian="italic" style:font-style-complex="italic"/>
    </style:style>
    <style:style style:name="T106" style:family="text">
      <style:text-properties fo:font-style="italic" officeooo:rsid="006155f6" style:font-style-asian="italic" style:font-style-complex="italic"/>
    </style:style>
    <style:style style:name="T107" style:family="text">
      <style:text-properties fo:font-style="italic" fo:font-weight="normal" officeooo:rsid="00109b02" style:font-style-asian="italic" style:font-weight-asian="normal" style:font-style-complex="italic" style:font-weight-complex="normal"/>
    </style:style>
    <style:style style:name="T108" style:family="text">
      <style:text-properties fo:font-style="italic" fo:font-weight="normal" officeooo:rsid="0040324e" style:font-style-asian="italic" style:font-weight-asian="normal" style:font-weight-complex="normal"/>
    </style:style>
    <style:style style:name="T109" style:family="text">
      <style:text-properties officeooo:rsid="0002c0f1"/>
    </style:style>
    <style:style style:name="T110" style:family="text">
      <style:text-properties officeooo:rsid="00040a2b"/>
    </style:style>
    <style:style style:name="T111" style:family="text">
      <style:text-properties officeooo:rsid="000686ba"/>
    </style:style>
    <style:style style:name="T112" style:family="text">
      <style:text-properties officeooo:rsid="000a27ed"/>
    </style:style>
    <style:style style:name="T113" style:family="text">
      <style:text-properties style:text-position="sub 58%"/>
    </style:style>
    <style:style style:name="T114" style:family="text">
      <style:text-properties style:text-position="sub 58%" style:font-name="Calibri2" fo:font-size="11pt" style:font-size-asian="11pt" style:font-name-complex="Calibri2" style:font-size-complex="11pt"/>
    </style:style>
    <style:style style:name="T115" style:family="text">
      <style:text-properties style:text-position="sub 58%" style:font-name="Calibri2" fo:font-size="11pt" officeooo:rsid="00100115" style:font-size-asian="11pt" style:font-name-complex="Calibri2" style:font-size-complex="11pt"/>
    </style:style>
    <style:style style:name="T116" style:family="text">
      <style:text-properties style:text-position="sub 58%" style:font-name="Calibri2" fo:font-size="11pt" officeooo:rsid="000b88f1" style:font-size-asian="11pt" style:font-name-complex="Calibri2" style:font-size-complex="11pt"/>
    </style:style>
    <style:style style:name="T117" style:family="text">
      <style:text-properties style:text-position="sub 58%" style:font-name="Calibri2" fo:font-size="11pt" officeooo:rsid="00040a2b" style:font-size-asian="11pt" style:font-name-complex="Calibri2" style:font-size-complex="11pt"/>
    </style:style>
    <style:style style:name="T118" style:family="text">
      <style:text-properties style:text-position="sub 58%" style:font-name="Calibri2" fo:font-size="11pt" officeooo:rsid="006155f6" style:font-size-asian="11pt" style:font-name-complex="Calibri2" style:font-size-complex="11pt"/>
    </style:style>
    <style:style style:name="T119" style:family="text">
      <style:text-properties style:text-position="sub 58%" style:font-name="Calibri2" fo:font-size="11pt" officeooo:rsid="00665d67" style:font-size-asian="11pt" style:font-name-complex="Calibri2" style:font-size-complex="11pt"/>
    </style:style>
    <style:style style:name="T120" style:family="text">
      <style:text-properties style:text-position="sub 58%" style:font-name="Calibri2" fo:font-size="11pt" officeooo:rsid="00668f69" style:font-size-asian="11pt" style:font-name-complex="Calibri2" style:font-size-complex="11pt"/>
    </style:style>
    <style:style style:name="T121" style:family="text">
      <style:text-properties style:text-position="sub 58%" style:font-name="Calibri2" fo:font-size="11pt" officeooo:rsid="007b33a4" style:font-size-asian="11pt" style:font-name-complex="Calibri2" style:font-size-complex="11pt"/>
    </style:style>
    <style:style style:name="T122" style:family="text">
      <style:text-properties style:text-position="sub 58%" style:font-name="Calibri2" fo:font-size="11pt" officeooo:rsid="007ecc3b" style:font-size-asian="11pt" style:font-name-complex="Calibri2" style:font-size-complex="11pt"/>
    </style:style>
    <style:style style:name="T123" style:family="text">
      <style:text-properties style:text-position="sub 58%" style:font-name="Calibri2" fo:font-size="11pt" officeooo:rsid="009ba5d8" style:font-size-asian="11pt" style:font-name-complex="Calibri2" style:font-size-complex="11pt"/>
    </style:style>
    <style:style style:name="T124" style:family="text">
      <style:text-properties style:text-position="sub 58%" style:font-name="Calibri2" fo:font-weight="normal" officeooo:rsid="00241cfd" style:font-weight-asian="normal" style:font-weight-complex="normal"/>
    </style:style>
    <style:style style:name="T125" style:family="text">
      <style:text-properties style:text-position="sub 58%" officeooo:rsid="00040a2b"/>
    </style:style>
    <style:style style:name="T126" style:family="text">
      <style:text-properties style:text-position="sub 58%" officeooo:rsid="008bc721"/>
    </style:style>
    <style:style style:name="T127" style:family="text">
      <style:text-properties style:text-position="sub 58%" officeooo:rsid="0085b505" fo:background-color="transparent" loext:char-shading-value="0"/>
    </style:style>
    <style:style style:name="T128" style:family="text">
      <style:text-properties style:text-position="sub 58%" style:font-name="Calibri4" style:font-name-complex="Calibri"/>
    </style:style>
    <style:style style:name="T129" style:family="text">
      <style:text-properties officeooo:rsid="000b88f1"/>
    </style:style>
    <style:style style:name="T130" style:family="text">
      <style:text-properties officeooo:rsid="00109b02"/>
    </style:style>
    <style:style style:name="T131" style:family="text">
      <style:text-properties fo:font-weight="normal" style:font-weight-asian="normal" style:font-weight-complex="normal"/>
    </style:style>
    <style:style style:name="T132" style:family="text">
      <style:text-properties fo:font-weight="normal" officeooo:rsid="00109b02" style:font-weight-asian="normal" style:font-weight-complex="normal"/>
    </style:style>
    <style:style style:name="T133" style:family="text">
      <style:text-properties fo:font-weight="normal" officeooo:rsid="00163b8c" style:font-weight-asian="normal" style:font-weight-complex="normal"/>
    </style:style>
    <style:style style:name="T134" style:family="text">
      <style:text-properties fo:font-weight="normal" officeooo:rsid="0017b700" style:font-weight-asian="normal" style:font-weight-complex="normal"/>
    </style:style>
    <style:style style:name="T135" style:family="text">
      <style:text-properties fo:font-weight="normal" officeooo:rsid="0040324e" style:font-weight-asian="normal" style:font-weight-complex="normal"/>
    </style:style>
    <style:style style:name="T136" style:family="text">
      <style:text-properties fo:font-weight="normal" officeooo:rsid="0049d0d7" style:font-weight-asian="normal" style:font-weight-complex="normal"/>
    </style:style>
    <style:style style:name="T137" style:family="text">
      <style:text-properties fo:font-weight="normal" officeooo:rsid="004ad57e" style:font-weight-asian="normal" style:font-weight-complex="normal"/>
    </style:style>
    <style:style style:name="T138" style:family="text">
      <style:text-properties fo:font-weight="normal" officeooo:rsid="0072201c" style:font-weight-asian="normal" style:font-weight-complex="normal"/>
    </style:style>
    <style:style style:name="T139" style:family="text">
      <style:text-properties fo:font-weight="normal" officeooo:rsid="00555caf" style:font-weight-asian="normal" style:font-weight-complex="normal"/>
    </style:style>
    <style:style style:name="T140" style:family="text">
      <style:text-properties fo:font-weight="normal" officeooo:rsid="00a10fdc" style:font-weight-asian="normal" style:font-weight-complex="normal"/>
    </style:style>
    <style:style style:name="T141" style:family="text">
      <style:text-properties fo:font-weight="normal" officeooo:rsid="009f9e1a" style:font-weight-asian="normal" style:font-weight-complex="normal"/>
    </style:style>
    <style:style style:name="T142" style:family="text">
      <style:text-properties fo:font-weight="normal" officeooo:rsid="00253813" style:font-weight-asian="normal" style:font-weight-complex="normal"/>
    </style:style>
    <style:style style:name="T143" style:family="text">
      <style:text-properties fo:font-weight="normal" officeooo:rsid="0042cf33" style:font-weight-asian="normal" style:font-weight-complex="normal"/>
    </style:style>
    <style:style style:name="T144" style:family="text">
      <style:text-properties officeooo:rsid="002377ba"/>
    </style:style>
    <style:style style:name="T145" style:family="text">
      <style:text-properties style:text-position="0% 100%" style:font-name="Calibri2" fo:font-weight="normal" officeooo:rsid="00241cfd" style:font-weight-asian="normal" style:font-weight-complex="normal"/>
    </style:style>
    <style:style style:name="T146" style:family="text">
      <style:text-properties style:text-position="0% 100%" style:font-name="Calibri2" fo:font-weight="normal" officeooo:rsid="00441c73" style:font-weight-asian="normal" style:font-weight-complex="normal"/>
    </style:style>
    <style:style style:name="T147" style:family="text">
      <style:text-properties style:text-position="0% 100%" style:font-name="Calibri2" fo:font-weight="normal" officeooo:rsid="002470db" style:font-weight-asian="normal" style:font-weight-complex="normal"/>
    </style:style>
    <style:style style:name="T148" style:family="text">
      <style:text-properties style:text-position="0% 100%" style:font-name="Calibri2" fo:font-size="11pt" officeooo:rsid="00040a2b" style:font-size-asian="11pt" style:font-name-complex="Calibri2" style:font-size-complex="11pt"/>
    </style:style>
    <style:style style:name="T149" style:family="text">
      <style:text-properties style:text-position="0% 100%" style:font-name="Calibri2" fo:font-size="11pt" officeooo:rsid="00b9c59f" style:font-size-asian="11pt" style:font-name-complex="Calibri2" style:font-size-complex="11pt"/>
    </style:style>
    <style:style style:name="T150" style:family="text">
      <style:text-properties style:text-position="0% 100%" style:font-name="Calibri2" fo:font-size="11pt" officeooo:rsid="00ba2714" style:font-size-asian="11pt" style:font-name-complex="Calibri2" style:font-size-complex="11pt"/>
    </style:style>
    <style:style style:name="T151" style:family="text">
      <style:text-properties style:text-position="0% 100%" officeooo:rsid="00040a2b"/>
    </style:style>
    <style:style style:name="T152" style:family="text">
      <style:text-properties officeooo:rsid="00253813"/>
    </style:style>
    <style:style style:name="T153" style:family="text">
      <style:text-properties officeooo:rsid="00271d71"/>
    </style:style>
    <style:style style:name="T154" style:family="text">
      <style:text-properties officeooo:rsid="0027f396"/>
    </style:style>
    <style:style style:name="T155" style:family="text">
      <style:text-properties officeooo:rsid="002efe58"/>
    </style:style>
    <style:style style:name="T156" style:family="text">
      <style:text-properties officeooo:rsid="003098f7"/>
    </style:style>
    <style:style style:name="T157" style:family="text">
      <style:text-properties officeooo:rsid="003769fb"/>
    </style:style>
    <style:style style:name="T158" style:family="text">
      <style:text-properties officeooo:rsid="0039f0c5"/>
    </style:style>
    <style:style style:name="T159" style:family="text">
      <style:text-properties officeooo:rsid="0045c6a1"/>
    </style:style>
    <style:style style:name="T160" style:family="text">
      <style:text-properties officeooo:rsid="00465e97"/>
    </style:style>
    <style:style style:name="T161" style:family="text">
      <style:text-properties officeooo:rsid="003ec88c"/>
    </style:style>
    <style:style style:name="T162" style:family="text">
      <style:text-properties officeooo:rsid="004ad57e"/>
    </style:style>
    <style:style style:name="T163" style:family="text">
      <style:text-properties officeooo:rsid="00555caf"/>
    </style:style>
    <style:style style:name="T164" style:family="text">
      <style:text-properties officeooo:rsid="00524f9d"/>
    </style:style>
    <style:style style:name="T165" style:family="text">
      <style:text-properties style:text-position="super 58%"/>
    </style:style>
    <style:style style:name="T166" style:family="text">
      <style:text-properties officeooo:rsid="0058bc98"/>
    </style:style>
    <style:style style:name="T167" style:family="text">
      <style:text-properties style:language-asian="zh" style:country-asian="CN" style:language-complex="hi" style:country-complex="IN"/>
    </style:style>
    <style:style style:name="T168" style:family="text">
      <style:text-properties officeooo:rsid="009ba5d8" style:language-asian="zh" style:country-asian="CN" style:language-complex="hi" style:country-complex="IN"/>
    </style:style>
    <style:style style:name="T169" style:family="text">
      <style:text-properties officeooo:rsid="0062c561"/>
    </style:style>
    <style:style style:name="T170" style:family="text">
      <style:text-properties officeooo:rsid="0062f674"/>
    </style:style>
    <style:style style:name="T171" style:family="text">
      <style:text-properties officeooo:rsid="006cdc9b"/>
    </style:style>
    <style:style style:name="T172" style:family="text">
      <style:text-properties officeooo:rsid="006f3611"/>
    </style:style>
    <style:style style:name="T173" style:family="text">
      <style:text-properties officeooo:rsid="00705511"/>
    </style:style>
    <style:style style:name="T174" style:family="text">
      <style:text-properties officeooo:rsid="0072201c"/>
    </style:style>
    <style:style style:name="T175" style:family="text">
      <style:text-properties officeooo:rsid="007487bf"/>
    </style:style>
    <style:style style:name="T176" style:family="text">
      <style:text-properties officeooo:rsid="007b33a4"/>
    </style:style>
    <style:style style:name="T177" style:family="text">
      <style:text-properties officeooo:rsid="007dce0c"/>
    </style:style>
    <style:style style:name="T178" style:family="text">
      <style:text-properties officeooo:rsid="0085b505"/>
    </style:style>
    <style:style style:name="T179" style:family="text">
      <style:text-properties officeooo:rsid="0087a3c9"/>
    </style:style>
    <style:style style:name="T180" style:family="text">
      <style:text-properties officeooo:rsid="0088fcf6"/>
    </style:style>
    <style:style style:name="T181" style:family="text">
      <style:text-properties officeooo:rsid="008ade26"/>
    </style:style>
    <style:style style:name="T182" style:family="text">
      <style:text-properties officeooo:rsid="008bc721"/>
    </style:style>
    <style:style style:name="T183" style:family="text">
      <style:text-properties officeooo:rsid="008f6459"/>
    </style:style>
    <style:style style:name="T184" style:family="text">
      <style:text-properties fo:font-variant="normal" fo:text-transform="none" style:text-position="0% 100%" style:font-name="Calibri2" fo:font-size="11pt" fo:font-style="normal" style:text-underline-style="none" fo:font-weight="normal" officeooo:rsid="009b8f91" fo:background-color="transparent" loext:char-shading-value="0" style:font-size-asian="11pt" style:font-name-complex="Calibri2" style:font-size-complex="11pt"/>
    </style:style>
    <style:style style:name="T185" style:family="text">
      <style:text-properties fo:font-variant="normal" fo:text-transform="none" style:text-position="0% 100%" style:font-name="Calibri2" fo:font-size="11pt" fo:font-style="normal" style:text-underline-style="none" fo:font-weight="normal" officeooo:rsid="006145a8" fo:background-color="transparent" loext:char-shading-value="0" style:font-size-asian="11pt" style:font-name-complex="Calibri2" style:font-size-complex="11pt"/>
    </style:style>
    <style:style style:name="T186" style:family="text">
      <style:text-properties fo:font-variant="normal" fo:text-transform="none" style:text-position="0% 100%" style:font-name="Calibri2" fo:font-size="11pt" fo:font-style="normal" style:text-underline-style="none" fo:font-weight="normal" officeooo:rsid="007fd425" style:font-size-asian="11pt" style:font-name-complex="Calibri2" style:font-size-complex="11pt"/>
    </style:style>
    <style:style style:name="T187" style:family="text">
      <style:text-properties fo:font-variant="normal" fo:text-transform="none" style:text-position="0% 100%" fo:font-style="normal" style:text-underline-style="none" fo:font-weight="normal"/>
    </style:style>
    <style:style style:name="T188" style:family="text">
      <style:text-properties fo:font-variant="normal" fo:text-transform="none" style:text-position="0% 100%" fo:font-style="normal" style:text-underline-style="none" fo:font-weight="normal" fo:background-color="transparent" loext:char-shading-value="0"/>
    </style:style>
    <style:style style:name="T189" style:family="text">
      <style:text-properties fo:font-variant="normal" fo:text-transform="none" style:text-position="0% 100%" style:font-name="Calibri4" fo:font-style="normal" style:text-underline-style="none" fo:font-weight="normal" style:font-name-complex="Calibri"/>
    </style:style>
    <style:style style:name="T190" style:family="text">
      <style:text-properties officeooo:rsid="0085b505" fo:background-color="transparent" loext:char-shading-value="0"/>
    </style:style>
    <style:style style:name="T191" style:family="text">
      <style:text-properties officeooo:rsid="009ba5d8" fo:background-color="transparent" loext:char-shading-value="0"/>
    </style:style>
    <style:style style:name="T192" style:family="text">
      <style:text-properties officeooo:rsid="00bb0d09" fo:background-color="transparent" loext:char-shading-value="0"/>
    </style:style>
    <style:style style:name="T193" style:family="text">
      <style:text-properties officeooo:rsid="009ba5d8"/>
    </style:style>
    <style:style style:name="T194" style:family="text">
      <style:text-properties officeooo:rsid="009e316d"/>
    </style:style>
    <style:style style:name="T195" style:family="text">
      <style:text-properties officeooo:rsid="00a6352d"/>
    </style:style>
    <style:style style:name="T196" style:family="text">
      <style:text-properties officeooo:rsid="00a6feef"/>
    </style:style>
    <style:style style:name="T197" style:family="text">
      <style:text-properties officeooo:rsid="00a10fdc"/>
    </style:style>
    <style:style style:name="T198" style:family="text">
      <style:text-properties style:font-name="Calibri4" style:font-name-complex="Calibri"/>
    </style:style>
    <style:style style:name="T199" style:family="text">
      <style:text-properties style:font-name="Calibri4" officeooo:rsid="009f9e1a" style:font-name-complex="Calibri"/>
    </style:style>
    <style:style style:name="T200" style:family="text">
      <style:text-properties style:font-name="Calibri4" officeooo:rsid="00a925f2" style:font-name-complex="Calibri"/>
    </style:style>
    <style:style style:name="T201" style:family="text">
      <style:text-properties style:font-name="Calibri4" officeooo:rsid="00a99954" style:font-name-complex="Calibri"/>
    </style:style>
    <style:style style:name="T202" style:family="text">
      <style:text-properties style:font-name="Calibri4" officeooo:rsid="009e2d5b" style:font-name-complex="Calibri"/>
    </style:style>
    <style:style style:name="T203" style:family="text">
      <style:text-properties style:font-name="Calibri4" officeooo:rsid="00a32cfb" style:font-name-complex="Calibri"/>
    </style:style>
    <style:style style:name="T204" style:family="text">
      <style:text-properties style:font-name="Calibri4" officeooo:rsid="00a7912b" style:font-name-complex="Calibri"/>
    </style:style>
    <style:style style:name="T205" style:family="text">
      <style:text-properties style:font-name="Calibri4" officeooo:rsid="00253813" style:font-name-complex="Calibri"/>
    </style:style>
    <style:style style:name="T206" style:family="text">
      <style:text-properties style:font-name="Calibri4" officeooo:rsid="00bb0d09" style:font-name-complex="Calibri"/>
    </style:style>
    <style:style style:name="T207" style:family="text">
      <style:text-properties style:font-name="Calibri4" fo:font-weight="normal" officeooo:rsid="00a32cfb" style:font-weight-asian="normal" style:font-name-complex="Calibri" style:font-weight-complex="normal"/>
    </style:style>
    <style:style style:name="T208" style:family="text">
      <style:text-properties style:font-name="Calibri4" fo:font-size="11pt" officeooo:rsid="00a99954" style:font-name-asian="Noto Serif CJK SC" style:font-size-asian="12pt" style:language-asian="zh" style:country-asian="CN" style:font-name-complex="Calibri" style:font-size-complex="12pt" style:language-complex="hi" style:country-complex="IN"/>
    </style:style>
    <style:style style:name="T209" style:family="text">
      <style:text-properties style:font-name="Calibri4" fo:font-weight="bold" officeooo:rsid="009e2d5b" style:font-weight-asian="bold" style:font-name-complex="Calibri" style:font-weight-complex="bold"/>
    </style:style>
    <style:style style:name="T210" style:family="text">
      <style:text-properties officeooo:rsid="009f9e1a"/>
    </style:style>
    <style:style style:name="T211" style:family="text">
      <style:text-properties fo:background-color="#ffff00" loext:char-shading-value="0"/>
    </style:style>
    <style:style style:name="T212" style:family="text">
      <style:text-properties officeooo:rsid="009f9e1a" fo:background-color="#ffff00" loext:char-shading-value="0"/>
    </style:style>
    <style:style style:name="T213" style:family="text">
      <style:text-properties officeooo:rsid="00afc37b" fo:background-color="#ffff00" loext:char-shading-value="0"/>
    </style:style>
    <style:style style:name="T214" style:family="text">
      <style:text-properties officeooo:rsid="00a4da8b"/>
    </style:style>
    <style:style style:name="T215" style:family="text">
      <style:text-properties officeooo:rsid="00a2c6de"/>
    </style:style>
    <style:style style:name="T216" style:family="text">
      <style:text-properties officeooo:rsid="00a32cfb"/>
    </style:style>
    <style:style style:name="T217" style:family="text">
      <style:text-properties officeooo:rsid="00afc37b"/>
    </style:style>
    <style:style style:name="T218" style:family="text">
      <style:text-properties officeooo:rsid="00b05e4f"/>
    </style:style>
    <style:style style:name="T219" style:family="text">
      <style:text-properties officeooo:rsid="00b0c6ae"/>
    </style:style>
    <style:style style:name="T220" style:family="text">
      <style:text-properties officeooo:rsid="00b1dd27"/>
    </style:style>
    <style:style style:name="T221" style:family="text">
      <style:text-properties officeooo:rsid="00b3b69e"/>
    </style:style>
    <style:style style:name="T222" style:family="text">
      <style:text-properties officeooo:rsid="00b3f760"/>
    </style:style>
    <style:style style:name="T223" style:family="text">
      <style:text-properties officeooo:rsid="00b4b0ae"/>
    </style:style>
    <style:style style:name="T224" style:family="text">
      <style:text-properties officeooo:rsid="00bb0721"/>
    </style:style>
    <style:style style:name="T225" style:family="text">
      <style:text-properties officeooo:rsid="00bb0d09"/>
    </style:style>
    <style:style style:name="T226" style:family="text">
      <style:text-properties fo:color="#000000" loext:opacity="100%" style:font-name="Calibri2" fo:font-size="11pt" officeooo:rsid="002e4eca" fo:background-color="transparent" loext:char-shading-value="0" style:font-size-asian="11pt" style:font-size-complex="11pt"/>
    </style:style>
    <style:style style:name="T227" style:family="text">
      <style:text-properties officeooo:rsid="00bcc3d8"/>
    </style:style>
    <style:style style:name="T228" style:family="text">
      <style:text-properties fo:font-variant="normal" fo:text-transform="none" style:use-window-font-color="true" loext:opacity="0%" style:text-outline="false" style:text-line-through-style="none" style:text-line-through-type="none" style:text-position="0% 100%" style:font-name="Calibri2"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vertical-pos="from-top" style:vertical-rel="page-content" style:horizontal-pos="center" style:horizontal-rel="page-content" fo:padding="0.0591in" fo:border="none" loext:rel-width-rel="paragraph"/>
    </style:style>
    <style:style style:name="fr2" style:family="graphic" style:parent-style-name="Frame">
      <style:graphic-properties style:vertical-pos="top" style:vertical-rel="page-content" style:horizontal-pos="center" style:horizontal-rel="page-content" fo:padding="0.0598in" fo:border="none" loext:rel-width-rel="paragraph"/>
    </style:style>
    <style:style style:name="fr3" style:family="graphic" style:parent-style-name="Frame">
      <style:graphic-properties style:vertical-pos="top" style:vertical-rel="page-content" style:horizontal-pos="center" style:horizontal-rel="page-content" fo:padding="0.0591in" fo:border="none" loext:rel-width-rel="paragraph"/>
    </style:style>
    <style:style style:name="fr4"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5" style:family="graphic" style:parent-style-name="Formula">
      <style:graphic-properties fo:margin-left="0in" fo:margin-right="0in" fo:margin-top="0in" fo:margin-bottom="0in" style:vertical-pos="from-top" style:horizontal-pos="from-left" style:horizontal-rel="paragraph-content" draw:ole-draw-aspect="1"/>
    </style:style>
  </office:automatic-styles>
  <office:body>
    <office:text text:use-soft-page-breaks="true">
      <office:forms form:automatic-focus="false" form:apply-design-mode="false"/>
      <text:tracked-changes>
        <text:changed-region xml:id="ct94327221222944" text:id="ct94327221222944">
          <text:insertion>
            <office:change-info>
              <dc:creator>Alessandro Senes</dc:creator>
              <dc:date>2024-06-28T14:18:04</dc:date>
            </office:change-info>
          </text:insertion>
        </text:changed-region>
        <text:changed-region xml:id="ct94327221279152" text:id="ct94327221279152">
          <text:deletion>
            <office:change-info>
              <dc:creator>Alessandro Senes</dc:creator>
              <dc:date>2024-07-22T20:36:06</dc:date>
            </office:change-info>
            <text:p text:style-name="P30"><text:span text:style-name="Default_20_Paragraph_20_Font"><text:span text:style-name="T1"><text:s/></text:span></text:span></text:p>
          </text:deletion>
        </text:changed-region>
        <text:changed-region xml:id="ct94327220447136" text:id="ct94327220447136">
          <text:insertion>
            <office:change-info>
              <dc:creator>Alessandro Senes</dc:creator>
              <dc:date>2024-07-22T20:36:27</dc:date>
            </office:change-info>
          </text:insertion>
        </text:changed-region>
        <text:changed-region xml:id="ct94327220405920" text:id="ct94327220405920">
          <text:insertion>
            <office:change-info>
              <dc:creator>Alessandro Senes</dc:creator>
              <dc:date>2024-06-28T15:41:48</dc:date>
            </office:change-info>
          </text:insertion>
        </text:changed-region>
        <text:changed-region xml:id="ct94327220463440" text:id="ct94327220463440">
          <text:deletion>
            <office:change-info>
              <dc:creator>Alessandro Senes</dc:creator>
              <dc:date>2024-07-22T20:36:41</dc:date>
            </office:change-info>
            <text:p text:style-name="First_20_line_20_indent"><text:span text:style-name="Default_20_Paragraph_20_Font"><text:span text:style-name="T26"><text:s/></text:span></text:span></text:p>
          </text:deletion>
        </text:changed-region>
        <text:changed-region xml:id="ct94327221444320" text:id="ct94327221444320">
          <text:insertion>
            <office:change-info>
              <dc:creator>Unknown Author</dc:creator>
              <dc:date>2024-07-18T14:22:40</dc:date>
            </office:change-info>
          </text:insertion>
        </text:changed-region>
        <text:changed-region xml:id="ct94327221439680" text:id="ct94327221439680">
          <text:insertion>
            <office:change-info>
              <dc:creator>Alessandro Senes</dc:creator>
              <dc:date>2024-07-22T20:41:03</dc:date>
            </office:change-info>
          </text:insertion>
        </text:changed-region>
        <text:changed-region xml:id="ct94327221707888" text:id="ct94327221707888">
          <text:insertion>
            <office:change-info>
              <dc:creator>Alessandro Senes</dc:creator>
              <dc:date>2024-07-24T17:32:51</dc:date>
            </office:change-info>
          </text:insertion>
        </text:changed-region>
        <text:changed-region xml:id="ct94327220986544" text:id="ct94327220986544">
          <text:insertion>
            <office:change-info>
              <dc:creator>Unknown Author</dc:creator>
              <dc:date>2024-07-18T14:23:48</dc:date>
            </office:change-info>
          </text:insertion>
        </text:changed-region>
        <text:changed-region xml:id="ct94327298699760" text:id="ct94327298699760">
          <text:insertion>
            <office:change-info>
              <dc:creator>Unknown Author</dc:creator>
              <dc:date>2024-07-25T14:01:01</dc:date>
            </office:change-info>
          </text:insertion>
        </text:changed-region>
        <text:changed-region xml:id="ct94327204971408" text:id="ct94327204971408">
          <text:deletion>
            <office:change-info>
              <dc:creator>Unknown Author</dc:creator>
              <dc:date>2024-07-25T13:55:12</dc:date>
            </office:change-info>
            <text:p text:style-name="P59"><text:span text:style-name="Default_20_Paragraph_20_Font"><text:span text:style-name="T96">Other potential Supplement</text:span></text:span></text:p>
            <text:p text:style-name="P26">Tables for cloning/trimming sequences for analysis</text:p>
            <text:p text:style-name="P26">Sequence Entropy</text:p>
            <text:p text:style-name="P26">Subset of designed structures</text:p>
            <text:p text:style-name="P26">Hbonding analysis structures</text:p>
            <text:p text:style-name="P60"><text:span text:style-name="Default_20_Paragraph_20_Font"><text:span text:style-name="T131">deltaG Conve</text:span></text:span><text:span text:style-name="Default_20_Paragraph_20_Font"><text:span text:style-name="T136">r</text:span></text:span><text:span text:style-name="Default_20_Paragraph_20_Font"><text:span text:style-name="T131">sion</text:spa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Fig."/>
      </text:sequence-decls>
      <draw:frame draw:style-name="fr1" draw:name="Frame2" text:anchor-type="page" text:anchor-page-number="5" svg:y="1.2201in" svg:width="6.9299in" style:rel-width="99%" draw:z-index="0">
        <draw:text-box fo:min-height="6.2047in">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Fig."><text:span text:style-name="T96">Figure MP_DESIGN.</text:span> Membrane protein dimer design. (a) Helices within close contact were extracted from the Orientations of Proteins in membranes (OPM) in September 2019. The geometric terms were extracted and overlaid over the kernel density estimation of the membrane protein contact space. (b) Interfaces for designs on poly-leucine backbones, where x is an interfacial position that can be designed using a library of the most prevalent amino acids in membrane proteins. Glycine is only used for GASright designs. <text:s/>(c) Structures undergo local backbone minimization by alternating 4 geometric parameters: distance (d), angle (θ), axial rotation (ω), and Z shift. (d) Design geometries overlaid on the helix-helix density distribution in panel a. Each point is colored by their respective design energy score. </text:p>
        </draw:text-box>
      </draw:frame>
      <draw:frame draw:style-name="fr2" draw:name="Frame3" text:anchor-type="page" text:anchor-page-number="12" svg:width="7in" style:rel-width="100%" draw:z-index="1">
        <draw:text-box fo:min-height="0.2in">
          <text:p text:style-name="P14"/>
          <text:p text:style-name="Fig."><text:span text:style-name="T96">Figure DELTA_G_DATA:</text:span> A) Design energy score plotted vs dimerization propensity in %GpA and ΔG. Dimerization propensity was converted to biophysical ΔG using methods from an in vitro FRET studying GASright association (Díaz Vázquez et al., 2023) B) Predicted geometry plotted against dimerization propensity in %GpA. C) Density histogram of predicted <text:s/>ΔG shows the spread of dimerization propensities for each design region. <text:s/>GASright dimerization distribution is clearly more stable than designs from other regions. </text:p>
        </draw:text-box>
      </draw:frame>
      <draw:frame draw:style-name="fr3" draw:name="Frame1" text:anchor-type="page" text:anchor-page-number="9" svg:width="7in" style:rel-width="100%" draw:z-index="2">
        <draw:text-box fo:min-height="0.2in">
          <text:p text:style-name="P21"/>
          <text:p text:style-name="Figure"><text:span text:style-name="T96">Figure PRIMARY_DATASET. </text:span>A) Mutations made to each WT design. Clash mutants result in atoms from one helix overlapping with atoms from the other helix, Void mutants result in pockets at the interface lacking atoms. B) The WT (green) fluorescence distribution is compared to the fluorescence distributions of their corresponding <text:span text:style-name="T194">clash</text:span> (<text:span text:style-name="T194">red</text:span>) and <text:span text:style-name="T194">void</text:span> (<text:span text:style-name="T194">orange</text:span>) mutants. p-values determining the significant difference between WT fluorescence and mutant fluorescence are shown over the corresponding boxplot. </text:p>
        </draw:text-box>
      </draw:frame>
      <text:p text:style-name="P49">Investigating the effect of side chain packing on membrane protein association</text:p>
      <text:p text:style-name="P5"><text:span text:style-name="T164">Gilbert J. Loiseau</text:span><text:span text:style-name="T165">1,2</text:span> <text:span text:style-name="T164">a</text:span>nd Alessandro Senes<text:span text:style-name="T165">1,@</text:span></text:p>
      <text:p text:style-name="P4"/>
      <text:p text:style-name="P5"><text:span text:style-name="T165">1</text:span>Department of Biochemistry, University of Wisconsin-Madison, Madison, WI 53706</text:p>
      <text:p text:style-name="P5"><text:span text:style-name="T165">2</text:span>Integrated Program in Biochemistry, University of Wisconsin-Madison, Madison, WI 53706</text:p>
      <text:p text:style-name="P5"/>
      <text:p text:style-name="P5">@Corresponding author: senes@wisc.edu</text:p>
      <text:p text:style-name="P5"/>
      <text:p text:style-name="P5">ORCID:</text:p>
      <text:p text:style-name="P5"><text:span text:style-name="T164">GJL</text:span>:<text:tab/>0009-0003-8186-5275</text:p>
      <text:p text:style-name="P5">AS:<text:tab/>0000-0002-3807-2275</text:p>
      <text:h text:style-name="Heading_20_3" text:outline-level="3">Abstract</text:h>
      <text:p text:style-name="P2">Membrane protein folding results from a balance <text:span text:style-name="T96">(better word)</text:span> of biophysical forces. Polar and charged interactions have the ability to drive folding within the hydrophobic environment of the membrane. The stabilizing effects of sidechain packing on membrane protein folding <text:span text:style-name="T157">were</text:span> deduced in a variety of foundational bacterhiorhodopsin studies, and <text:span text:style-name="T157">sidechain packing as a driving force has been demonstrated</text:span> through modern protein re-design of phospholamban. However, the extent at which packing can act as a driving force in general in membrane protein systems is not well understood. We investigate the impact of sidechain packing on membrane protein association by using computational design. By sampling dimer conformations from the PDB, we were able to design hundreds of sequences that self-associate. Structural characterization through mutations on a subset of these proteins suggests that packing <text:span text:style-name="T159">can</text:span> drive <text:span text:style-name="T159">association</text:span> in a variety of membrane protein systems.</text:p>
      <text:p text:style-name="P1"/>
      <text:p text:style-name="P3"/>
      <text:p text:style-name="P3"/>
      <text:h text:style-name="Heading_20_3" text:outline-level="3">Introduction</text:h>
      <text:p text:style-name="First_20_line_20_indent">Proper membrane protein folding is regulated by a distribution of stabilizing hydrogen bonds, weak polar interactions, and van der Waals forces between the unfolded and folded states. <text:span text:style-name="T157">Hydrogen bonding and polar interactions have been found to modestly stabilize both large protein complexes (cites) and association of smaller peptides such as glycophorin A (GpA) (cites). Mutations to key hydrogen bonding residues plays a role in promoting disease states such as (cites). </text:span><text:span text:style-name="Default_20_Paragraph_20_Font"><text:span text:style-name="T157">Misfolding of membrane proteins has been found to be involved in several human diseases such as Parkinson’s, cystic fibrosis, and cancer (Gregersen et al., 2006; Sanders &amp; Myers, 2004). Understanding how forces drive membrane protein folding is a critical task to further prevent disease. </text:span></text:span><text:span text:style-name="T157">However, </text:span>research is lacking on the contribution of van der Waals packing. </text:p>
      <text:p text:style-name="First_20_line_20_indent"><text:span text:style-name="Default_20_Paragraph_20_Font"><text:span text:style-name="T1">The contribution of van der Waals packing to membrane protein folding can be broken down into three distinct interactions: lipid-lipid packing, lipid-protein packing, and protein-protein packing. Protein-protein (or sidechain) packing, is a technically feasible starting point because of the ability to manipulate sequences and determine changes in stability due to mutation. Previous research has demonstrated that disruption of packing within the core of bacteriorhodopsin destabilizes protein structure, suggesting that it is a necessary force for proteins to reach optimal stability </text:span></text:span><text:reference-mark-start text:name="ZOTERO_ITEM CSL_CITATION {&quot;citationID&quot;:&quot;4EQO91mr&quot;,&quot;properties&quot;:{&quot;formattedCitation&quot;:&quot;(Faham et al., 2004; Joh et al., 2009)&quot;,&quot;plainCitation&quot;:&quot;(Faham et al., 2004; Joh et al., 2009)&quot;,&quot;noteIndex&quot;:0},&quot;citationItems&quot;:[{&quot;id&quot;:106,&quot;uris&quot;:[&quot;http://zotero.org/users/local/TWX8bpul/items/355875B9&quot;],&quot;itemData&quot;:{&quot;id&quot;:106,&quot;type&quot;:&quot;article-journal&quot;,&quot;abstract&quot;:&quot;The molecular forces that stabilize membrane protein structure are poorly understood. To investigate these forces we introduced alanine substitutions at 24 positions in the B helix of bacteriorhodopsin and examined their effects on structure and stability. Although most of the results can be rationalized in terms of the folded structure, there are a number of surprises. (1) We find a remarkably high frequency of stabilizing mutations (17%), indicating that membrane proteins are not highly optimized for stability. (2) Helix B is kinked, with the kink centered around Pro50. The P50A mutation has no effect on stability, however, and a crystal structure reveals that the helix remains bent, indicating that tertiary contacts dominate in the distortion of this helix. (3) We find that the protein is stabilized by about 1kcal/mol for every 38A(2) of surface area buried, which is quite similar to soluble proteins in spite of their dramatically different environments. (4) We find little energetic difference, on average, in the burial of apolar surface or polar surface area, implying that van der Waals packing is the dominant force that drives membrane protein folding.&quot;,&quot;archive_location&quot;:&quot;14659758&quot;,&quot;container-title&quot;:&quot;J Mol Biol&quot;,&quot;DOI&quot;:&quot;10.1016/j.jmb.2003.10.041&quot;,&quot;ISSN&quot;:&quot;0022-2836&quot;,&quot;issue&quot;:&quot;1&quot;,&quot;language&quot;:&quot;eng&quot;,&quot;page&quot;:&quot;297-305&quot;,&quot;title&quot;:&quot;Side-chain contributions to membrane protein structure and stability&quot;,&quot;volume&quot;:&quot;335&quot;,&quot;author&quot;:[{&quot;family&quot;:&quot;Faham&quot;,&quot;given&quot;:&quot;S.&quot;},{&quot;family&quot;:&quot;Yang&quot;,&quot;given&quot;:&quot;D.&quot;},{&quot;family&quot;:&quot;Bare&quot;,&quot;given&quot;:&quot;E.&quot;},{&quot;family&quot;:&quot;Yohannan&quot;,&quot;given&quot;:&quot;S.&quot;},{&quot;family&quot;:&quot;Whitelegge&quot;,&quot;given&quot;:&quot;J. P.&quot;},{&quot;family&quot;:&quot;Bowie&quot;,&quot;given&quot;:&quot;J. U.&quot;}],&quot;issued&quot;:{&quot;date-parts&quot;:[[&quot;2004&quot;,1]]}}},{&quot;id&quot;:168,&quot;uris&quot;:[&quot;http://zotero.org/users/local/TWX8bpul/items/PW388C4N&quot;],&quot;itemData&quot;:{&quot;id&quot;:168,&quot;type&quot;:&quot;article-journal&quot;,&quot;abstract&quot;:&quot;A major driving force for water-soluble protein folding is the hydrophobic effect, but membrane proteins cannot make use of this stabilizing contribution in the apolar core of the bilayer. It has been proposed that membrane proteins compensate by packing more efficiently. We therefore investigated packing contributions experimentally by observing the energetic and structural consequences of cavity creating mutations in the core of a membrane protein. We observed little difference in the packing energetics of water and membrane soluble proteins. Our results imply that other mechanisms are employed to stabilize the structure of membrane proteins.&quot;,&quot;archive_location&quot;:&quot;19603754&quot;,&quot;container-title&quot;:&quot;J Am Chem Soc&quot;,&quot;DOI&quot;:&quot;10.1021/ja904711k&quot;,&quot;ISSN&quot;:&quot;1520-5126&quot;,&quot;issue&quot;:&quot;31&quot;,&quot;language&quot;:&quot;eng&quot;,&quot;page&quot;:&quot;10846-7&quot;,&quot;title&quot;:&quot;Similar energetic contributions of packing in the core of membrane and water-soluble proteins&quot;,&quot;volume&quot;:&quot;131&quot;,&quot;author&quot;:[{&quot;family&quot;:&quot;Joh&quot;,&quot;given&quot;:&quot;N. H.&quot;},{&quot;family&quot;:&quot;Oberai&quot;,&quot;given&quot;:&quot;A.&quot;},{&quot;family&quot;:&quot;Yang&quot;,&quot;given&quot;:&quot;D.&quot;},{&quot;family&quot;:&quot;Whitelegge&quot;,&quot;given&quot;:&quot;J. P.&quot;},{&quot;family&quot;:&quot;Bowie&quot;,&quot;given&quot;:&quot;J. U.&quot;}],&quot;issued&quot;:{&quot;date-parts&quot;:[[&quot;2009&quot;,8,12]]}}}],&quot;schema&quot;:&quot;https://github.com/citation-style-language/schema/raw/master/csl-citation.json&quot;} RNDdnJ5v1ym6y"/><text:span text:style-name="Default_20_Paragraph_20_Font"><text:span text:style-name="T1">(Faham et al., 2004; Joh et al., 2009)</text:span></text:span><text:reference-mark-end text:name="ZOTERO_ITEM CSL_CITATION {&quot;citationID&quot;:&quot;4EQO91mr&quot;,&quot;properties&quot;:{&quot;formattedCitation&quot;:&quot;(Faham et al., 2004; Joh et al., 2009)&quot;,&quot;plainCitation&quot;:&quot;(Faham et al., 2004; Joh et al., 2009)&quot;,&quot;noteIndex&quot;:0},&quot;citationItems&quot;:[{&quot;id&quot;:106,&quot;uris&quot;:[&quot;http://zotero.org/users/local/TWX8bpul/items/355875B9&quot;],&quot;itemData&quot;:{&quot;id&quot;:106,&quot;type&quot;:&quot;article-journal&quot;,&quot;abstract&quot;:&quot;The molecular forces that stabilize membrane protein structure are poorly understood. To investigate these forces we introduced alanine substitutions at 24 positions in the B helix of bacteriorhodopsin and examined their effects on structure and stability. Although most of the results can be rationalized in terms of the folded structure, there are a number of surprises. (1) We find a remarkably high frequency of stabilizing mutations (17%), indicating that membrane proteins are not highly optimized for stability. (2) Helix B is kinked, with the kink centered around Pro50. The P50A mutation has no effect on stability, however, and a crystal structure reveals that the helix remains bent, indicating that tertiary contacts dominate in the distortion of this helix. (3) We find that the protein is stabilized by about 1kcal/mol for every 38A(2) of surface area buried, which is quite similar to soluble proteins in spite of their dramatically different environments. (4) We find little energetic difference, on average, in the burial of apolar surface or polar surface area, implying that van der Waals packing is the dominant force that drives membrane protein folding.&quot;,&quot;archive_location&quot;:&quot;14659758&quot;,&quot;container-title&quot;:&quot;J Mol Biol&quot;,&quot;DOI&quot;:&quot;10.1016/j.jmb.2003.10.041&quot;,&quot;ISSN&quot;:&quot;0022-2836&quot;,&quot;issue&quot;:&quot;1&quot;,&quot;language&quot;:&quot;eng&quot;,&quot;page&quot;:&quot;297-305&quot;,&quot;title&quot;:&quot;Side-chain contributions to membrane protein structure and stability&quot;,&quot;volume&quot;:&quot;335&quot;,&quot;author&quot;:[{&quot;family&quot;:&quot;Faham&quot;,&quot;given&quot;:&quot;S.&quot;},{&quot;family&quot;:&quot;Yang&quot;,&quot;given&quot;:&quot;D.&quot;},{&quot;family&quot;:&quot;Bare&quot;,&quot;given&quot;:&quot;E.&quot;},{&quot;family&quot;:&quot;Yohannan&quot;,&quot;given&quot;:&quot;S.&quot;},{&quot;family&quot;:&quot;Whitelegge&quot;,&quot;given&quot;:&quot;J. P.&quot;},{&quot;family&quot;:&quot;Bowie&quot;,&quot;given&quot;:&quot;J. U.&quot;}],&quot;issued&quot;:{&quot;date-parts&quot;:[[&quot;2004&quot;,1]]}}},{&quot;id&quot;:168,&quot;uris&quot;:[&quot;http://zotero.org/users/local/TWX8bpul/items/PW388C4N&quot;],&quot;itemData&quot;:{&quot;id&quot;:168,&quot;type&quot;:&quot;article-journal&quot;,&quot;abstract&quot;:&quot;A major driving force for water-soluble protein folding is the hydrophobic effect, but membrane proteins cannot make use of this stabilizing contribution in the apolar core of the bilayer. It has been proposed that membrane proteins compensate by packing more efficiently. We therefore investigated packing contributions experimentally by observing the energetic and structural consequences of cavity creating mutations in the core of a membrane protein. We observed little difference in the packing energetics of water and membrane soluble proteins. Our results imply that other mechanisms are employed to stabilize the structure of membrane proteins.&quot;,&quot;archive_location&quot;:&quot;19603754&quot;,&quot;container-title&quot;:&quot;J Am Chem Soc&quot;,&quot;DOI&quot;:&quot;10.1021/ja904711k&quot;,&quot;ISSN&quot;:&quot;1520-5126&quot;,&quot;issue&quot;:&quot;31&quot;,&quot;language&quot;:&quot;eng&quot;,&quot;page&quot;:&quot;10846-7&quot;,&quot;title&quot;:&quot;Similar energetic contributions of packing in the core of membrane and water-soluble proteins&quot;,&quot;volume&quot;:&quot;131&quot;,&quot;author&quot;:[{&quot;family&quot;:&quot;Joh&quot;,&quot;given&quot;:&quot;N. H.&quot;},{&quot;family&quot;:&quot;Oberai&quot;,&quot;given&quot;:&quot;A.&quot;},{&quot;family&quot;:&quot;Yang&quot;,&quot;given&quot;:&quot;D.&quot;},{&quot;family&quot;:&quot;Whitelegge&quot;,&quot;given&quot;:&quot;J. P.&quot;},{&quot;family&quot;:&quot;Bowie&quot;,&quot;given&quot;:&quot;J. U.&quot;}],&quot;issued&quot;:{&quot;date-parts&quot;:[[&quot;2009&quot;,8,12]]}}}],&quot;schema&quot;:&quot;https://github.com/citation-style-language/schema/raw/master/csl-citation.json&quot;} RNDdnJ5v1ym6y"/><text:span text:style-name="Default_20_Paragraph_20_Font"><text:span text:style-name="T1">. Additionally, a recent study using membrane protein design has shown that optimized sidechain packing can stabilize the folded state of phospholamban, demonstrating that packing can drive protein stability </text:span></text:span><text:reference-mark-start text:name="ZOTERO_ITEM CSL_CITATION {&quot;citationID&quot;:&quot;pYvGXdHd&quot;,&quot;properties&quot;:{&quot;formattedCitation&quot;:&quot;(Mravic et al., 2019)&quot;,&quot;plainCitation&quot;:&quot;(Mravic et al., 2019)&quot;,&quot;noteIndex&quot;:0},&quot;citationItems&quot;:[{&quot;id&quot;:261,&quot;uris&quot;:[&quot;http://zotero.org/users/local/TWX8bpul/items/DTFTR5C8&quot;],&quot;itemData&quot;:{&quot;id&quot;:261,&quot;type&quot;:&quot;article-journal&quot;,&quot;abstract&quot;:&quot;The features that stabilize the structures of membrane proteins remain poorly understood. Polar interactions contribute modestly, and the hydrophobic effect contributes little to the energetics of apolar side-chain packing in membranes. Disruption of steric packing can destabilize the native folds of membrane proteins, but is packing alone sufficient to drive folding in lipids? If so, then membrane proteins stabilized by this feature should be readily designed and structurally characterized-yet this has not been achieved. Through simulation of the natural protein phospholamban and redesign of variants, we define a steric packing code underlying its assembly. Synthetic membrane proteins designed using this code and stabilized entirely by apolar side chains conform to the intended fold. Although highly stable, the steric complementarity required for their folding is surprisingly stringent. Structural informatics shows that the designed packing motif recurs across the proteome, emphasizing a prominent role for precise apolar packing in membrane protein folding, stabilization, and evolution.&quot;,&quot;archive_location&quot;:&quot;30923216&quot;,&quot;container-title&quot;:&quot;Science&quot;,&quot;DOI&quot;:&quot;10.1126/science.aav7541&quot;,&quot;ISSN&quot;:&quot;1095-9203&quot;,&quot;issue&quot;:&quot;6434&quot;,&quot;language&quot;:&quot;eng&quot;,&quot;page&quot;:&quot;1418-1423&quot;,&quot;title&quot;:&quot;Packing of apolar side chains enables accurate design of highly stable membrane proteins&quot;,&quot;volume&quot;:&quot;363&quot;,&quot;author&quot;:[{&quot;family&quot;:&quot;Mravic&quot;,&quot;given&quot;:&quot;M.&quot;},{&quot;family&quot;:&quot;Thomaston&quot;,&quot;given&quot;:&quot;J. L.&quot;},{&quot;family&quot;:&quot;Tucker&quot;,&quot;given&quot;:&quot;M.&quot;},{&quot;family&quot;:&quot;Solomon&quot;,&quot;given&quot;:&quot;P. E.&quot;},{&quot;family&quot;:&quot;Liu&quot;,&quot;given&quot;:&quot;L.&quot;},{&quot;family&quot;:&quot;DeGrado&quot;,&quot;given&quot;:&quot;W. F.&quot;}],&quot;issued&quot;:{&quot;date-parts&quot;:[[&quot;2019&quot;,3,29]]}}}],&quot;schema&quot;:&quot;https://github.com/citation-style-language/schema/raw/master/csl-citation.json&quot;} RNDIQaIMYFi8p"/><text:span text:style-name="Default_20_Paragraph_20_Font"><text:span text:style-name="T1">(Mravic et al., 2019)</text:span></text:span><text:reference-mark-end text:name="ZOTERO_ITEM CSL_CITATION {&quot;citationID&quot;:&quot;pYvGXdHd&quot;,&quot;properties&quot;:{&quot;formattedCitation&quot;:&quot;(Mravic et al., 2019)&quot;,&quot;plainCitation&quot;:&quot;(Mravic et al., 2019)&quot;,&quot;noteIndex&quot;:0},&quot;citationItems&quot;:[{&quot;id&quot;:261,&quot;uris&quot;:[&quot;http://zotero.org/users/local/TWX8bpul/items/DTFTR5C8&quot;],&quot;itemData&quot;:{&quot;id&quot;:261,&quot;type&quot;:&quot;article-journal&quot;,&quot;abstract&quot;:&quot;The features that stabilize the structures of membrane proteins remain poorly understood. Polar interactions contribute modestly, and the hydrophobic effect contributes little to the energetics of apolar side-chain packing in membranes. Disruption of steric packing can destabilize the native folds of membrane proteins, but is packing alone sufficient to drive folding in lipids? If so, then membrane proteins stabilized by this feature should be readily designed and structurally characterized-yet this has not been achieved. Through simulation of the natural protein phospholamban and redesign of variants, we define a steric packing code underlying its assembly. Synthetic membrane proteins designed using this code and stabilized entirely by apolar side chains conform to the intended fold. Although highly stable, the steric complementarity required for their folding is surprisingly stringent. Structural informatics shows that the designed packing motif recurs across the proteome, emphasizing a prominent role for precise apolar packing in membrane protein folding, stabilization, and evolution.&quot;,&quot;archive_location&quot;:&quot;30923216&quot;,&quot;container-title&quot;:&quot;Science&quot;,&quot;DOI&quot;:&quot;10.1126/science.aav7541&quot;,&quot;ISSN&quot;:&quot;1095-9203&quot;,&quot;issue&quot;:&quot;6434&quot;,&quot;language&quot;:&quot;eng&quot;,&quot;page&quot;:&quot;1418-1423&quot;,&quot;title&quot;:&quot;Packing of apolar side chains enables accurate design of highly stable membrane proteins&quot;,&quot;volume&quot;:&quot;363&quot;,&quot;author&quot;:[{&quot;family&quot;:&quot;Mravic&quot;,&quot;given&quot;:&quot;M.&quot;},{&quot;family&quot;:&quot;Thomaston&quot;,&quot;given&quot;:&quot;J. L.&quot;},{&quot;family&quot;:&quot;Tucker&quot;,&quot;given&quot;:&quot;M.&quot;},{&quot;family&quot;:&quot;Solomon&quot;,&quot;given&quot;:&quot;P. E.&quot;},{&quot;family&quot;:&quot;Liu&quot;,&quot;given&quot;:&quot;L.&quot;},{&quot;family&quot;:&quot;DeGrado&quot;,&quot;given&quot;:&quot;W. F.&quot;}],&quot;issued&quot;:{&quot;date-parts&quot;:[[&quot;2019&quot;,3,29]]}}}],&quot;schema&quot;:&quot;https://github.com/citation-style-language/schema/raw/master/csl-citation.json&quot;} RNDIQaIMYFi8p"/><text:span text:style-name="Default_20_Paragraph_20_Font"><text:span text:style-name="T1">. Although these studies </text:span></text:span><text:span text:style-name="Default_20_Paragraph_20_Font"><text:span text:style-name="T16">suggest</text:span></text:span><text:span text:style-name="Default_20_Paragraph_20_Font"><text:span text:style-name="T1"> that sidechain packing plays a role in stabilizing membrane protein</text:span></text:span><text:span text:style-name="Default_20_Paragraph_20_Font"><text:span text:style-name="T16">s</text:span></text:span><text:span text:style-name="Default_20_Paragraph_20_Font"><text:span text:style-name="T1">, there has not been much investigation of the thermodynamic contribution of packing outside of individual </text:span></text:span><text:span text:style-name="Default_20_Paragraph_20_Font"><text:span text:style-name="T16">structures</text:span></text:span><text:span text:style-name="Default_20_Paragraph_20_Font"><text:span text:style-name="T1">. </text:span></text:span></text:p>
      <text:p text:style-name="First_20_line_20_indent"><text:span text:style-name="Default_20_Paragraph_20_Font"><text:span text:style-name="T17">R</text:span></text:span><text:span text:style-name="Default_20_Paragraph_20_Font"><text:span text:style-name="T1">esearch using </text:span></text:span><text:span text:style-name="Default_20_Paragraph_20_Font"><text:span text:style-name="T16">homodimerization as a</text:span></text:span><text:span text:style-name="Default_20_Paragraph_20_Font"><text:span text:style-name="T1"> model system has measured the contributions of both hydrogen bonding and weak polar interactions in the membrane, determin</text:span></text:span><text:span text:style-name="Default_20_Paragraph_20_Font"><text:span text:style-name="T17">ing</text:span></text:span><text:span text:style-name="Default_20_Paragraph_20_Font"><text:span text:style-name="T1"> that </text:span></text:span><text:soft-page-break/><text:span text:style-name="Default_20_Paragraph_20_Font"><text:span text:style-name="T1">these forces drive membrane protein folding </text:span></text:span><text:reference-mark-start text:name="ZOTERO_ITEM CSL_CITATION {&quot;citationID&quot;:&quot;X4fSAQdd&quot;,&quot;properties&quot;:{&quot;formattedCitation&quot;:&quot;(Johnson et al., 2007; Yano et al., 2002; Zhou et al., 2001)&quot;,&quot;plainCitation&quot;:&quot;(Johnson et al., 2007; Yano et al., 2002; Zhou et al., 2001)&quot;,&quot;noteIndex&quot;:0},&quot;citationItems&quot;:[{&quot;id&quot;:172,&quot;uris&quot;:[&quot;http://zotero.org/users/local/TWX8bpul/items/7UZDRBCZ&quot;],&quot;itemData&quot;:{&quot;id&quot;:172,&quot;type&quot;:&quot;article-journal&quot;,&quot;abstract&quot;:&quot;The cation-pi interaction is an electrostatic attraction between a positive charge and the conjugated pi electrons of an aromatic ring. These interactions are well documented in soluble proteins and can be both structurally and functionally important. Catalyzed by observations in our laboratory that an Ala- and Ile-rich two-helix transmembrane segment tended to form SDS-resistant dimers upon the incorporation of suitably located Trp residues, here we have constructed a library of related constructs to study systematically the impact of aromatic-aromatic and cation-pi interactions on tertiary structure formation within an Escherichia coli membrane. Using the TOXCAT oligomerization assay with the hydrophobic segment AIAIAIIAZAXAIIAIAIAI, where Z = A, W, Y, or F and X = A, H, R, or K in all possible combinations of cation and/or aromatic pairings, to assess the TM-TM dependent expression of the chloramphenicol acetyltransferase reporter gene, we find that cation-pi interactions, particularly between Lys and Trp, Tyr, or Phe, as well as weakly polar interactions between pairs of aromatic residues, significantly enhance the strength of oligomerization of these hydrophobic helices, in some instances forming oligomers four times stronger than the high-affinity glycophorin A dimer. The contribution of these forces to the tertiary structure formation in designed transmembrane segments suggests that similar forces may also be a significant factor in the folding and stability of native membrane proteins.&quot;,&quot;archive_location&quot;:&quot;17658897&quot;,&quot;container-title&quot;:&quot;Biochemistry&quot;,&quot;DOI&quot;:&quot;10.1021/bi7008773&quot;,&quot;ISSN&quot;:&quot;0006-2960&quot;,&quot;issue&quot;:&quot;32&quot;,&quot;language&quot;:&quot;eng&quot;,&quot;note&quot;:&quot;edition: 20070721&quot;,&quot;page&quot;:&quot;9208-14&quot;,&quot;title&quot;:&quot;Aromatic and cation-pi interactions enhance helix-helix association in a membrane environment&quot;,&quot;volume&quot;:&quot;46&quot;,&quot;author&quot;:[{&quot;family&quot;:&quot;Johnson&quot;,&quot;given&quot;:&quot;R. M.&quot;},{&quot;family&quot;:&quot;Hecht&quot;,&quot;given&quot;:&quot;K.&quot;},{&quot;family&quot;:&quot;Deber&quot;,&quot;given&quot;:&quot;C. M.&quot;}],&quot;issued&quot;:{&quot;date-parts&quot;:[[&quot;2007&quot;,8,14]]}}},{&quot;id&quot;:375,&quot;uris&quot;:[&quot;http://zotero.org/users/local/TWX8bpul/items/5T6NWPIL&quot;],&quot;itemData&quot;:{&quot;id&quot;:375,&quot;type&quot;:&quot;article-journal&quot;,&quot;abstract&quot;:&quot;Investigation of interactions between hydrophobic model peptides and lipid bilayers is perhaps the only way to elucidate the principles of the folding and stability of membrane proteins (White, S. H., and Wimley, W. C. (1998) Biochim. Biophys. Acta 1367, 339-352). We designed the completely hydrophobic \&quot;inert\&quot; peptide modeling a transmembrane (TM) helix without any of the specific side-chain interactions expected, X-(LALAAAA)(3)-NH(2) [X = Ac (I), 7-nitro-2-1,3-benzoxadiazol-4-yl (II), or 5(6)-carboxytetramethylrhodamine (III)]. Fourier transform infrared-polarized attenuated total reflection measurements revealed that I as well as II assume a TM helix in hydrated 1-palmitoyl-2-oleoyl-sn-glycero-3-phosphocholine bilayers. Dithionite quenching experiments detected no topological change (flip-flop) in the helix II for at least 24 h. Thus, the TM helix itself is a highly stable structure, even in the absence of flanking hydrophilic or aromatic amino acids which are suggested to play important roles in stable TM positioning. Helix self-association in lipid bilayers was detected by fluorescence resonance energy transfer between II and III. The peptide was in a monomer-antiparallel dimer equilibrium with an association free energy of approximately -13 kJ/mol. Electron spin resonance spectra of 1-palmitoyl-2-stearoyl-(14-doxyl)-sn-glycero-3-phosphocholine demonstrated the presence of a motionally restricted component at lower temperatures.&quot;,&quot;archive_location&quot;:&quot;11863446&quot;,&quot;container-title&quot;:&quot;Biochemistry&quot;,&quot;DOI&quot;:&quot;10.1021/bi011161y&quot;,&quot;ISSN&quot;:&quot;0006-2960&quot;,&quot;issue&quot;:&quot;9&quot;,&quot;language&quot;:&quot;eng&quot;,&quot;page&quot;:&quot;3073-80&quot;,&quot;title&quot;:&quot;Topological stability and self-association of a completely hydrophobic model transmembrane helix in lipid bilayers&quot;,&quot;volume&quot;:&quot;41&quot;,&quot;author&quot;:[{&quot;family&quot;:&quot;Yano&quot;,&quot;given&quot;:&quot;Y.&quot;},{&quot;family&quot;:&quot;Takemoto&quot;,&quot;given&quot;:&quot;T.&quot;},{&quot;family&quot;:&quot;Kobayashi&quot;,&quot;given&quot;:&quot;S.&quot;},{&quot;family&quot;:&quot;Yasui&quot;,&quot;given&quot;:&quot;H.&quot;},{&quot;family&quot;:&quot;Sakurai&quot;,&quot;given&quot;:&quot;H.&quot;},{&quot;family&quot;:&quot;Ohashi&quot;,&quot;given&quot;:&quot;W.&quot;},{&quot;family&quot;:&quot;Niwa&quot;,&quot;given&quot;:&quot;M.&quot;},{&quot;family&quot;:&quot;Futaki&quot;,&quot;given&quot;:&quot;S.&quot;},{&quot;family&quot;:&quot;Sugiura&quot;,&quot;given&quot;:&quot;Y.&quot;},{&quot;family&quot;:&quot;Matsuzaki&quot;,&quot;given&quot;:&quot;K.&quot;}],&quot;issued&quot;:{&quot;date-parts&quot;:[[&quot;2002&quot;,3]]}}},{&quot;id&quot;:387,&quot;uris&quot;:[&quot;http://zotero.org/users/local/TWX8bpul/items/8DZTBD8I&quot;],&quot;itemData&quot;:{&quot;id&quot;:387,&quot;type&quot;:&quot;article-journal&quot;,&quot;abstract&quot;:&quot;Although many polar residues are directly involved in transmembrane protein functions, the extent to which they contribute to more general structural features is still unclear. Previous studies have demonstrated that asparagine residues can drive transmembrane helix association through interhelical hydrogen bonding [Choma, C., Gratkowski, H., Lear, J. D. &amp; DeGrado, W. F. (2000) Nat. Struct. Biol. 7, 161-166; and Zhou, F. X., Cocco, M. J., Russ, W. P., Brunger, A. T. &amp; Engelman, D. M. (2000) Nat. Struct. Biol. 7, 154-160]. We have studied the ability of other polar residues to promote helix association in detergent micelles and in biological membranes. Our results show that polyleucine sequences with Asn, Asp, Gln, Glu, and His, residues capable of being simultaneously hydrogen bond donors and acceptors, form homo- or heterooligomers. In contrast, polyleucine sequences with Ser, Thr, and Tyr do not associate more than the polyleucine sequence alone. The results therefore provide experimental evidence that interactions between polar residues in the helices of transmembrane proteins may serve to provide structural stability and oligomerization specificity. Furthermore, such interactions can allow structural flexibility required for the function of some membrane proteins.&quot;,&quot;archive_location&quot;:&quot;11226225&quot;,&quot;container-title&quot;:&quot;Proc Natl Acad Sci U S A&quot;,&quot;DOI&quot;:&quot;10.1073/pnas.041593698&quot;,&quot;ISSN&quot;:&quot;0027-8424&quot;,&quot;issue&quot;:&quot;5&quot;,&quot;language&quot;:&quot;eng&quot;,&quot;note&quot;:&quot;edition: 20010213&quot;,&quot;page&quot;:&quot;2250-5&quot;,&quot;title&quot;:&quot;Polar residues drive association of polyleucine transmembrane helices&quot;,&quot;volume&quot;:&quot;98&quot;,&quot;author&quot;:[{&quot;family&quot;:&quot;Zhou&quot;,&quot;given&quot;:&quot;F. X.&quot;},{&quot;family&quot;:&quot;Merianos&quot;,&quot;given&quot;:&quot;H. J.&quot;},{&quot;family&quot;:&quot;Brunger&quot;,&quot;given&quot;:&quot;A. T.&quot;},{&quot;family&quot;:&quot;Engelman&quot;,&quot;given&quot;:&quot;D. M.&quot;}],&quot;issued&quot;:{&quot;date-parts&quot;:[[&quot;2001&quot;,2,27]]}}}],&quot;schema&quot;:&quot;https://github.com/citation-style-language/schema/raw/master/csl-citation.json&quot;} RNDxgK9C5gEKW"/><text:span text:style-name="Default_20_Paragraph_20_Font"><text:span text:style-name="T1">(Johnson et al., 2007; Yano et al., 2002; Zhou et al., 2001)</text:span></text:span><text:reference-mark-end text:name="ZOTERO_ITEM CSL_CITATION {&quot;citationID&quot;:&quot;X4fSAQdd&quot;,&quot;properties&quot;:{&quot;formattedCitation&quot;:&quot;(Johnson et al., 2007; Yano et al., 2002; Zhou et al., 2001)&quot;,&quot;plainCitation&quot;:&quot;(Johnson et al., 2007; Yano et al., 2002; Zhou et al., 2001)&quot;,&quot;noteIndex&quot;:0},&quot;citationItems&quot;:[{&quot;id&quot;:172,&quot;uris&quot;:[&quot;http://zotero.org/users/local/TWX8bpul/items/7UZDRBCZ&quot;],&quot;itemData&quot;:{&quot;id&quot;:172,&quot;type&quot;:&quot;article-journal&quot;,&quot;abstract&quot;:&quot;The cation-pi interaction is an electrostatic attraction between a positive charge and the conjugated pi electrons of an aromatic ring. These interactions are well documented in soluble proteins and can be both structurally and functionally important. Catalyzed by observations in our laboratory that an Ala- and Ile-rich two-helix transmembrane segment tended to form SDS-resistant dimers upon the incorporation of suitably located Trp residues, here we have constructed a library of related constructs to study systematically the impact of aromatic-aromatic and cation-pi interactions on tertiary structure formation within an Escherichia coli membrane. Using the TOXCAT oligomerization assay with the hydrophobic segment AIAIAIIAZAXAIIAIAIAI, where Z = A, W, Y, or F and X = A, H, R, or K in all possible combinations of cation and/or aromatic pairings, to assess the TM-TM dependent expression of the chloramphenicol acetyltransferase reporter gene, we find that cation-pi interactions, particularly between Lys and Trp, Tyr, or Phe, as well as weakly polar interactions between pairs of aromatic residues, significantly enhance the strength of oligomerization of these hydrophobic helices, in some instances forming oligomers four times stronger than the high-affinity glycophorin A dimer. The contribution of these forces to the tertiary structure formation in designed transmembrane segments suggests that similar forces may also be a significant factor in the folding and stability of native membrane proteins.&quot;,&quot;archive_location&quot;:&quot;17658897&quot;,&quot;container-title&quot;:&quot;Biochemistry&quot;,&quot;DOI&quot;:&quot;10.1021/bi7008773&quot;,&quot;ISSN&quot;:&quot;0006-2960&quot;,&quot;issue&quot;:&quot;32&quot;,&quot;language&quot;:&quot;eng&quot;,&quot;note&quot;:&quot;edition: 20070721&quot;,&quot;page&quot;:&quot;9208-14&quot;,&quot;title&quot;:&quot;Aromatic and cation-pi interactions enhance helix-helix association in a membrane environment&quot;,&quot;volume&quot;:&quot;46&quot;,&quot;author&quot;:[{&quot;family&quot;:&quot;Johnson&quot;,&quot;given&quot;:&quot;R. M.&quot;},{&quot;family&quot;:&quot;Hecht&quot;,&quot;given&quot;:&quot;K.&quot;},{&quot;family&quot;:&quot;Deber&quot;,&quot;given&quot;:&quot;C. M.&quot;}],&quot;issued&quot;:{&quot;date-parts&quot;:[[&quot;2007&quot;,8,14]]}}},{&quot;id&quot;:375,&quot;uris&quot;:[&quot;http://zotero.org/users/local/TWX8bpul/items/5T6NWPIL&quot;],&quot;itemData&quot;:{&quot;id&quot;:375,&quot;type&quot;:&quot;article-journal&quot;,&quot;abstract&quot;:&quot;Investigation of interactions between hydrophobic model peptides and lipid bilayers is perhaps the only way to elucidate the principles of the folding and stability of membrane proteins (White, S. H., and Wimley, W. C. (1998) Biochim. Biophys. Acta 1367, 339-352). We designed the completely hydrophobic \&quot;inert\&quot; peptide modeling a transmembrane (TM) helix without any of the specific side-chain interactions expected, X-(LALAAAA)(3)-NH(2) [X = Ac (I), 7-nitro-2-1,3-benzoxadiazol-4-yl (II), or 5(6)-carboxytetramethylrhodamine (III)]. Fourier transform infrared-polarized attenuated total reflection measurements revealed that I as well as II assume a TM helix in hydrated 1-palmitoyl-2-oleoyl-sn-glycero-3-phosphocholine bilayers. Dithionite quenching experiments detected no topological change (flip-flop) in the helix II for at least 24 h. Thus, the TM helix itself is a highly stable structure, even in the absence of flanking hydrophilic or aromatic amino acids which are suggested to play important roles in stable TM positioning. Helix self-association in lipid bilayers was detected by fluorescence resonance energy transfer between II and III. The peptide was in a monomer-antiparallel dimer equilibrium with an association free energy of approximately -13 kJ/mol. Electron spin resonance spectra of 1-palmitoyl-2-stearoyl-(14-doxyl)-sn-glycero-3-phosphocholine demonstrated the presence of a motionally restricted component at lower temperatures.&quot;,&quot;archive_location&quot;:&quot;11863446&quot;,&quot;container-title&quot;:&quot;Biochemistry&quot;,&quot;DOI&quot;:&quot;10.1021/bi011161y&quot;,&quot;ISSN&quot;:&quot;0006-2960&quot;,&quot;issue&quot;:&quot;9&quot;,&quot;language&quot;:&quot;eng&quot;,&quot;page&quot;:&quot;3073-80&quot;,&quot;title&quot;:&quot;Topological stability and self-association of a completely hydrophobic model transmembrane helix in lipid bilayers&quot;,&quot;volume&quot;:&quot;41&quot;,&quot;author&quot;:[{&quot;family&quot;:&quot;Yano&quot;,&quot;given&quot;:&quot;Y.&quot;},{&quot;family&quot;:&quot;Takemoto&quot;,&quot;given&quot;:&quot;T.&quot;},{&quot;family&quot;:&quot;Kobayashi&quot;,&quot;given&quot;:&quot;S.&quot;},{&quot;family&quot;:&quot;Yasui&quot;,&quot;given&quot;:&quot;H.&quot;},{&quot;family&quot;:&quot;Sakurai&quot;,&quot;given&quot;:&quot;H.&quot;},{&quot;family&quot;:&quot;Ohashi&quot;,&quot;given&quot;:&quot;W.&quot;},{&quot;family&quot;:&quot;Niwa&quot;,&quot;given&quot;:&quot;M.&quot;},{&quot;family&quot;:&quot;Futaki&quot;,&quot;given&quot;:&quot;S.&quot;},{&quot;family&quot;:&quot;Sugiura&quot;,&quot;given&quot;:&quot;Y.&quot;},{&quot;family&quot;:&quot;Matsuzaki&quot;,&quot;given&quot;:&quot;K.&quot;}],&quot;issued&quot;:{&quot;date-parts&quot;:[[&quot;2002&quot;,3]]}}},{&quot;id&quot;:387,&quot;uris&quot;:[&quot;http://zotero.org/users/local/TWX8bpul/items/8DZTBD8I&quot;],&quot;itemData&quot;:{&quot;id&quot;:387,&quot;type&quot;:&quot;article-journal&quot;,&quot;abstract&quot;:&quot;Although many polar residues are directly involved in transmembrane protein functions, the extent to which they contribute to more general structural features is still unclear. Previous studies have demonstrated that asparagine residues can drive transmembrane helix association through interhelical hydrogen bonding [Choma, C., Gratkowski, H., Lear, J. D. &amp; DeGrado, W. F. (2000) Nat. Struct. Biol. 7, 161-166; and Zhou, F. X., Cocco, M. J., Russ, W. P., Brunger, A. T. &amp; Engelman, D. M. (2000) Nat. Struct. Biol. 7, 154-160]. We have studied the ability of other polar residues to promote helix association in detergent micelles and in biological membranes. Our results show that polyleucine sequences with Asn, Asp, Gln, Glu, and His, residues capable of being simultaneously hydrogen bond donors and acceptors, form homo- or heterooligomers. In contrast, polyleucine sequences with Ser, Thr, and Tyr do not associate more than the polyleucine sequence alone. The results therefore provide experimental evidence that interactions between polar residues in the helices of transmembrane proteins may serve to provide structural stability and oligomerization specificity. Furthermore, such interactions can allow structural flexibility required for the function of some membrane proteins.&quot;,&quot;archive_location&quot;:&quot;11226225&quot;,&quot;container-title&quot;:&quot;Proc Natl Acad Sci U S A&quot;,&quot;DOI&quot;:&quot;10.1073/pnas.041593698&quot;,&quot;ISSN&quot;:&quot;0027-8424&quot;,&quot;issue&quot;:&quot;5&quot;,&quot;language&quot;:&quot;eng&quot;,&quot;note&quot;:&quot;edition: 20010213&quot;,&quot;page&quot;:&quot;2250-5&quot;,&quot;title&quot;:&quot;Polar residues drive association of polyleucine transmembrane helices&quot;,&quot;volume&quot;:&quot;98&quot;,&quot;author&quot;:[{&quot;family&quot;:&quot;Zhou&quot;,&quot;given&quot;:&quot;F. X.&quot;},{&quot;family&quot;:&quot;Merianos&quot;,&quot;given&quot;:&quot;H. J.&quot;},{&quot;family&quot;:&quot;Brunger&quot;,&quot;given&quot;:&quot;A. T.&quot;},{&quot;family&quot;:&quot;Engelman&quot;,&quot;given&quot;:&quot;D. M.&quot;}],&quot;issued&quot;:{&quot;date-parts&quot;:[[&quot;2001&quot;,2,27]]}}}],&quot;schema&quot;:&quot;https://github.com/citation-style-language/schema/raw/master/csl-citation.json&quot;} RNDxgK9C5gEKW"/><text:span text:style-name="Default_20_Paragraph_20_Font"><text:span text:style-name="T1">. In this study, we </text:span></text:span><text:span text:style-name="Default_20_Paragraph_20_Font"><text:span text:style-name="T16">investigate the effect of sidechain packing within a multitude of dimer structures. Using large-scale computational design on the most common dimeric backbone geometries found within the PDB, we designed thousands of homodimer sequences and characterized their propensity to associate with a complementary high-throughput method, sort-seq (cite). Using this </text:span></text:span><text:span text:style-name="Default_20_Paragraph_20_Font"><text:span text:style-name="T1">simple and tractable model system, </text:span></text:span><text:span text:style-name="Default_20_Paragraph_20_Font"><text:span text:style-name="T16">successfully designed dimers that associate, suggesting that sidechain packing is a weak driving force involved in TM association.</text:span></text:span></text:p>
      <text:h text:style-name="Heading_20_3" text:outline-level="3">Results</text:h>
      <text:h text:style-name="P54" text:outline-level="4">Selection of the backbone regions for the designs</text:h>
      <text:p text:style-name="First_20_line_20_indent"><text:span text:style-name="Default_20_Paragraph_20_Font"><text:span text:style-name="T18">The first step in the process was to select common region of helix-helix interaction conformation</text:span></text:span><text:span text:style-name="Default_20_Paragraph_20_Font"><text:span text:style-name="T19">al</text:span></text:span><text:span text:style-name="Default_20_Paragraph_20_Font"><text:span text:style-name="T18"> space, under the assumption that these would be the most designable regions. </text:span></text:span><text:span text:style-name="Default_20_Paragraph_20_Font"><text:span text:style-name="T1">To identify </text:span></text:span><text:span text:style-name="Default_20_Paragraph_20_Font"><text:span text:style-name="T9">the</text:span></text:span><text:span text:style-name="Default_20_Paragraph_20_Font"><text:span text:style-name="T19">se</text:span></text:span><text:span text:style-name="Default_20_Paragraph_20_Font"><text:span text:style-name="T1">, we </text:span></text:span><text:span text:style-name="Default_20_Paragraph_20_Font"><text:span text:style-name="T19">analyzed</text:span></text:span><text:span text:style-name="Default_20_Paragraph_20_Font"><text:span text:style-name="T1"> </text:span></text:span><text:span text:style-name="Default_20_Paragraph_20_Font"><text:span text:style-name="T10">the geometry of all </text:span></text:span><text:span text:style-name="Default_20_Paragraph_20_Font"><text:span text:style-name="T19">pairs of </text:span></text:span><text:span text:style-name="Default_20_Paragraph_20_Font"><text:span text:style-name="T1">interacti</text:span></text:span><text:span text:style-name="Default_20_Paragraph_20_Font"><text:span text:style-name="T19">ng</text:span></text:span><text:span text:style-name="Default_20_Paragraph_20_Font"><text:span text:style-name="T1"> </text:span></text:span><text:span text:style-name="Default_20_Paragraph_20_Font"><text:span text:style-name="T19">helices </text:span></text:span><text:soft-page-break/><text:span text:style-name="Default_20_Paragraph_20_Font"><text:span text:style-name="T1">found in </text:span></text:span><text:span text:style-name="Default_20_Paragraph_20_Font"><text:span text:style-name="T3">known </text:span></text:span><text:span text:style-name="Default_20_Paragraph_20_Font"><text:span text:style-name="T1">membrane protein structures. </text:span></text:span><text:span text:style-name="Default_20_Paragraph_20_Font"><text:span text:style-name="T20">We used a database of </text:span></text:span><text:span text:style-name="Default_20_Paragraph_20_Font"><text:span text:style-name="T50">1</text:span></text:span><text:span text:style-name="Default_20_Paragraph_20_Font"><text:span text:style-name="T85">541</text:span></text:span><text:span text:style-name="Default_20_Paragraph_20_Font"><text:span text:style-name="T20"> membrane protein structures </text:span></text:span><text:span text:style-name="Default_20_Paragraph_20_Font"><text:span text:style-name="T50">from Orientations of Proteins in Membranes, filtered by sequence similarity from the PDB </text:span></text:span><text:reference-mark-start text:name="ZOTERO_ITEM CSL_CITATION {&quot;citationID&quot;:&quot;rQzSsX5o&quot;,&quot;properties&quot;:{&quot;formattedCitation&quot;:&quot;(Lomize et al., 2006; Steinegger &amp; S\\uc0\\u246{}ding, 2017)&quot;,&quot;plainCitation&quot;:&quot;(Lomize et al., 2006; Steinegger &amp; Söding, 2017)&quot;,&quot;noteIndex&quot;:0},&quot;citationItems&quot;:[{&quot;id&quot;:231,&quot;uris&quot;:[&quot;http://zotero.org/users/local/TWX8bpul/items/V6UT3A66&quot;],&quot;itemData&quot;:{&quot;id&quot;:231,&quot;type&quot;:&quot;article-journal&quot;,&quot;container-title&quot;:&quot;Bioinformatics&quot;,&quot;ISSN&quot;:&quot;1367-4811&quot;,&quot;issue&quot;:&quot;5&quot;,&quot;page&quot;:&quot;623-625&quot;,&quot;title&quot;:&quot;OPM: orientations of proteins in membranes database&quot;,&quot;volume&quot;:&quot;22&quot;,&quot;author&quot;:[{&quot;family&quot;:&quot;Lomize&quot;,&quot;given&quot;:&quot;Mikhail A&quot;},{&quot;family&quot;:&quot;Lomize&quot;,&quot;given&quot;:&quot;Andrei L&quot;},{&quot;family&quot;:&quot;Pogozheva&quot;,&quot;given&quot;:&quot;Irina D&quot;},{&quot;family&quot;:&quot;Mosberg&quot;,&quot;given&quot;:&quot;Henry I&quot;}],&quot;issued&quot;:{&quot;date-parts&quot;:[[&quot;2006&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SQKCMEnV7g"/><text:span text:style-name="Default_20_Paragraph_20_Font"><text:span text:style-name="T184">(Lomize et al., 2006; Steinegger &amp; S</text:span></text:span><text:span text:style-name="T188">öding, 2017)</text:span><text:reference-mark-end text:name="ZOTERO_ITEM CSL_CITATION {&quot;citationID&quot;:&quot;rQzSsX5o&quot;,&quot;properties&quot;:{&quot;formattedCitation&quot;:&quot;(Lomize et al., 2006; Steinegger &amp; S\\uc0\\u246{}ding, 2017)&quot;,&quot;plainCitation&quot;:&quot;(Lomize et al., 2006; Steinegger &amp; Söding, 2017)&quot;,&quot;noteIndex&quot;:0},&quot;citationItems&quot;:[{&quot;id&quot;:231,&quot;uris&quot;:[&quot;http://zotero.org/users/local/TWX8bpul/items/V6UT3A66&quot;],&quot;itemData&quot;:{&quot;id&quot;:231,&quot;type&quot;:&quot;article-journal&quot;,&quot;container-title&quot;:&quot;Bioinformatics&quot;,&quot;ISSN&quot;:&quot;1367-4811&quot;,&quot;issue&quot;:&quot;5&quot;,&quot;page&quot;:&quot;623-625&quot;,&quot;title&quot;:&quot;OPM: orientations of proteins in membranes database&quot;,&quot;volume&quot;:&quot;22&quot;,&quot;author&quot;:[{&quot;family&quot;:&quot;Lomize&quot;,&quot;given&quot;:&quot;Mikhail A&quot;},{&quot;family&quot;:&quot;Lomize&quot;,&quot;given&quot;:&quot;Andrei L&quot;},{&quot;family&quot;:&quot;Pogozheva&quot;,&quot;given&quot;:&quot;Irina D&quot;},{&quot;family&quot;:&quot;Mosberg&quot;,&quot;given&quot;:&quot;Henry I&quot;}],&quot;issued&quot;:{&quot;date-parts&quot;:[[&quot;2006&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SQKCMEnV7g"/><text:span text:style-name="Default_20_Paragraph_20_Font"><text:span text:style-name="T185">. </text:span></text:span><text:span text:style-name="Default_20_Paragraph_20_Font"><text:span text:style-name="T12">A</text:span></text:span><text:span text:style-name="Default_20_Paragraph_20_Font"><text:span text:style-name="T1">ny two helices in close contact </text:span></text:span><text:span text:style-name="Default_20_Paragraph_20_Font"><text:span text:style-name="T12">in the structures </text:span></text:span><text:span text:style-name="Default_20_Paragraph_20_Font"><text:span text:style-name="T2">were </text:span></text:span><text:span text:style-name="Default_20_Paragraph_20_Font"><text:span text:style-name="T12">considered</text:span></text:span><text:span text:style-name="Default_20_Paragraph_20_Font"><text:span text:style-name="T1"> as an individual helical pair </text:span></text:span><text:span text:style-name="Default_20_Paragraph_20_Font"><text:span text:style-name="T12">and the conformational</text:span></text:span><text:span text:style-name="Default_20_Paragraph_20_Font"><text:span text:style-name="T1"> parameters </text:span></text:span><text:span text:style-name="Default_20_Paragraph_20_Font"><text:span text:style-name="T6">of</text:span></text:span><text:span text:style-name="Default_20_Paragraph_20_Font"><text:span text:style-name="T12"> each pair were computed</text:span></text:span><text:span text:style-name="Default_20_Paragraph_20_Font"><text:span text:style-name="T1"> (</text:span></text:span><text:span text:style-name="Default_20_Paragraph_20_Font"><text:span text:style-name="T20">i.e., the crossing </text:span></text:span><text:span text:style-name="Default_20_Paragraph_20_Font"><text:span text:style-name="T15">a</text:span></text:span><text:span text:style-name="Default_20_Paragraph_20_Font"><text:span text:style-name="T1">ngle θ, </text:span></text:span><text:span text:style-name="Default_20_Paragraph_20_Font"><text:span text:style-name="T20">the inter-helical </text:span></text:span><text:span text:style-name="Default_20_Paragraph_20_Font"><text:span text:style-name="T1">distance </text:span></text:span><text:span text:style-name="Default_20_Paragraph_20_Font"><text:span text:style-name="T69">d</text:span></text:span><text:span text:style-name="Default_20_Paragraph_20_Font"><text:span text:style-name="T1">, </text:span></text:span><text:span text:style-name="Default_20_Paragraph_20_Font"><text:span text:style-name="T20">the </text:span></text:span><text:span text:style-name="Default_20_Paragraph_20_Font"><text:span text:style-name="T1">axial rotation </text:span></text:span><text:span text:style-name="Default_20_Paragraph_20_Font"><text:span text:style-name="T20">of each helix</text:span></text:span><text:span text:style-name="Default_20_Paragraph_20_Font"><text:span text:style-name="T1"> ω, </text:span></text:span><text:span text:style-name="Default_20_Paragraph_20_Font"><text:span text:style-name="T20">and the displacement in along the helical axis or </text:span></text:span><text:span text:style-name="Default_20_Paragraph_20_Font"><text:span text:style-name="T70">Z</text:span></text:span><text:span text:style-name="Default_20_Paragraph_20_Font"><text:span text:style-name="T1">-shift, </text:span></text:span><text:span text:style-name="Default_20_Paragraph_20_Font"><text:span text:style-name="T12">see </text:span></text:span><text:span text:style-name="Default_20_Paragraph_20_Font"><text:span text:style-name="T20">Fig. </text:span></text:span><text:span text:style-name="Figure_20_in_20_text"><text:span text:style-name="T20">MP_DESIGN</text:span></text:span><text:span text:style-name="Figure_20_in_20_text"><text:span text:style-name="T51">a</text:span></text:span><text:span text:style-name="Default_20_Paragraph_20_Font"><text:span text:style-name="T20"> and </text:span></text:span><text:span text:style-name="Default_20_Paragraph_20_Font"><text:span text:style-name="T12">Methods</text:span></text:span><text:span text:style-name="Default_20_Paragraph_20_Font"><text:span text:style-name="T1">). </text:span></text:span><text:span text:style-name="Default_20_Paragraph_20_Font"><text:span text:style-name="T20">Although similar analyses were performed previously [REFS], we </text:span></text:span><text:span text:style-name="Default_20_Paragraph_20_Font"><text:span text:style-name="T21">restricted the analysis to</text:span></text:span><text:span text:style-name="Default_20_Paragraph_20_Font"><text:span text:style-name="T20"> the subset of helical pairs that interact through segments </text:span></text:span><text:span text:style-name="Default_20_Paragraph_20_Font"><text:span text:style-name="T21">that</text:span></text:span><text:change-start text:change-id="ct94327221222944"/><text:span text:style-name="Default_20_Paragraph_20_Font"><text:span text:style-name="T21"> </text:span></text:span><text:change-end text:change-id="ct94327221222944"/><text:span text:style-name="Default_20_Paragraph_20_Font"><text:span text:style-name="T21">adopt</text:span></text:span><text:span text:style-name="Default_20_Paragraph_20_Font"><text:span text:style-name="T20"> </text:span></text:span><text:span text:style-name="Default_20_Paragraph_20_Font"><text:span text:style-name="T21">regular</text:span></text:span><text:span text:style-name="Default_20_Paragraph_20_Font"><text:span text:style-name="T20"> α</text:span></text:span><text:span text:style-name="Default_20_Paragraph_20_Font"><text:span text:style-name="T21">-</text:span></text:span><text:span text:style-name="Default_20_Paragraph_20_Font"><text:span text:style-name="T20">helix </text:span></text:span><text:span text:style-name="Default_20_Paragraph_20_Font"><text:span text:style-name="T21">conformation. This restriction was introduced in part for consistency, since the helical backbones used for design were also restricted to canonical </text:span></text:span><text:span text:style-name="Default_20_Paragraph_20_Font"><text:span text:style-name="T20">α</text:span></text:span><text:span text:style-name="Default_20_Paragraph_20_Font"><text:span text:style-name="T21">-</text:span></text:span><text:span text:style-name="Default_20_Paragraph_20_Font"><text:span text:style-name="T20">helix. </text:span></text:span><text:span text:style-name="Default_20_Paragraph_20_Font"><text:span text:style-name="T21">In addition, the inclusion of segments that contain kinks, curvature, 3</text:span></text:span><text:span text:style-name="Default_20_Paragraph_20_Font"><text:span text:style-name="T118">10</text:span></text:span><text:span text:style-name="Default_20_Paragraph_20_Font"><text:span text:style-name="T21"> helix and other deviations from </text:span></text:span><text:span text:style-name="Default_20_Paragraph_20_Font"><text:span text:style-name="T22">standard</text:span></text:span><text:span text:style-name="Default_20_Paragraph_20_Font"><text:span text:style-name="T21"> </text:span></text:span><text:span text:style-name="Default_20_Paragraph_20_Font"><text:span text:style-name="T20">α</text:span></text:span><text:span text:style-name="Default_20_Paragraph_20_Font"><text:span text:style-name="T21">-helix, introduce</text:span></text:span><text:span text:style-name="Default_20_Paragraph_20_Font"><text:span text:style-name="T22">s</text:span></text:span><text:span text:style-name="Default_20_Paragraph_20_Font"><text:span text:style-name="T21"> </text:span></text:span><text:span text:style-name="Default_20_Paragraph_20_Font"><text:span text:style-name="T22">errors</text:span></text:span><text:span text:style-name="Default_20_Paragraph_20_Font"><text:span text:style-name="T21"> </text:span></text:span><text:span text:style-name="Default_20_Paragraph_20_Font"><text:span text:style-name="T22">in</text:span></text:span><text:span text:style-name="Default_20_Paragraph_20_Font"><text:span text:style-name="T21"> the parametrization </text:span></text:span><text:span text:style-name="Default_20_Paragraph_20_Font"><text:span text:style-name="T22">(i.e. θ, </text:span></text:span><text:span text:style-name="Default_20_Paragraph_20_Font"><text:span text:style-name="T71">d</text:span></text:span><text:span text:style-name="Default_20_Paragraph_20_Font"><text:span text:style-name="T22">, ω, </text:span></text:span><text:span text:style-name="Default_20_Paragraph_20_Font"><text:span text:style-name="T71">Z</text:span></text:span><text:span text:style-name="Default_20_Paragraph_20_Font"><text:span text:style-name="T22">)</text:span></text:span><text:span text:style-name="Default_20_Paragraph_20_Font"><text:span text:style-name="T21"> of the configuration of the pairs, </text:span></text:span><text:span text:style-name="Default_20_Paragraph_20_Font"><text:span text:style-name="T22">which assumes canonical helical configuration</text:span></text:span><text:span text:style-name="Default_20_Paragraph_20_Font"><text:span text:style-name="T21">.</text:span></text:span></text:p>
      <text:p text:style-name="P30"><text:span text:style-name="Figure_20_in_20_text">Fig. MP_DESIGN</text:span><text:span text:style-name="Figure_20_in_20_text"><text:span text:style-name="T193">b</text:span></text:span><text:span text:style-name="Default_20_Paragraph_20_Font"> illustrates the resulting helix-helix interaction landscape </text:span><text:span text:style-name="Default_20_Paragraph_20_Font"><text:span text:style-name="T169">for parallel helical pairs (i.e. the pairs whose N-termini are on the same side of the membrane)</text:span></text:span><text:span text:style-name="Default_20_Paragraph_20_Font">, plotted as a scatterplot of the crossing angle </text:span><text:span text:style-name="Default_20_Paragraph_20_Font"><text:span text:style-name="T1">θ </text:span></text:span><text:span text:style-name="Default_20_Paragraph_20_Font">and interhelical distance </text:span><text:span text:style-name="Default_20_Paragraph_20_Font"><text:span text:style-name="T106">d</text:span></text:span><text:span text:style-name="Default_20_Paragraph_20_Font">. </text:span><text:span text:style-name="Default_20_Paragraph_20_Font"><text:span text:style-name="T169">T</text:span></text:span><text:span text:style-name="Default_20_Paragraph_20_Font">hree major high-density regions </text:span><text:span text:style-name="Default_20_Paragraph_20_Font"><text:span text:style-name="T169">are observed</text:span></text:span><text:span text:style-name="Default_20_Paragraph_20_Font">. In the left-handed region </text:span><text:span text:style-name="Default_20_Paragraph_20_Font"><text:span text:style-name="T169">(positive crossing angle </text:span></text:span><text:span text:style-name="Default_20_Paragraph_20_Font"><text:span text:style-name="T22">θ)</text:span></text:span><text:span text:style-name="Default_20_Paragraph_20_Font">, </text:span><text:span text:style-name="Default_20_Paragraph_20_Font"><text:span text:style-name="T169">the </text:span></text:span><text:span text:style-name="Default_20_Paragraph_20_Font">helical pairs are found to interact most frequently in the range between </text:span><text:span text:style-name="Default_20_Paragraph_20_Font"><text:span text:style-name="T169">approximately</text:span></text:span><text:span text:style-name="Default_20_Paragraph_20_Font"> 8.5 to 10 Å of interhelical distance and </text:span><text:span text:style-name="Default_20_Paragraph_20_Font"><text:span text:style-name="T170">a </text:span></text:span><text:span text:style-name="Default_20_Paragraph_20_Font">20 to 40° crossing angle (</text:span><text:span text:style-name="Default_20_Paragraph_20_Font"><text:span text:style-name="T167">“</text:span></text:span><text:span text:style-name="Default_20_Paragraph_20_Font">Left</text:span><text:span text:style-name="Default_20_Paragraph_20_Font"><text:span text:style-name="T167">” box in </text:span></text:span><text:span text:style-name="Default_20_Paragraph_20_Font"><text:span text:style-name="Figure_20_in_20_text"><text:span text:style-name="T167">Fig. MP_DESIGN</text:span></text:span></text:span><text:span text:style-name="Default_20_Paragraph_20_Font"><text:span text:style-name="Figure_20_in_20_text"><text:span text:style-name="T168">b</text:span></text:span></text:span><text:span text:style-name="Default_20_Paragraph_20_Font">). <text:s/>Th</text:span><text:span text:style-name="Default_20_Paragraph_20_Font"><text:span text:style-name="T11">e right-handed region present</text:span></text:span><text:span text:style-name="Default_20_Paragraph_20_Font"><text:span text:style-name="T6">s</text:span></text:span><text:span text:style-name="Default_20_Paragraph_20_Font"><text:span text:style-name="T11"> a much broader range of distances from 6.5 to over 10</text:span></text:span><text:span text:style-name="Default_20_Paragraph_20_Font"><text:span text:style-name="T1"> Å </text:span></text:span><text:change text:change-id="ct94327221279152"/><text:span text:style-name="Default_20_Paragraph_20_Font"><text:span text:style-name="T11">of distance and crossing angles between -30 and -60°. <text:s/>We selected</text:span></text:span><text:span text:style-name="Default_20_Paragraph_20_Font"><text:span text:style-name="T13"> </text:span></text:span><text:span text:style-name="Default_20_Paragraph_20_Font"><text:span text:style-name="T11">the maximum density region </text:span></text:span><text:span text:style-name="Default_20_Paragraph_20_Font"><text:span text:style-name="T23">with inter-helical distance </text:span></text:span><text:span text:style-name="Default_20_Paragraph_20_Font"><text:span text:style-name="T13">between </text:span></text:span><text:span text:style-name="Default_20_Paragraph_20_Font"><text:span text:style-name="T1">7.75 </text:span></text:span><text:span text:style-name="Default_20_Paragraph_20_Font"><text:span text:style-name="T13">and </text:span></text:span><text:span text:style-name="Default_20_Paragraph_20_Font"><text:span text:style-name="T1">9.5 Å and </text:span></text:span><text:span text:style-name="Default_20_Paragraph_20_Font"><text:span text:style-name="T23">a </text:span></text:span><text:span text:style-name="Default_20_Paragraph_20_Font"><text:span text:style-name="T1">-30 to -60°</text:span></text:span><text:span text:style-name="Default_20_Paragraph_20_Font"><text:span text:style-name="T13"> </text:span></text:span><text:span text:style-name="Default_20_Paragraph_20_Font"><text:span text:style-name="T23">crossing </text:span></text:span><text:span text:style-name="Default_20_Paragraph_20_Font"><text:span text:style-name="T13">angle (</text:span></text:span><text:span text:style-name="Default_20_Paragraph_20_Font"><text:span text:style-name="T77">“</text:span></text:span><text:span text:style-name="Default_20_Paragraph_20_Font"><text:span text:style-name="T13">Right</text:span></text:span><text:span text:style-name="Default_20_Paragraph_20_Font"><text:span text:style-name="T77">” </text:span></text:span><text:span text:style-name="Default_20_Paragraph_20_Font"><text:span text:style-name="T76">box</text:span></text:span><text:span text:style-name="Default_20_Paragraph_20_Font"><text:span text:style-name="T13">) </text:span></text:span><text:span text:style-name="Default_20_Paragraph_20_Font"><text:span text:style-name="T54">as the second source of backbone for design based mainly on interaction between non-polar side chains</text:span></text:span><text:span text:style-name="Default_20_Paragraph_20_Font"><text:span text:style-name="T1">.</text:span></text:span></text:p>
      <text:p text:style-name="First_20_line_20_indent"><text:soft-page-break/><text:span text:style-name="Default_20_Paragraph_20_Font"><text:span text:style-name="T5">The </text:span></text:span><text:span text:style-name="Default_20_Paragraph_20_Font"><text:span text:style-name="T23">section of the right-handed</text:span></text:span><text:span text:style-name="Default_20_Paragraph_20_Font"><text:span text:style-name="T5"> region </text:span></text:span><text:span text:style-name="Default_20_Paragraph_20_Font"><text:span text:style-name="T23">with the closest inter-helical distance </text:span></text:span><text:span text:style-name="Default_20_Paragraph_20_Font"><text:span text:style-name="T5">corresponds to the GAS</text:span></text:span><text:span text:style-name="Default_20_Paragraph_20_Font"><text:span text:style-name="T115">right</text:span></text:span><text:span text:style-name="Default_20_Paragraph_20_Font"><text:span text:style-name="T5"> </text:span></text:span><text:span text:style-name="Default_20_Paragraph_20_Font"><text:span text:style-name="T23">motif</text:span></text:span><text:span text:style-name="Default_20_Paragraph_20_Font"><text:span text:style-name="T5">, </text:span></text:span><text:span text:style-name="Default_20_Paragraph_20_Font"><text:span text:style-name="T23">a well-know helix-helix </text:span></text:span><text:span text:style-name="Default_20_Paragraph_20_Font"><text:span text:style-name="T24">dimerization and interaction</text:span></text:span><text:span text:style-name="Default_20_Paragraph_20_Font"><text:span text:style-name="T23"> motif that</text:span></text:span><text:span text:style-name="Default_20_Paragraph_20_Font"><text:span text:style-name="T5"> is characterized by very short inter</text:span></text:span><text:change-start text:change-id="ct94327220447136"/><text:span text:style-name="Default_20_Paragraph_20_Font"><text:span text:style-name="T5">-</text:span></text:span><text:change-end text:change-id="ct94327220447136"/><text:span text:style-name="Default_20_Paragraph_20_Font"><text:span text:style-name="T5">helical distance</text:span></text:span><text:span text:style-name="Default_20_Paragraph_20_Font"><text:span text:style-name="T1"> </text:span></text:span><text:span text:style-name="Default_20_Paragraph_20_Font"><text:span text:style-name="T5">(</text:span></text:span><text:span text:style-name="Default_20_Paragraph_20_Font"><text:span text:style-name="T1">6.5-7.5 Å</text:span></text:span><text:span text:style-name="Default_20_Paragraph_20_Font"><text:span text:style-name="T5">)</text:span></text:span><text:span text:style-name="Default_20_Paragraph_20_Font"><text:span text:style-name="T1"> and </text:span></text:span><text:span text:style-name="Default_20_Paragraph_20_Font"><text:span text:style-name="T5">crossing angle</text:span></text:span><text:span text:style-name="Default_20_Paragraph_20_Font"><text:span text:style-name="T6">s</text:span></text:span><text:span text:style-name="Default_20_Paragraph_20_Font"><text:span text:style-name="T5"> of</text:span></text:span><text:span text:style-name="Default_20_Paragraph_20_Font"><text:span text:style-name="T1"> -25 to -55° angle</text:span></text:span><text:span text:style-name="Default_20_Paragraph_20_Font"><text:span text:style-name="T24"> </text:span></text:span><text:reference-mark-start text:name="ZOTERO_ITEM CSL_CITATION {&quot;citationID&quot;:&quot;8L08xZlx&quot;,&quot;properties&quot;:{&quot;formattedCitation&quot;:&quot;(Mueller et al., 2014; Russ &amp; Engelman, 2000)&quot;,&quot;plainCitation&quot;:&quot;(Mueller et al., 2014; Russ &amp; Engelman, 2000)&quot;,&quot;noteIndex&quot;:0},&quot;citationItems&quot;:[{&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2eCp9u2Fav"/>(Mueller et al., 2014; Russ &amp; Engelman, 2000)<text:reference-mark-end text:name="ZOTERO_ITEM CSL_CITATION {&quot;citationID&quot;:&quot;8L08xZlx&quot;,&quot;properties&quot;:{&quot;formattedCitation&quot;:&quot;(Mueller et al., 2014; Russ &amp; Engelman, 2000)&quot;,&quot;plainCitation&quot;:&quot;(Mueller et al., 2014; Russ &amp; Engelman, 2000)&quot;,&quot;noteIndex&quot;:0},&quot;citationItems&quot;:[{&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2eCp9u2Fav"/><text:span text:style-name="Default_20_Paragraph_20_Font"><text:span text:style-name="T2">. </text:span></text:span><text:span text:style-name="Default_20_Paragraph_20_Font"><text:span text:style-name="T7">It is </text:span></text:span><text:span text:style-name="Default_20_Paragraph_20_Font"><text:span text:style-name="T6">sequence signature is the</text:span></text:span><text:span text:style-name="Default_20_Paragraph_20_Font"><text:span text:style-name="T7"> presence of small amino acids (Gly, Ala, Ser) at the</text:span></text:span><text:span text:style-name="Default_20_Paragraph_20_Font"><text:span text:style-name="T5"> </text:span></text:span><text:span text:style-name="Default_20_Paragraph_20_Font"><text:span text:style-name="T7">dimer interface, forming its characteristic GxxxG and similar </text:span></text:span><text:span text:style-name="Default_20_Paragraph_20_Font"><text:span text:style-name="T75">sequence</text:span></text:span><text:span text:style-name="Default_20_Paragraph_20_Font"><text:span text:style-name="T7"> motifs (GxxxA, SxxxG, etc.). <text:s/>These small amino acid</text:span></text:span><text:span text:style-name="Default_20_Paragraph_20_Font"><text:span text:style-name="T15">s</text:span></text:span><text:span text:style-name="Default_20_Paragraph_20_Font"><text:span text:style-name="T7"> allow </text:span></text:span><text:span text:style-name="Default_20_Paragraph_20_Font"><text:span text:style-name="T6">for the short</text:span></text:span><text:span text:style-name="Default_20_Paragraph_20_Font"><text:span text:style-name="T5"> inter</text:span></text:span><text:change-start text:change-id="ct94327220405920"/><text:span text:style-name="Default_20_Paragraph_20_Font"><text:span text:style-name="T5">-</text:span></text:span><text:change-end text:change-id="ct94327220405920"/><text:span text:style-name="Default_20_Paragraph_20_Font"><text:span text:style-name="T5">helical distance</text:span></text:span><text:span text:style-name="Default_20_Paragraph_20_Font"><text:span text:style-name="T24"> T</text:span></text:span><text:span text:style-name="Default_20_Paragraph_20_Font"><text:span text:style-name="T6">he helical backbones </text:span></text:span><text:span text:style-name="Default_20_Paragraph_20_Font"><text:span text:style-name="T24">are in</text:span></text:span><text:span text:style-name="Default_20_Paragraph_20_Font"><text:span text:style-name="T6"> contacts, which, </text:span></text:span><text:span text:style-name="Default_20_Paragraph_20_Font"><text:span text:style-name="T26">in turn, </text:span></text:span><text:span text:style-name="Default_20_Paragraph_20_Font"><text:span text:style-name="T6">allow the formations of </text:span></text:span><text:span text:style-name="Default_20_Paragraph_20_Font"><text:span text:style-name="T24">characteristic </text:span></text:span><text:span text:style-name="Default_20_Paragraph_20_Font"><text:span text:style-name="T6">networks of interhelical weak hydrogen bonds between between </text:span></text:span><text:span text:style-name="Default_20_Paragraph_20_Font"><text:span text:style-name="T26">activated </text:span></text:span><text:span text:style-name="Default_20_Paragraph_20_Font"><text:span text:style-name="T6">Cα–H carbon donors and </text:span></text:span><text:span text:style-name="Default_20_Paragraph_20_Font"><text:span text:style-name="T25">backbone </text:span></text:span><text:span text:style-name="Default_20_Paragraph_20_Font"><text:span text:style-name="T6">carbonyl acceptor </text:span></text:span><text:span text:style-name="Default_20_Paragraph_20_Font"><text:span text:style-name="T25">groups</text:span></text:span><text:span text:style-name="Default_20_Paragraph_20_Font"><text:span text:style-name="T6"> on </text:span></text:span><text:span text:style-name="Default_20_Paragraph_20_Font"><text:span text:style-name="T25">the </text:span></text:span><text:span text:style-name="Default_20_Paragraph_20_Font"><text:span text:style-name="T6">opposing heli</text:span></text:span><text:span text:style-name="Default_20_Paragraph_20_Font"><text:span text:style-name="T25">x</text:span></text:span><text:span text:style-name="Default_20_Paragraph_20_Font"><text:span text:style-name="T6"> (Cα–H∙∙∙O=C hydrogen bonds) </text:span></text:span><text:reference-mark-start text:name="ZOTERO_ITEM CSL_CITATION {&quot;citationID&quot;:&quot;FzvoxZTE&quot;,&quot;properties&quot;:{&quot;formattedCitation&quot;:&quot;(Senes et al., 2001)&quot;,&quot;plainCitation&quot;:&quot;(Senes et al., 2001)&quot;,&quot;noteIndex&quot;:0},&quot;citationItems&quot;:[{&quot;id&quot;:392,&quot;uris&quot;:[&quot;http://zotero.org/users/local/TWX8bpul/items/VTQPZNM6&quot;],&quot;itemData&quot;:{&quot;id&quot;:392,&quot;type&quot;:&quot;article-journal&quot;,&quot;abstract&quot;:&quot;The Cα—H⋅⋅⋅O hydrogen bond has been given little attention as a determinant of transmembrane helix association. Stimulated by recent calculations suggesting that such bonds can be much stronger than has been supposed, we have analyzed 11 known membrane protein structures and found that apparent carbon α hydrogen bonds cluster frequently at glycine-, serine-, and threonine-rich packing interfaces between transmembrane helices. Parallel right-handed helix–helix interactions appear to favor Cα—H⋅⋅⋅O bond formation. In particular, Cα—H⋅⋅⋅O interactions are frequent between helices having the structural motif of the glycophorin A dimer and the GxxxG pair. We suggest that Cα—H⋅⋅⋅O hydrogen bonds are important determinants of stability and, depending on packing, specificity in membrane protein folding.&quot;,&quot;container-title&quot;:&quot;Proceedings of the National Academy of Sciences&quot;,&quot;DOI&quot;:&quot;10.1073/pnas.161280798&quot;,&quot;issue&quot;:&quot;16&quot;,&quot;page&quot;:&quot;9056-9061&quot;,&quot;title&quot;:&quot;The Cα—H⋅⋅⋅O hydrogen bond: A determinant of stability and specificity in transmembrane helix interactions&quot;,&quot;volume&quot;:&quot;98&quot;,&quot;author&quot;:[{&quot;family&quot;:&quot;Senes&quot;,&quot;given&quot;:&quot;Alessandro&quot;},{&quot;family&quot;:&quot;Ubarretxena-Belandia&quot;,&quot;given&quot;:&quot;Iban&quot;},{&quot;family&quot;:&quot;Engelman&quot;,&quot;given&quot;:&quot;Donald M.&quot;}],&quot;issued&quot;:{&quot;date-parts&quot;:[[&quot;2001&quot;]]}}}],&quot;schema&quot;:&quot;https://github.com/citation-style-language/schema/raw/master/csl-citation.json&quot;} RNDdVT7kHafo3"/><text:span text:style-name="Default_20_Paragraph_20_Font"><text:span text:style-name="T6">(Senes et al., 2001)</text:span></text:span><text:reference-mark-end text:name="ZOTERO_ITEM CSL_CITATION {&quot;citationID&quot;:&quot;FzvoxZTE&quot;,&quot;properties&quot;:{&quot;formattedCitation&quot;:&quot;(Senes et al., 2001)&quot;,&quot;plainCitation&quot;:&quot;(Senes et al., 2001)&quot;,&quot;noteIndex&quot;:0},&quot;citationItems&quot;:[{&quot;id&quot;:392,&quot;uris&quot;:[&quot;http://zotero.org/users/local/TWX8bpul/items/VTQPZNM6&quot;],&quot;itemData&quot;:{&quot;id&quot;:392,&quot;type&quot;:&quot;article-journal&quot;,&quot;abstract&quot;:&quot;The Cα—H⋅⋅⋅O hydrogen bond has been given little attention as a determinant of transmembrane helix association. Stimulated by recent calculations suggesting that such bonds can be much stronger than has been supposed, we have analyzed 11 known membrane protein structures and found that apparent carbon α hydrogen bonds cluster frequently at glycine-, serine-, and threonine-rich packing interfaces between transmembrane helices. Parallel right-handed helix–helix interactions appear to favor Cα—H⋅⋅⋅O bond formation. In particular, Cα—H⋅⋅⋅O interactions are frequent between helices having the structural motif of the glycophorin A dimer and the GxxxG pair. We suggest that Cα—H⋅⋅⋅O hydrogen bonds are important determinants of stability and, depending on packing, specificity in membrane protein folding.&quot;,&quot;container-title&quot;:&quot;Proceedings of the National Academy of Sciences&quot;,&quot;DOI&quot;:&quot;10.1073/pnas.161280798&quot;,&quot;issue&quot;:&quot;16&quot;,&quot;page&quot;:&quot;9056-9061&quot;,&quot;title&quot;:&quot;The Cα—H⋅⋅⋅O hydrogen bond: A determinant of stability and specificity in transmembrane helix interactions&quot;,&quot;volume&quot;:&quot;98&quot;,&quot;author&quot;:[{&quot;family&quot;:&quot;Senes&quot;,&quot;given&quot;:&quot;Alessandro&quot;},{&quot;family&quot;:&quot;Ubarretxena-Belandia&quot;,&quot;given&quot;:&quot;Iban&quot;},{&quot;family&quot;:&quot;Engelman&quot;,&quot;given&quot;:&quot;Donald M.&quot;}],&quot;issued&quot;:{&quot;date-parts&quot;:[[&quot;2001&quot;]]}}}],&quot;schema&quot;:&quot;https://github.com/citation-style-language/schema/raw/master/csl-citation.json&quot;} RNDdVT7kHafo3"/><text:span text:style-name="Default_20_Paragraph_20_Font"><text:span text:style-name="T6">. We previously</text:span></text:span><text:span text:style-name="Default_20_Paragraph_20_Font"><text:span text:style-name="T1"> </text:span></text:span><text:span text:style-name="Default_20_Paragraph_20_Font"><text:span text:style-name="T6">showed that </text:span></text:span><text:span text:style-name="Default_20_Paragraph_20_Font"><text:span text:style-name="T26">these networks of Cα–H are major contributor to the stability of GAS</text:span></text:span><text:span text:style-name="Default_20_Paragraph_20_Font"><text:span text:style-name="T119">right</text:span></text:span><text:span text:style-name="Default_20_Paragraph_20_Font"><text:span text:style-name="T26"> <text:s/>along with</text:span></text:span><text:span text:style-name="Default_20_Paragraph_20_Font"><text:span text:style-name="T6"> </text:span></text:span><text:span text:style-name="Default_20_Paragraph_20_Font"><text:span text:style-name="T8">van der Waals interactions </text:span></text:span><text:reference-mark-start text:name="ZOTERO_ITEM CSL_CITATION {&quot;citationID&quot;:&quot;lvAsma1x&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BpLrZCTHIY"/>(Anderson et al., 2017)<text:reference-mark-end text:name="ZOTERO_ITEM CSL_CITATION {&quot;citationID&quot;:&quot;lvAsma1x&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BpLrZCTHIY"/><text:span text:style-name="Default_20_Paragraph_20_Font"><text:span text:style-name="T6">. </text:span></text:span><text:span text:style-name="Default_20_Paragraph_20_Font"><text:span text:style-name="T26">Since GAS</text:span></text:span><text:span text:style-name="Default_20_Paragraph_20_Font"><text:span text:style-name="T119">right</text:span></text:span><text:span text:style-name="Default_20_Paragraph_20_Font"><text:span text:style-name="T26"> </text:span></text:span><text:change text:change-id="ct94327220463440"/><text:span text:style-name="Default_20_Paragraph_20_Font"><text:span text:style-name="T26">can </text:span></text:span><text:span text:style-name="Default_20_Paragraph_20_Font"><text:span text:style-name="T29">form</text:span></text:span><text:span text:style-name="Default_20_Paragraph_20_Font"><text:span text:style-name="T26"> strong dimers, we decided to use this region</text:span></text:span><text:span text:style-name="Default_20_Paragraph_20_Font"><text:span text:style-name="T27"> as a </text:span></text:span><text:span text:style-name="Default_20_Paragraph_20_Font"><text:span text:style-name="T28">positive </text:span></text:span><text:span text:style-name="Default_20_Paragraph_20_Font"><text:span text:style-name="T27">control </text:span></text:span><text:span text:style-name="Default_20_Paragraph_20_Font"><text:span text:style-name="T29">in our procedure </text:span></text:span><text:span text:style-name="Default_20_Paragraph_20_Font"><text:span text:style-name="T27">for our van der Waals only design </text:span></text:span><text:span text:style-name="Default_20_Paragraph_20_Font"><text:span text:style-name="T28">based on the</text:span></text:span><text:span text:style-name="Default_20_Paragraph_20_Font"><text:span text:style-name="T27"> “Left” and “Right” regions.</text:span></text:span></text:p>
      <text:h text:style-name="P55" text:outline-level="4">Selection of backbones <text:span text:style-name="T175">and </text:span>Computational Design Strategy</text:h>
      <text:p text:style-name="First_20_line_20_indent"><text:span text:style-name="T171">A total of </text:span><text:span text:style-name="Default_20_Paragraph_20_Font"><text:span text:style-name="T30">10000</text:span></text:span><text:span text:style-name="T171"> starting backbones were selected with crossing angle and inter-helical distance randomly assigned within the boundaries of the three regions highlighted in </text:span><text:span text:style-name="Figure_20_in_20_text"><text:span text:style-name="T171">Fig. M</text:span></text:span><text:change-start text:change-id="ct94327221444320"/><text:span text:style-name="Figure_20_in_20_text"><text:span text:style-name="T171">P</text:span></text:span><text:change-end text:change-id="ct94327221444320"/><text:span text:style-name="Figure_20_in_20_text"><text:span text:style-name="T171">_DESIGNb</text:span></text:span><text:span text:style-name="T171">. Since no specific trend was identified for </text:span><text:span text:style-name="Default_20_Paragraph_20_Font"><text:span text:style-name="T20">the </text:span></text:span><text:span text:style-name="Default_20_Paragraph_20_Font"><text:span text:style-name="T30">axial rotation ω, </text:span></text:span><text:span text:style-name="Default_20_Paragraph_20_Font"><text:span text:style-name="T20">and the </text:span></text:span><text:span text:style-name="Default_20_Paragraph_20_Font"><text:span text:style-name="T72">Z</text:span></text:span><text:span text:style-name="Default_20_Paragraph_20_Font"><text:span text:style-name="T30"> </text:span></text:span><text:span text:style-name="Default_20_Paragraph_20_Font"><text:span text:style-name="T20">displacement,</text:span></text:span><text:span text:style-name="Default_20_Paragraph_20_Font"><text:span text:style-name="T30"> these </text:span></text:span><text:span text:style-name="Default_20_Paragraph_20_Font"><text:span text:style-name="T31">two </text:span></text:span><text:span text:style-name="Default_20_Paragraph_20_Font"><text:span text:style-name="T30">were also </text:span></text:span><text:span text:style-name="Default_20_Paragraph_20_Font"><text:span text:style-name="T31">assigned </text:span></text:span><text:span text:style-name="Default_20_Paragraph_20_Font"><text:span text:style-name="T30">random</text:span></text:span><text:span text:style-name="Default_20_Paragraph_20_Font"><text:span text:style-name="T31">ly</text:span></text:span><text:span text:style-name="Default_20_Paragraph_20_Font"><text:span text:style-name="T30">.</text:span></text:span><text:span text:style-name="T171"> In creating these constructs we followed an approach used previously in a TOXGREEN study </text:span><text:reference-mark-start text:name="ZOTERO_ITEM CSL_CITATION {&quot;citationID&quot;:&quot;RW8dlvmM&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XLiYpcKfr8"/><text:span text:style-name="T171">(Anderson et al., 2017)</text:span><text:reference-mark-end text:name="ZOTERO_ITEM CSL_CITATION {&quot;citationID&quot;:&quot;RW8dlvmM&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XLiYpcKfr8"/><text:span text:style-name="T171">. The designs we based on a 21 amino acid hydrophobic segment, with the crossing point between the two monomers placed near the middle of the membrane. </text:span>For each <text:span text:style-name="T172">dimer</text:span>, <text:span text:style-name="T172">only 8 positions at the helix-helix</text:span> interface <text:span text:style-name="T172">were set as variable for the</text:span> design. <text:span text:style-name="T172">All</text:span> <text:span text:style-name="T129">non-interfacial positions of the </text:span>backbone <text:span text:style-name="T171">were</text:span> <text:span text:style-name="T129">standardized to Leucine.</text:span> <text:span text:style-name="T172">This standardization reduces variability in</text:span> hydrophobicity<text:span text:style-name="T129">, which helps obtaining consistent expression and insertion into the membrane of the TOXGREEN constructs. The poly-Leu backbone was </text:span><text:soft-page-break/><text:span text:style-name="T129">used because this sequence has low propensity for association in TOXCAT based assays, reducing the risk of non-specific association outside of our designed interface (Zhou et al., 2000; Zhou et al., 2001; Ruan et al., 2003).</text:span></text:p>
      <text:p text:style-name="First_20_line_20_indent"><text:span text:style-name="T173">The pattern of variable and fixed position used for the constructs is illustrated in </text:span><text:span text:style-name="Figure_20_in_20_text"><text:span text:style-name="T173">Fig. MP_DESIGNc</text:span></text:span><text:span text:style-name="T173">. For the </text:span>GAS<text:span text:style-name="T113">right</text:span> <text:span text:style-name="T173">region, we adopted the typical pattern that spaces two interfacial positions (x) with two fixed positions (L), resulting in a <text:s/>LLLxxLLxxLLxxLLxxLLLL pattern</text:span> <text:reference-mark-start text:name="ZOTERO_ITEM CSL_CITATION {&quot;citationID&quot;:&quot;6KRfzZYK&quot;,&quot;properties&quot;:{&quot;formattedCitation&quot;:&quot;(Anderson et al., 2017; Mueller et al., 2014; Russ &amp; Engelman, 2000)&quot;,&quot;plainCitation&quot;:&quot;(Anderson et al., 2017; Mueller et al., 2014; Russ &amp; Engelman, 2000)&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tiMXqunygc"/>(Anderson et al., 2017; Mueller et al., 2014; Russ &amp; Engelman, 2000)<text:reference-mark-end text:name="ZOTERO_ITEM CSL_CITATION {&quot;citationID&quot;:&quot;6KRfzZYK&quot;,&quot;properties&quot;:{&quot;formattedCitation&quot;:&quot;(Anderson et al., 2017; Mueller et al., 2014; Russ &amp; Engelman, 2000)&quot;,&quot;plainCitation&quot;:&quot;(Anderson et al., 2017; Mueller et al., 2014; Russ &amp; Engelman, 2000)&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tiMXqunygc"/>. <text:span text:style-name="T173">T</text:span>he same interface <text:span text:style-name="T173">was applied to</text:span> the Right region <text:span text:style-name="T173">designs</text:span>, which has <text:span text:style-name="T111">similar</text:span> geometr<text:span text:style-name="T129">y</text:span> outside of a <text:span text:style-name="T129">l</text:span>arger <text:span text:style-name="T129">inter-helical</text:span> distance. <text:span text:style-name="T129">In the Left region, the interfacial positions follows the typical LxxLLxL heptad repeat that is typical in leucine zippers, knobs-into-holes, and coiled coils </text:span><text:reference-mark-start text:name="ZOTERO_ITEM CSL_CITATION {&quot;citationID&quot;:&quot;Rv68aA7v&quot;,&quot;properties&quot;:{&quot;formattedCitation&quot;:&quot;(Ash et al., 2004; Bornberg-Bauer et al., 1998; Walshaw &amp; Woolfson, 2003)&quot;,&quot;plainCitation&quot;:&quot;(Ash et al., 2004; Bornberg-Bauer et al., 1998; Walshaw &amp; Woolfson, 2003)&quot;,&quot;noteIndex&quot;:0},&quot;citationItems&quot;:[{&quot;id&quot;:50,&quot;uris&quot;:[&quot;http://zotero.org/users/local/TWX8bpul/items/3PRNFBUK&quot;],&quot;itemData&quot;:{&quot;id&quot;:50,&quot;type&quot;:&quot;article-journal&quot;,&quot;abstract&quot;:&quot;Simulated annealing was performed to model parallel dimers of alpha-helical transmembrane peptides with the sequence L(11)XL(12), predicting left-handed coiled coil geometry in all cases. Insertion of peptides containing threonine, asparagine, alanine, phenylalanine, and leucine in position 12 into realistic model membranes showed these structures were stable for 20 ns of molecular dynamics simulation time. Threonine could participate in intermolecular hydrogen bonds, but predominantly formed hydrogen bonds to the backbone of the helix it resided on. These hydrogen bonds, although infrequent, appeared to promote closer association of polyleucine helices. Asparagine participated in multiple, rapidly fluctuating intermolecular and intramolecular hydrogen bonds, and may have slightly destabilized optimum van der Waals packing in favor of optimum hydrogen bonding. Coordinated rotations of transmembrane helices about their axes were observed, indicating helices may rotate around one another during the folding of membrane proteins or other processes. These rotations were inhibited by phenylalanine, suggesting a role for bulky residues in modulating membrane protein dynamics.&quot;,&quot;archive_location&quot;:&quot;15248762&quot;,&quot;container-title&quot;:&quot;Biochemistry&quot;,&quot;DOI&quot;:&quot;10.1021/bi0494572&quot;,&quot;ISSN&quot;:&quot;0006-2960&quot;,&quot;issue&quot;:&quot;28&quot;,&quot;language&quot;:&quot;eng&quot;,&quot;page&quot;:&quot;9050-60&quot;,&quot;title&quot;:&quot;Computer modeling of polyleucine-based coiled coil dimers in a realistic membrane environment: insight into helix-helix interactions in membrane proteins&quot;,&quot;volume&quot;:&quot;43&quot;,&quot;author&quot;:[{&quot;family&quot;:&quot;Ash&quot;,&quot;given&quot;:&quot;W. L.&quot;},{&quot;family&quot;:&quot;Stockner&quot;,&quot;given&quot;:&quot;T.&quot;},{&quot;family&quot;:&quot;MacCallum&quot;,&quot;given&quot;:&quot;J. L.&quot;},{&quot;family&quot;:&quot;Tieleman&quot;,&quot;given&quot;:&quot;D. P.&quot;}],&quot;issued&quot;:{&quot;date-parts&quot;:[[&quot;2004&quot;,7,20]]}}},{&quot;id&quot;:66,&quot;uris&quot;:[&quot;http://zotero.org/users/local/TWX8bpul/items/EV8M3MTB&quot;],&quot;itemData&quot;:{&quot;id&quot;:66,&quot;type&quot;:&quot;article-journal&quot;,&quot;abstract&quot;:&quot;The leucine zipper is a dimerization domain occurring mostly in regulatory and thus in many oncogenic proteins. The leucine repeat in the sequence has been traditionally used for identification, however with poor reliability. The coiled coil structure of a leucine zipper is required for dimerization and can be predicted with reasonable accuracy by existing algorithms. We exploit this fact for identification of leucine zippers from sequence alone. We present a program, 2ZIP, which combines a standard coiled coil prediction algorithm with an approximate search for the characteristic leucine repeat. No further information from homologues is required for prediction. This approach improves significantly over existing methods, especially in that the coiled coil prediction turns out to be highly informative and avoids large numbers of false positives. Many problems in predicting zippers or assessing prediction results stem from wrong sequence annotations in the database.&quot;,&quot;container-title&quot;:&quot;Nucleic Acids Research&quot;,&quot;DOI&quot;:&quot;10.1093/nar/26.11.2740&quot;,&quot;ISSN&quot;:&quot;0305-1048&quot;,&quot;issue&quot;:&quot;11&quot;,&quot;page&quot;:&quot;2740-2746&quot;,&quot;title&quot;:&quot;Computational approaches to identify leucine zippers&quot;,&quot;volume&quot;:&quot;26&quot;,&quot;author&quot;:[{&quot;family&quot;:&quot;Bornberg-Bauer&quot;,&quot;given&quot;:&quot;Erich&quot;},{&quot;family&quot;:&quot;Rivals&quot;,&quot;given&quot;:&quot;Eric&quot;},{&quot;family&quot;:&quot;Vingron&quot;,&quot;given&quot;:&quot;Martin&quot;}],&quot;issued&quot;:{&quot;date-parts&quot;:[[&quot;1998&quot;]]}}},{&quot;id&quot;:356,&quot;uris&quot;:[&quot;http://zotero.org/users/local/TWX8bpul/items/BUNDAMKF&quot;],&quot;itemData&quot;:{&quot;id&quot;:356,&quot;type&quot;:&quot;article-journal&quot;,&quot;container-title&quot;:&quot;Journal of Structural Biology&quot;,&quot;issue&quot;:&quot;3&quot;,&quot;journalAbbreviation&quot;:&quot;Journal of Structural Biology&quot;,&quot;page&quot;:&quot;349-361&quot;,&quot;title&quot;:&quot;Extended knobs-into-holes packing in classical and complex coiled-coil assemblies&quot;,&quot;volume&quot;:&quot;144&quot;,&quot;author&quot;:[{&quot;family&quot;:&quot;Walshaw&quot;,&quot;given&quot;:&quot;John&quot;},{&quot;family&quot;:&quot;Woolfson&quot;,&quot;given&quot;:&quot;Derek N.&quot;}],&quot;issued&quot;:{&quot;date-parts&quot;:[[&quot;2003&quot;]]}}}],&quot;schema&quot;:&quot;https://github.com/citation-style-language/schema/raw/master/csl-citation.json&quot;} RNDqxscYp5BoY"/><text:span text:style-name="T129">(Ash et al., 2004; Bornberg-Bauer et al., 1998; Walshaw &amp; Woolfson, 2003)</text:span><text:reference-mark-end text:name="ZOTERO_ITEM CSL_CITATION {&quot;citationID&quot;:&quot;Rv68aA7v&quot;,&quot;properties&quot;:{&quot;formattedCitation&quot;:&quot;(Ash et al., 2004; Bornberg-Bauer et al., 1998; Walshaw &amp; Woolfson, 2003)&quot;,&quot;plainCitation&quot;:&quot;(Ash et al., 2004; Bornberg-Bauer et al., 1998; Walshaw &amp; Woolfson, 2003)&quot;,&quot;noteIndex&quot;:0},&quot;citationItems&quot;:[{&quot;id&quot;:50,&quot;uris&quot;:[&quot;http://zotero.org/users/local/TWX8bpul/items/3PRNFBUK&quot;],&quot;itemData&quot;:{&quot;id&quot;:50,&quot;type&quot;:&quot;article-journal&quot;,&quot;abstract&quot;:&quot;Simulated annealing was performed to model parallel dimers of alpha-helical transmembrane peptides with the sequence L(11)XL(12), predicting left-handed coiled coil geometry in all cases. Insertion of peptides containing threonine, asparagine, alanine, phenylalanine, and leucine in position 12 into realistic model membranes showed these structures were stable for 20 ns of molecular dynamics simulation time. Threonine could participate in intermolecular hydrogen bonds, but predominantly formed hydrogen bonds to the backbone of the helix it resided on. These hydrogen bonds, although infrequent, appeared to promote closer association of polyleucine helices. Asparagine participated in multiple, rapidly fluctuating intermolecular and intramolecular hydrogen bonds, and may have slightly destabilized optimum van der Waals packing in favor of optimum hydrogen bonding. Coordinated rotations of transmembrane helices about their axes were observed, indicating helices may rotate around one another during the folding of membrane proteins or other processes. These rotations were inhibited by phenylalanine, suggesting a role for bulky residues in modulating membrane protein dynamics.&quot;,&quot;archive_location&quot;:&quot;15248762&quot;,&quot;container-title&quot;:&quot;Biochemistry&quot;,&quot;DOI&quot;:&quot;10.1021/bi0494572&quot;,&quot;ISSN&quot;:&quot;0006-2960&quot;,&quot;issue&quot;:&quot;28&quot;,&quot;language&quot;:&quot;eng&quot;,&quot;page&quot;:&quot;9050-60&quot;,&quot;title&quot;:&quot;Computer modeling of polyleucine-based coiled coil dimers in a realistic membrane environment: insight into helix-helix interactions in membrane proteins&quot;,&quot;volume&quot;:&quot;43&quot;,&quot;author&quot;:[{&quot;family&quot;:&quot;Ash&quot;,&quot;given&quot;:&quot;W. L.&quot;},{&quot;family&quot;:&quot;Stockner&quot;,&quot;given&quot;:&quot;T.&quot;},{&quot;family&quot;:&quot;MacCallum&quot;,&quot;given&quot;:&quot;J. L.&quot;},{&quot;family&quot;:&quot;Tieleman&quot;,&quot;given&quot;:&quot;D. P.&quot;}],&quot;issued&quot;:{&quot;date-parts&quot;:[[&quot;2004&quot;,7,20]]}}},{&quot;id&quot;:66,&quot;uris&quot;:[&quot;http://zotero.org/users/local/TWX8bpul/items/EV8M3MTB&quot;],&quot;itemData&quot;:{&quot;id&quot;:66,&quot;type&quot;:&quot;article-journal&quot;,&quot;abstract&quot;:&quot;The leucine zipper is a dimerization domain occurring mostly in regulatory and thus in many oncogenic proteins. The leucine repeat in the sequence has been traditionally used for identification, however with poor reliability. The coiled coil structure of a leucine zipper is required for dimerization and can be predicted with reasonable accuracy by existing algorithms. We exploit this fact for identification of leucine zippers from sequence alone. We present a program, 2ZIP, which combines a standard coiled coil prediction algorithm with an approximate search for the characteristic leucine repeat. No further information from homologues is required for prediction. This approach improves significantly over existing methods, especially in that the coiled coil prediction turns out to be highly informative and avoids large numbers of false positives. Many problems in predicting zippers or assessing prediction results stem from wrong sequence annotations in the database.&quot;,&quot;container-title&quot;:&quot;Nucleic Acids Research&quot;,&quot;DOI&quot;:&quot;10.1093/nar/26.11.2740&quot;,&quot;ISSN&quot;:&quot;0305-1048&quot;,&quot;issue&quot;:&quot;11&quot;,&quot;page&quot;:&quot;2740-2746&quot;,&quot;title&quot;:&quot;Computational approaches to identify leucine zippers&quot;,&quot;volume&quot;:&quot;26&quot;,&quot;author&quot;:[{&quot;family&quot;:&quot;Bornberg-Bauer&quot;,&quot;given&quot;:&quot;Erich&quot;},{&quot;family&quot;:&quot;Rivals&quot;,&quot;given&quot;:&quot;Eric&quot;},{&quot;family&quot;:&quot;Vingron&quot;,&quot;given&quot;:&quot;Martin&quot;}],&quot;issued&quot;:{&quot;date-parts&quot;:[[&quot;1998&quot;]]}}},{&quot;id&quot;:356,&quot;uris&quot;:[&quot;http://zotero.org/users/local/TWX8bpul/items/BUNDAMKF&quot;],&quot;itemData&quot;:{&quot;id&quot;:356,&quot;type&quot;:&quot;article-journal&quot;,&quot;container-title&quot;:&quot;Journal of Structural Biology&quot;,&quot;issue&quot;:&quot;3&quot;,&quot;journalAbbreviation&quot;:&quot;Journal of Structural Biology&quot;,&quot;page&quot;:&quot;349-361&quot;,&quot;title&quot;:&quot;Extended knobs-into-holes packing in classical and complex coiled-coil assemblies&quot;,&quot;volume&quot;:&quot;144&quot;,&quot;author&quot;:[{&quot;family&quot;:&quot;Walshaw&quot;,&quot;given&quot;:&quot;John&quot;},{&quot;family&quot;:&quot;Woolfson&quot;,&quot;given&quot;:&quot;Derek N.&quot;}],&quot;issued&quot;:{&quot;date-parts&quot;:[[&quot;2003&quot;]]}}}],&quot;schema&quot;:&quot;https://github.com/citation-style-language/schema/raw/master/csl-citation.json&quot;} RNDqxscYp5BoY"/><text:span text:style-name="T129">. However, the specific registry of this pattern is dependent on the Z-shift and axial rotation coordinate of the dimer (</text:span><text:span text:style-name="T138">see Methods</text:span><text:span text:style-name="T174">). For this reason three different interfacial patterns, all consisting of 8 variable positions, were adopted for dimeric designs in this region (</text:span><text:span text:style-name="Figure_20_in_20_text"><text:span text:style-name="T173">Fig. MP_DESIGNc</text:span></text:span><text:span text:style-name="T174">). </text:span></text:p>
      <text:p text:style-name="P44"><text:span text:style-name="Default_20_Paragraph_20_Font"><text:span text:style-name="T32">The protein design was based on a Monte Carlo procedure that included an initial fixed</text:span></text:span><text:span text:style-name="Default_20_Paragraph_20_Font"><text:span text:style-name="T1"> backbone design, </text:span></text:span><text:span text:style-name="Default_20_Paragraph_20_Font"><text:span text:style-name="T32">followed by an</text:span></text:span><text:span text:style-name="Default_20_Paragraph_20_Font"><text:span text:style-name="T1"> iterative </text:span></text:span><text:span text:style-name="Default_20_Paragraph_20_Font"><text:span text:style-name="T35">local </text:span></text:span><text:span text:style-name="Default_20_Paragraph_20_Font"><text:span text:style-name="T1">backbone refinement </text:span></text:span><text:span text:style-name="Default_20_Paragraph_20_Font"><text:span text:style-name="T32">using the resulting </text:span></text:span><text:span text:style-name="Default_20_Paragraph_20_Font"><text:span text:style-name="T35">design </text:span></text:span><text:span text:style-name="Default_20_Paragraph_20_Font"><text:span text:style-name="T32">sequence</text:span></text:span><text:span text:style-name="Default_20_Paragraph_20_Font"><text:span text:style-name="T1"> </text:span></text:span><text:reference-mark-start text:name="ZOTERO_ITEM CSL_CITATION {&quot;citationID&quot;:&quot;K7UByP94&quot;,&quot;properties&quot;:{&quot;formattedCitation&quot;:&quot;(Huang et al., 2022; Kuhlman et al., 2003; Kulp et al., 2012; Nash et al., 2015; Senes, 2011)&quot;,&quot;plainCitation&quot;:&quot;(Huang et al., 2022; Kuhlman et al., 2003; Kulp et al., 2012; Nash et al., 2015; Senes, 2011)&quot;,&quot;noteIndex&quot;:0},&quot;citationItems&quot;:[{&quot;id&quot;:9,&quot;uris&quot;:[&quot;http://zotero.org/users/local/TWX8bpul/items/GI3EXMX7&quot;],&quot;itemData&quot;:{&quot;id&quot;:9,&quot;type&quot;:&quot;article-journal&quot;,&quot;abstract&quot;:&quot;A protein backbone structure is designable if a substantial number of amino acid sequences exist that autonomously fold into it1,2. It has been suggested that the designability of backbones is governed mainly by side chain-independent or side chain type-insensitive molecular interactions3–5, indicating an approach for designing new backbones (ready for amino acid selection) based on continuous sampling and optimization of the backbone-centred energy surface. However, a sufficiently comprehensive and precise energy function has yet to be established for this purpose. Here we show that this goal is met by a statistical model named SCUBA (for Side Chain-Unknown Backbone Arrangement) that uses neural network-form energy terms. These terms are learned with a two-step approach that comprises kernel density estimation followed by neural network training and can analytically represent multidimensional, high-order correlations in known protein structures. We report the crystal structures of nine de novo proteins whose backbones were designed to high precision using SCUBA, four of which have novel, non-natural overall architectures. By eschewing use of fragments from existing protein structures, SCUBA-driven structure design facilitates far-reaching exploration of the designable backbone space, thus extending the novelty and diversity of the proteins amenable to de novo design.&quot;,&quot;container-title&quot;:&quot;Nature&quot;,&quot;DOI&quot;:&quot;10.1038/s41586-021-04383-5&quot;,&quot;ISSN&quot;:&quot;1476-4687&quot;,&quot;issue&quot;:&quot;7897&quot;,&quot;language&quot;:&quot;en&quot;,&quot;license&quot;:&quot;2022 The Author(s), under exclusive licence to Springer Nature Limited&quot;,&quot;note&quot;:&quot;number: 7897\npublisher: Nature Publishing Group&quot;,&quot;page&quot;:&quot;523-528&quot;,&quot;source&quot;:&quot;www.nature.com&quot;,&quot;title&quot;:&quot;A backbone-centred energy function of neural networks for protein design&quot;,&quot;volume&quot;:&quot;602&quot;,&quot;author&quot;:[{&quot;family&quot;:&quot;Huang&quot;,&quot;given&quot;:&quot;Bin&quot;},{&quot;family&quot;:&quot;Xu&quot;,&quot;given&quot;:&quot;Yang&quot;},{&quot;family&quot;:&quot;Hu&quot;,&quot;given&quot;:&quot;Xiuhong&quot;},{&quot;family&quot;:&quot;Liu&quot;,&quot;given&quot;:&quot;Yongrui&quot;},{&quot;family&quot;:&quot;Liao&quot;,&quot;given&quot;:&quot;Shanhui&quot;},{&quot;family&quot;:&quot;Zhang&quot;,&quot;given&quot;:&quot;Jiahai&quot;},{&quot;family&quot;:&quot;Huang&quot;,&quot;given&quot;:&quot;Chengdong&quot;},{&quot;family&quot;:&quot;Hong&quot;,&quot;given&quot;:&quot;Jingjun&quot;},{&quot;family&quot;:&quot;Chen&quot;,&quot;given&quot;:&quot;Quan&quot;},{&quot;family&quot;:&quot;Liu&quot;,&quot;given&quot;:&quot;Haiyan&quot;}],&quot;issued&quot;:{&quot;date-parts&quot;:[[&quot;2022&quot;,2]]}}},{&quot;id&quot;:3,&quot;uris&quot;:[&quot;http://zotero.org/users/local/TWX8bpul/items/VY5UBR6L&quot;],&quot;itemData&quot;:{&quot;id&quot;:3,&quot;type&quot;:&quot;article-journal&quot;,&quot;container-title&quot;:&quot;Science&quot;,&quot;DOI&quot;:&quot;10.1126/science.1089427&quot;,&quot;issue&quot;:&quot;5649&quot;,&quot;note&quot;:&quot;publisher: American Association for the Advancement of Science&quot;,&quot;page&quot;:&quot;1364-1368&quot;,&quot;source&quot;:&quot;science.org (Atypon)&quot;,&quot;title&quot;:&quot;Design of a Novel Globular Protein Fold with Atomic-Level Accuracy&quot;,&quot;volume&quot;:&quot;302&quot;,&quot;author&quot;:[{&quot;family&quot;:&quot;Kuhlman&quot;,&quot;given&quot;:&quot;Brian&quot;},{&quot;family&quot;:&quot;Dantas&quot;,&quot;given&quot;:&quot;Gautam&quot;},{&quot;family&quot;:&quot;Ireton&quot;,&quot;given&quot;:&quot;Gregory C.&quot;},{&quot;family&quot;:&quot;Varani&quot;,&quot;given&quot;:&quot;Gabriele&quot;},{&quot;family&quot;:&quot;Stoddard&quot;,&quot;given&quot;:&quot;Barry L.&quot;},{&quot;family&quot;:&quot;Baker&quot;,&quot;given&quot;:&quot;David&quot;}],&quot;issued&quot;:{&quot;date-parts&quot;:[[&quot;2003&quot;,11,21]]}}},{&quot;id&quot;:205,&quot;uris&quot;:[&quot;http://zotero.org/users/local/TWX8bpul/items/A35N7UVK&quot;],&quot;itemData&quot;:{&quot;id&quot;:205,&quot;type&quot;:&quot;article-journal&quot;,&quot;abstract&quot;:&quot;We present the Molecular Software Library (MSL), a C++ library for molecular modeling. MSL is a set of tools that supports a large variety of algorithms for the design, modeling, and analysis of macromolecules. Among the main features supported by the library are methods for applying geometric transformations and alignments, the implementation of a rich set of energy functions, side chain optimization, backbone manipulation, calculation of solvent accessible surface area, and other tools. MSL has a number of unique features, such as the ability of storing alternative atomic coordinates (for modeling) and multiple amino acid identities at the same backbone position (for design). It has a straightforward mechanism for extending its energy functions and can work with any type of molecules. Although the code base is large, MSL was created with ease of developing in mind. It allows the rapid implementation of simple tasks while fully supporting the creation of complex applications. Some of the potentialities of the software are demonstrated here with examples that show how to program complex and essential modeling tasks with few lines of code. MSL is an ongoing and evolving project, with new features and improvements being introduced regularly, but it is mature and suitable for production and has been used in numerous protein modeling and design projects. MSL is open-source software, freely downloadable at http://msl-libraries.org. We propose it as a common platform for the development of new molecular algorithms and to promote the distribution, sharing, and reutilization of computational methods.&quot;,&quot;archive_location&quot;:&quot;22565567&quot;,&quot;container-title&quot;:&quot;J Comput Chem&quot;,&quot;DOI&quot;:&quot;10.1002/jcc.22968&quot;,&quot;ISSN&quot;:&quot;1096-987X&quot;,&quot;issue&quot;:&quot;20&quot;,&quot;language&quot;:&quot;eng&quot;,&quot;note&quot;:&quot;edition: 20120508&quot;,&quot;page&quot;:&quot;1645-61&quot;,&quot;title&quot;:&quot;Structural informatics, modeling, and design with an open-source Molecular Software Library (MSL)&quot;,&quot;volume&quot;:&quot;33&quot;,&quot;author&quot;:[{&quot;family&quot;:&quot;Kulp&quot;,&quot;given&quot;:&quot;D. W.&quot;},{&quot;family&quot;:&quot;Subramaniam&quot;,&quot;given&quot;:&quot;S.&quot;},{&quot;family&quot;:&quot;Donald&quot;,&quot;given&quot;:&quot;J. E.&quot;},{&quot;family&quot;:&quot;Hannigan&quot;,&quot;given&quot;:&quot;B. T.&quot;},{&quot;family&quot;:&quot;Mueller&quot;,&quot;given&quot;:&quot;B. K.&quot;},{&quot;family&quot;:&quot;Grigoryan&quot;,&quot;given&quot;:&quot;G.&quot;},{&quot;family&quot;:&quot;Senes&quot;,&quot;given&quot;:&quot;A.&quot;}],&quot;issued&quot;:{&quot;date-parts&quot;:[[&quot;2012&quot;,7,30]]}}},{&quot;id&quot;:272,&quot;uris&quot;:[&quot;http://zotero.org/users/local/TWX8bpul/items/7BT38I6Y&quot;],&quot;itemData&quot;:{&quot;id&quot;:272,&quot;type&quot;:&quot;article-journal&quot;,&quot;abstract&quot;:&quot;Membrane proteins regulate a large number of cellular functions, and have great potential as tools for manipulation of biological systems. Developing these tools requires a robust and quantitative understanding of membrane protein folding and interactions within the bilayer. With this in mind, we have designed a series of proteins to probe the net thermodynamic contribution of well-known sequence motifs to transmembrane helix-helix association in a biological membrane. The proteins were designed from first principles (de novo) using current knowledge about membrane insertion and stabilizing interaction motifs. A simple poly-Leu \&quot;scaffold\&quot; was decorated with individual helix interaction motifs (G-XXX-G, polar residues, heptad repeat) to create transmembrane helix-helix interactions of increasing strength. The GALLEX assay, an in vivo assay for measurement of transmembrane helix self-association, was combined with computational methods to characterize the relative strength and mode of interaction for each sequence. In addition, the apparent free energy contribution (ΔΔGapp) of each motif to transmembrane helix self-association was measured in a biological membrane, results that are the first of their kind for these de novo designed sequences, and suggest that the free energy barrier to overcoming weak association is quite small (&lt;1.4 kcal mol(-1)) in a natural membrane. By quantifying and rationalizing the contribution of key motifs to transmembrane helix association, our work offers a route to direct the design of novel sequences for use in biotechnology or synthetic biology (e.g. molecular switches) and to predict the effects of sequence modification in known transmembrane domains (for control of cellular processes).&quot;,&quot;archive_location&quot;:&quot;25732028&quot;,&quot;container-title&quot;:&quot;Biochim Biophys Acta&quot;,&quot;DOI&quot;:&quot;10.1016/j.bbamem.2015.02.020&quot;,&quot;ISSN&quot;:&quot;0006-3002&quot;,&quot;issue&quot;:&quot;5&quot;,&quot;language&quot;:&quot;eng&quot;,&quot;note&quot;:&quot;edition: 20150227&quot;,&quot;page&quot;:&quot;1248-57&quot;,&quot;title&quot;:&quot;De novo design of transmembrane helix-helix interactions and measurement of stability in a biological membrane&quot;,&quot;volume&quot;:&quot;1848&quot;,&quot;author&quot;:[{&quot;family&quot;:&quot;Nash&quot;,&quot;given&quot;:&quot;A.&quot;},{&quot;family&quot;:&quot;Notman&quot;,&quot;given&quot;:&quot;R.&quot;},{&quot;family&quot;:&quot;Dixon&quot;,&quot;given&quot;:&quot;A. M.&quot;}],&quot;issued&quot;:{&quot;date-parts&quot;:[[&quot;2015&quot;,5]]}}},{&quot;id&quot;:318,&quot;uris&quot;:[&quot;http://zotero.org/users/local/TWX8bpul/items/KNP5B9D4&quot;],&quot;itemData&quot;:{&quot;id&quot;:318,&quot;type&quot;:&quot;article-journal&quot;,&quot;abstract&quot;:&quot;This article reviews the recent successes of computational protein design techniques applied to integral membrane proteins. This emerging area is still handicapped by significant difficulties in the experimental characterization of the stability and structure of the designed proteins. Nevertheless, by focusing on oligomeric complexes of single-span transmembrane (TM) peptides with detectable activity, the computational design of membrane proteins has already produced very exciting results. The 'take-home message' is that optimization of van der Waals packing and hydrogen bonding (both 'canonical' and weak Cα-H⋯O bonds) can produce functional structures of remarkable stability and specificity in the membrane.&quot;,&quot;archive_location&quot;:&quot;21763125&quot;,&quot;container-title&quot;:&quot;Curr Opin Struct Biol&quot;,&quot;DOI&quot;:&quot;10.1016/j.sbi.2011.06.004&quot;,&quot;ISSN&quot;:&quot;1879-033X&quot;,&quot;issue&quot;:&quot;4&quot;,&quot;language&quot;:&quot;eng&quot;,&quot;note&quot;:&quot;edition: 20110715&quot;,&quot;page&quot;:&quot;460-6&quot;,&quot;title&quot;:&quot;Computational design of membrane proteins&quot;,&quot;volume&quot;:&quot;21&quot;,&quot;author&quot;:[{&quot;family&quot;:&quot;Senes&quot;,&quot;given&quot;:&quot;A.&quot;}],&quot;issued&quot;:{&quot;date-parts&quot;:[[&quot;2011&quot;,8]]}}}],&quot;schema&quot;:&quot;https://github.com/citation-style-language/schema/raw/master/csl-citation.json&quot;} RND4Vi806xhjY"/><text:span text:style-name="Default_20_Paragraph_20_Font"><text:span text:style-name="T1">(Huang et al., 2022; Kuhlman et al., 2003; Kulp et al., 2012; Nash et al., 2015; Senes, 2011) </text:span></text:span><text:reference-mark-end text:name="ZOTERO_ITEM CSL_CITATION {&quot;citationID&quot;:&quot;K7UByP94&quot;,&quot;properties&quot;:{&quot;formattedCitation&quot;:&quot;(Huang et al., 2022; Kuhlman et al., 2003; Kulp et al., 2012; Nash et al., 2015; Senes, 2011)&quot;,&quot;plainCitation&quot;:&quot;(Huang et al., 2022; Kuhlman et al., 2003; Kulp et al., 2012; Nash et al., 2015; Senes, 2011)&quot;,&quot;noteIndex&quot;:0},&quot;citationItems&quot;:[{&quot;id&quot;:9,&quot;uris&quot;:[&quot;http://zotero.org/users/local/TWX8bpul/items/GI3EXMX7&quot;],&quot;itemData&quot;:{&quot;id&quot;:9,&quot;type&quot;:&quot;article-journal&quot;,&quot;abstract&quot;:&quot;A protein backbone structure is designable if a substantial number of amino acid sequences exist that autonomously fold into it1,2. It has been suggested that the designability of backbones is governed mainly by side chain-independent or side chain type-insensitive molecular interactions3–5, indicating an approach for designing new backbones (ready for amino acid selection) based on continuous sampling and optimization of the backbone-centred energy surface. However, a sufficiently comprehensive and precise energy function has yet to be established for this purpose. Here we show that this goal is met by a statistical model named SCUBA (for Side Chain-Unknown Backbone Arrangement) that uses neural network-form energy terms. These terms are learned with a two-step approach that comprises kernel density estimation followed by neural network training and can analytically represent multidimensional, high-order correlations in known protein structures. We report the crystal structures of nine de novo proteins whose backbones were designed to high precision using SCUBA, four of which have novel, non-natural overall architectures. By eschewing use of fragments from existing protein structures, SCUBA-driven structure design facilitates far-reaching exploration of the designable backbone space, thus extending the novelty and diversity of the proteins amenable to de novo design.&quot;,&quot;container-title&quot;:&quot;Nature&quot;,&quot;DOI&quot;:&quot;10.1038/s41586-021-04383-5&quot;,&quot;ISSN&quot;:&quot;1476-4687&quot;,&quot;issue&quot;:&quot;7897&quot;,&quot;language&quot;:&quot;en&quot;,&quot;license&quot;:&quot;2022 The Author(s), under exclusive licence to Springer Nature Limited&quot;,&quot;note&quot;:&quot;number: 7897\npublisher: Nature Publishing Group&quot;,&quot;page&quot;:&quot;523-528&quot;,&quot;source&quot;:&quot;www.nature.com&quot;,&quot;title&quot;:&quot;A backbone-centred energy function of neural networks for protein design&quot;,&quot;volume&quot;:&quot;602&quot;,&quot;author&quot;:[{&quot;family&quot;:&quot;Huang&quot;,&quot;given&quot;:&quot;Bin&quot;},{&quot;family&quot;:&quot;Xu&quot;,&quot;given&quot;:&quot;Yang&quot;},{&quot;family&quot;:&quot;Hu&quot;,&quot;given&quot;:&quot;Xiuhong&quot;},{&quot;family&quot;:&quot;Liu&quot;,&quot;given&quot;:&quot;Yongrui&quot;},{&quot;family&quot;:&quot;Liao&quot;,&quot;given&quot;:&quot;Shanhui&quot;},{&quot;family&quot;:&quot;Zhang&quot;,&quot;given&quot;:&quot;Jiahai&quot;},{&quot;family&quot;:&quot;Huang&quot;,&quot;given&quot;:&quot;Chengdong&quot;},{&quot;family&quot;:&quot;Hong&quot;,&quot;given&quot;:&quot;Jingjun&quot;},{&quot;family&quot;:&quot;Chen&quot;,&quot;given&quot;:&quot;Quan&quot;},{&quot;family&quot;:&quot;Liu&quot;,&quot;given&quot;:&quot;Haiyan&quot;}],&quot;issued&quot;:{&quot;date-parts&quot;:[[&quot;2022&quot;,2]]}}},{&quot;id&quot;:3,&quot;uris&quot;:[&quot;http://zotero.org/users/local/TWX8bpul/items/VY5UBR6L&quot;],&quot;itemData&quot;:{&quot;id&quot;:3,&quot;type&quot;:&quot;article-journal&quot;,&quot;container-title&quot;:&quot;Science&quot;,&quot;DOI&quot;:&quot;10.1126/science.1089427&quot;,&quot;issue&quot;:&quot;5649&quot;,&quot;note&quot;:&quot;publisher: American Association for the Advancement of Science&quot;,&quot;page&quot;:&quot;1364-1368&quot;,&quot;source&quot;:&quot;science.org (Atypon)&quot;,&quot;title&quot;:&quot;Design of a Novel Globular Protein Fold with Atomic-Level Accuracy&quot;,&quot;volume&quot;:&quot;302&quot;,&quot;author&quot;:[{&quot;family&quot;:&quot;Kuhlman&quot;,&quot;given&quot;:&quot;Brian&quot;},{&quot;family&quot;:&quot;Dantas&quot;,&quot;given&quot;:&quot;Gautam&quot;},{&quot;family&quot;:&quot;Ireton&quot;,&quot;given&quot;:&quot;Gregory C.&quot;},{&quot;family&quot;:&quot;Varani&quot;,&quot;given&quot;:&quot;Gabriele&quot;},{&quot;family&quot;:&quot;Stoddard&quot;,&quot;given&quot;:&quot;Barry L.&quot;},{&quot;family&quot;:&quot;Baker&quot;,&quot;given&quot;:&quot;David&quot;}],&quot;issued&quot;:{&quot;date-parts&quot;:[[&quot;2003&quot;,11,21]]}}},{&quot;id&quot;:205,&quot;uris&quot;:[&quot;http://zotero.org/users/local/TWX8bpul/items/A35N7UVK&quot;],&quot;itemData&quot;:{&quot;id&quot;:205,&quot;type&quot;:&quot;article-journal&quot;,&quot;abstract&quot;:&quot;We present the Molecular Software Library (MSL), a C++ library for molecular modeling. MSL is a set of tools that supports a large variety of algorithms for the design, modeling, and analysis of macromolecules. Among the main features supported by the library are methods for applying geometric transformations and alignments, the implementation of a rich set of energy functions, side chain optimization, backbone manipulation, calculation of solvent accessible surface area, and other tools. MSL has a number of unique features, such as the ability of storing alternative atomic coordinates (for modeling) and multiple amino acid identities at the same backbone position (for design). It has a straightforward mechanism for extending its energy functions and can work with any type of molecules. Although the code base is large, MSL was created with ease of developing in mind. It allows the rapid implementation of simple tasks while fully supporting the creation of complex applications. Some of the potentialities of the software are demonstrated here with examples that show how to program complex and essential modeling tasks with few lines of code. MSL is an ongoing and evolving project, with new features and improvements being introduced regularly, but it is mature and suitable for production and has been used in numerous protein modeling and design projects. MSL is open-source software, freely downloadable at http://msl-libraries.org. We propose it as a common platform for the development of new molecular algorithms and to promote the distribution, sharing, and reutilization of computational methods.&quot;,&quot;archive_location&quot;:&quot;22565567&quot;,&quot;container-title&quot;:&quot;J Comput Chem&quot;,&quot;DOI&quot;:&quot;10.1002/jcc.22968&quot;,&quot;ISSN&quot;:&quot;1096-987X&quot;,&quot;issue&quot;:&quot;20&quot;,&quot;language&quot;:&quot;eng&quot;,&quot;note&quot;:&quot;edition: 20120508&quot;,&quot;page&quot;:&quot;1645-61&quot;,&quot;title&quot;:&quot;Structural informatics, modeling, and design with an open-source Molecular Software Library (MSL)&quot;,&quot;volume&quot;:&quot;33&quot;,&quot;author&quot;:[{&quot;family&quot;:&quot;Kulp&quot;,&quot;given&quot;:&quot;D. W.&quot;},{&quot;family&quot;:&quot;Subramaniam&quot;,&quot;given&quot;:&quot;S.&quot;},{&quot;family&quot;:&quot;Donald&quot;,&quot;given&quot;:&quot;J. E.&quot;},{&quot;family&quot;:&quot;Hannigan&quot;,&quot;given&quot;:&quot;B. T.&quot;},{&quot;family&quot;:&quot;Mueller&quot;,&quot;given&quot;:&quot;B. K.&quot;},{&quot;family&quot;:&quot;Grigoryan&quot;,&quot;given&quot;:&quot;G.&quot;},{&quot;family&quot;:&quot;Senes&quot;,&quot;given&quot;:&quot;A.&quot;}],&quot;issued&quot;:{&quot;date-parts&quot;:[[&quot;2012&quot;,7,30]]}}},{&quot;id&quot;:272,&quot;uris&quot;:[&quot;http://zotero.org/users/local/TWX8bpul/items/7BT38I6Y&quot;],&quot;itemData&quot;:{&quot;id&quot;:272,&quot;type&quot;:&quot;article-journal&quot;,&quot;abstract&quot;:&quot;Membrane proteins regulate a large number of cellular functions, and have great potential as tools for manipulation of biological systems. Developing these tools requires a robust and quantitative understanding of membrane protein folding and interactions within the bilayer. With this in mind, we have designed a series of proteins to probe the net thermodynamic contribution of well-known sequence motifs to transmembrane helix-helix association in a biological membrane. The proteins were designed from first principles (de novo) using current knowledge about membrane insertion and stabilizing interaction motifs. A simple poly-Leu \&quot;scaffold\&quot; was decorated with individual helix interaction motifs (G-XXX-G, polar residues, heptad repeat) to create transmembrane helix-helix interactions of increasing strength. The GALLEX assay, an in vivo assay for measurement of transmembrane helix self-association, was combined with computational methods to characterize the relative strength and mode of interaction for each sequence. In addition, the apparent free energy contribution (ΔΔGapp) of each motif to transmembrane helix self-association was measured in a biological membrane, results that are the first of their kind for these de novo designed sequences, and suggest that the free energy barrier to overcoming weak association is quite small (&lt;1.4 kcal mol(-1)) in a natural membrane. By quantifying and rationalizing the contribution of key motifs to transmembrane helix association, our work offers a route to direct the design of novel sequences for use in biotechnology or synthetic biology (e.g. molecular switches) and to predict the effects of sequence modification in known transmembrane domains (for control of cellular processes).&quot;,&quot;archive_location&quot;:&quot;25732028&quot;,&quot;container-title&quot;:&quot;Biochim Biophys Acta&quot;,&quot;DOI&quot;:&quot;10.1016/j.bbamem.2015.02.020&quot;,&quot;ISSN&quot;:&quot;0006-3002&quot;,&quot;issue&quot;:&quot;5&quot;,&quot;language&quot;:&quot;eng&quot;,&quot;note&quot;:&quot;edition: 20150227&quot;,&quot;page&quot;:&quot;1248-57&quot;,&quot;title&quot;:&quot;De novo design of transmembrane helix-helix interactions and measurement of stability in a biological membrane&quot;,&quot;volume&quot;:&quot;1848&quot;,&quot;author&quot;:[{&quot;family&quot;:&quot;Nash&quot;,&quot;given&quot;:&quot;A.&quot;},{&quot;family&quot;:&quot;Notman&quot;,&quot;given&quot;:&quot;R.&quot;},{&quot;family&quot;:&quot;Dixon&quot;,&quot;given&quot;:&quot;A. M.&quot;}],&quot;issued&quot;:{&quot;date-parts&quot;:[[&quot;2015&quot;,5]]}}},{&quot;id&quot;:318,&quot;uris&quot;:[&quot;http://zotero.org/users/local/TWX8bpul/items/KNP5B9D4&quot;],&quot;itemData&quot;:{&quot;id&quot;:318,&quot;type&quot;:&quot;article-journal&quot;,&quot;abstract&quot;:&quot;This article reviews the recent successes of computational protein design techniques applied to integral membrane proteins. This emerging area is still handicapped by significant difficulties in the experimental characterization of the stability and structure of the designed proteins. Nevertheless, by focusing on oligomeric complexes of single-span transmembrane (TM) peptides with detectable activity, the computational design of membrane proteins has already produced very exciting results. The 'take-home message' is that optimization of van der Waals packing and hydrogen bonding (both 'canonical' and weak Cα-H⋯O bonds) can produce functional structures of remarkable stability and specificity in the membrane.&quot;,&quot;archive_location&quot;:&quot;21763125&quot;,&quot;container-title&quot;:&quot;Curr Opin Struct Biol&quot;,&quot;DOI&quot;:&quot;10.1016/j.sbi.2011.06.004&quot;,&quot;ISSN&quot;:&quot;1879-033X&quot;,&quot;issue&quot;:&quot;4&quot;,&quot;language&quot;:&quot;eng&quot;,&quot;note&quot;:&quot;edition: 20110715&quot;,&quot;page&quot;:&quot;460-6&quot;,&quot;title&quot;:&quot;Computational design of membrane proteins&quot;,&quot;volume&quot;:&quot;21&quot;,&quot;author&quot;:[{&quot;family&quot;:&quot;Senes&quot;,&quot;given&quot;:&quot;A.&quot;}],&quot;issued&quot;:{&quot;date-parts&quot;:[[&quot;2011&quot;,8]]}}}],&quot;schema&quot;:&quot;https://github.com/citation-style-language/schema/raw/master/csl-citation.json&quot;} RND4Vi806xhjY"/><text:span text:style-name="Default_20_Paragraph_20_Font"><text:span text:style-name="T1">(</text:span></text:span><text:span text:style-name="Default_20_Paragraph_20_Font"><text:span text:style-name="T32">see </text:span></text:span><text:span text:style-name="Default_20_Paragraph_20_Font"><text:span text:style-name="T1">Methods). </text:span></text:span><text:span text:style-name="Default_20_Paragraph_20_Font"><text:span text:style-name="T14">E</text:span></text:span><text:span text:style-name="Default_20_Paragraph_20_Font"><text:span text:style-name="T1">ach </text:span></text:span><text:span text:style-name="Default_20_Paragraph_20_Font"><text:span text:style-name="T4">designed </text:span></text:span><text:span text:style-name="Default_20_Paragraph_20_Font"><text:span text:style-name="T1">position </text:span></text:span><text:span text:style-name="Default_20_Paragraph_20_Font"><text:span text:style-name="T4">was limited </text:span></text:span><text:span text:style-name="Default_20_Paragraph_20_Font"><text:span text:style-name="T1">to amino acids commonly found in membrane proteins </text:span></text:span><text:span text:style-name="Default_20_Paragraph_20_Font"><text:span text:style-name="T32">(G, A, V, </text:span></text:span><text:span text:style-name="Default_20_Paragraph_20_Font"><text:span text:style-name="T51">F, W,</text:span></text:span><text:span text:style-name="Default_20_Paragraph_20_Font"><text:span text:style-name="T32"> L, I, S, T and Y) </text:span></text:span><text:reference-mark-start text:name="ZOTERO_ITEM CSL_CITATION {&quot;citationID&quot;:&quot;vNiwdMc1&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4EqZnJUC3N"/><text:span text:style-name="Default_20_Paragraph_20_Font"><text:span text:style-name="T32">(Liu et al., 2002)</text:span></text:span><text:reference-mark-end text:name="ZOTERO_ITEM CSL_CITATION {&quot;citationID&quot;:&quot;vNiwdMc1&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4EqZnJUC3N"/><text:span text:style-name="Default_20_Paragraph_20_Font"><text:span text:style-name="T1">. </text:span></text:span><text:span text:style-name="Default_20_Paragraph_20_Font"><text:span text:style-name="T33">Gly is a necessary amino acid</text:span></text:span><text:span text:style-name="Default_20_Paragraph_20_Font"><text:span text:style-name="T14"> in GAS</text:span></text:span><text:span text:style-name="Default_20_Paragraph_20_Font"><text:span text:style-name="T116">right</text:span></text:span><text:span text:style-name="Default_20_Paragraph_20_Font"><text:span text:style-name="T14"> interfaces</text:span></text:span><text:span text:style-name="Default_20_Paragraph_20_Font"><text:span text:style-name="T1">, </text:span></text:span><text:span text:style-name="Default_20_Paragraph_20_Font"><text:span text:style-name="T33">it was</text:span></text:span><text:span text:style-name="Default_20_Paragraph_20_Font"><text:span text:style-name="T1"> permitted </text:span></text:span><text:span text:style-name="Default_20_Paragraph_20_Font"><text:span text:style-name="T33">in</text:span></text:span><text:span text:style-name="Default_20_Paragraph_20_Font"><text:span text:style-name="T1"> GAS</text:span></text:span><text:span text:style-name="Default_20_Paragraph_20_Font"><text:span text:style-name="T114">right</text:span></text:span><text:span text:style-name="Default_20_Paragraph_20_Font"><text:span text:style-name="T1"> </text:span></text:span><text:span text:style-name="Default_20_Paragraph_20_Font"><text:span text:style-name="T33">designs </text:span></text:span><text:span text:style-name="Default_20_Paragraph_20_Font"><text:span text:style-name="T55">and excluded from the Right and Left designs</text:span></text:span><text:span text:style-name="Default_20_Paragraph_20_Font"><text:span text:style-name="T33"> </text:span></text:span><text:span text:style-name="Default_20_Paragraph_20_Font"><text:span text:style-name="T1">to </text:span></text:span><text:span text:style-name="Default_20_Paragraph_20_Font"><text:span text:style-name="T14">prevent the </text:span></text:span><text:span text:style-name="Default_20_Paragraph_20_Font"><text:span text:style-name="T33">accidental </text:span></text:span><text:span text:style-name="Default_20_Paragraph_20_Font"><text:span text:style-name="T14">occurrence of</text:span></text:span><text:span text:style-name="Default_20_Paragraph_20_Font"><text:span text:style-name="T1"> GAS</text:span></text:span><text:span text:style-name="Default_20_Paragraph_20_Font"><text:span text:style-name="T114">right</text:span></text:span><text:span text:style-name="Default_20_Paragraph_20_Font"><text:span text:style-name="T1"> </text:span></text:span><text:span text:style-name="Default_20_Paragraph_20_Font"><text:span text:style-name="T34">capable dimers</text:span></text:span><text:span text:style-name="Default_20_Paragraph_20_Font"><text:span text:style-name="T1"> in the</text:span></text:span><text:span text:style-name="Default_20_Paragraph_20_Font"><text:span text:style-name="T55">se</text:span></text:span><text:span text:style-name="Default_20_Paragraph_20_Font"><text:span text:style-name="T1"> regions </text:span></text:span><text:span text:style-name="Default_20_Paragraph_20_Font">(</text:span><text:span text:style-name="Figure_20_in_20_text">Fig. MP_DESIGNb</text:span><text:span text:style-name="Default_20_Paragraph_20_Font">). </text:span><text:change-start text:change-id="ct94327221439680"/><text:span text:style-name="Default_20_Paragraph_20_Font"><text:span text:style-name="T82">HERE WE NEED A PARAGRAPH EXPLAINING WHY SER THR AND TYR ARE OK IN OUR PLAN.</text:span></text:span><text:span text:style-name="Default_20_Paragraph_20_Font"><text:span text:style-name="T54"> </text:span></text:span><text:change-end text:change-id="ct94327221439680"/><text:span text:style-name="Default_20_Paragraph_20_Font"><text:span text:style-name="T176">As in our previous </text:span></text:span><text:span text:style-name="Default_20_Paragraph_20_Font"><text:span text:style-name="T35">GAS</text:span></text:span><text:span text:style-name="Default_20_Paragraph_20_Font"><text:span text:style-name="T121">right</text:span></text:span><text:span text:style-name="Default_20_Paragraph_20_Font"><text:span text:style-name="T35"> prediction and design studies </text:span></text:span><text:reference-mark-start text:name="ZOTERO_ITEM CSL_CITATION {&quot;citationID&quot;:&quot;NqwuUpVe&quot;,&quot;properties&quot;:{&quot;formattedCitation&quot;:&quot;(Anderson et al., 2017; Mueller et al., 2014)&quot;,&quot;plainCitation&quot;:&quot;(Anderson et al., 2017; Mueller et al., 2014)&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schema&quot;:&quot;https://github.com/citation-style-language/schema/raw/master/csl-citation.json&quot;} RNDCzGw8xIo6J"/><text:span text:style-name="Default_20_Paragraph_20_Font"><text:span text:style-name="T35">(Anderson et al., 2017; Mueller et al., 2014)</text:span></text:span><text:reference-mark-end text:name="ZOTERO_ITEM CSL_CITATION {&quot;citationID&quot;:&quot;NqwuUpVe&quot;,&quot;properties&quot;:{&quot;formattedCitation&quot;:&quot;(Anderson et al., 2017; Mueller et al., 2014)&quot;,&quot;plainCitation&quot;:&quot;(Anderson et al., 2017; Mueller et al., 2014)&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schema&quot;:&quot;https://github.com/citation-style-language/schema/raw/master/csl-citation.json&quot;} RNDCzGw8xIo6J"/><text:span text:style-name="Default_20_Paragraph_20_Font"><text:span text:style-name="T35">, e</text:span></text:span><text:span text:style-name="Default_20_Paragraph_20_Font"><text:span text:style-name="T14">ach protein</text:span></text:span><text:span text:style-name="Default_20_Paragraph_20_Font"><text:span text:style-name="T2"> </text:span></text:span><text:span text:style-name="Default_20_Paragraph_20_Font"><text:span text:style-name="T35">was evaluated</text:span></text:span><text:span text:style-name="Default_20_Paragraph_20_Font"><text:span text:style-name="T2"> using a computational energ</text:span></text:span><text:span text:style-name="Default_20_Paragraph_20_Font"><text:span text:style-name="T4">y</text:span></text:span><text:span text:style-name="Default_20_Paragraph_20_Font"><text:span text:style-name="T2"> score composed of</text:span></text:span><text:span text:style-name="Default_20_Paragraph_20_Font"><text:span text:style-name="T1"> </text:span></text:span><text:span text:style-name="Default_20_Paragraph_20_Font"><text:span text:style-name="T35">a </text:span></text:span><text:span text:style-name="Default_20_Paragraph_20_Font"><text:span text:style-name="T1">van der Waals </text:span></text:span><text:span text:style-name="Default_20_Paragraph_20_Font"><text:span text:style-name="T35">function</text:span></text:span><text:span text:style-name="Default_20_Paragraph_20_Font"><text:span text:style-name="T1"> </text:span></text:span><text:soft-page-break/><text:reference-mark-start text:name="ZOTERO_ITEM CSL_CITATION {&quot;citationID&quot;:&quot;xaxhCeJ0&quot;,&quot;properties&quot;:{&quot;formattedCitation&quot;:&quot;(MacKerell et al., 1998)&quot;,&quot;plainCitation&quot;:&quot;(MacKerell et al., 1998)&quot;,&quot;noteIndex&quot;:0},&quot;citationItems&quot;:[{&quot;id&quot;:240,&quot;uris&quot;:[&quot;http://zotero.org/users/local/TWX8bpul/items/83Y55N53&quot;],&quot;itemData&quot;:{&quot;id&quot;:240,&quot;type&quot;:&quot;article-journal&quot;,&quot;abstract&quot;:&quot;New protein parameters are reported for the all-atom empirical energy function in the CHARMM program. The parameter evaluation was based on a self-consistent approach designed to achieve a balance between the internal (bonding) and interaction (nonbonding) terms of the force field and among the solvent-solvent, solvent-solute, and solute-solute interactions. Optimization of the internal parameters used experimental gas-phase geometries, vibrational spectra, and torsional energy surfaces supplemented with ab initio results. The peptide backbone bonding parameters were optimized with respect to data for N-methylacetamide and the alanine dipeptide. The interaction parameters, particularly the atomic charges, were determined by fitting ab initio interaction energies and geometries of complexes between water and model compounds that represented the backbone and the various side chains. In addition, dipole moments, experimental heats and free energies of vaporization, solvation and sublimation, molecular volumes, and crystal pressures and structures were used in the optimization. The resulting protein parameters were tested by applying them to noncyclic tripeptide crystals, cyclic peptide crystals, and the proteins crambin, bovine pancreatic trypsin inhibitor, and carbonmonoxy myoglobin in vacuo and in crystals. A detailed analysis of the relationship between the alanine dipeptide potential energy surface and calculated protein φ, χ angles was made and used in optimizing the peptide group torsional parameters. The results demonstrate that use of ab initio structural and energetic data by themselves are not sufficient to obtain an adequate backbone representation for peptides and proteins in solution and in crystals. Extensive comparisons between molecular dynamics simulations and experimental data for polypeptides and proteins were performed for both structural and dynamic properties. Energy minimization and dynamics simulations for crystals demonstrate that the latter are needed to obtain meaningful comparisons with experimental crystal structures. The presented parameters, in combination with the previously published CHARMM all-atom parameters for nucleic acids and lipids, provide a consistent set for condensed-phase simulations of a wide variety of molecules of biological interest.&quot;,&quot;archive_location&quot;:&quot;24889800&quot;,&quot;container-title&quot;:&quot;J Phys Chem B&quot;,&quot;DOI&quot;:&quot;10.1021/jp973084f&quot;,&quot;ISSN&quot;:&quot;1520-6106&quot;,&quot;issue&quot;:&quot;18&quot;,&quot;language&quot;:&quot;eng&quot;,&quot;page&quot;:&quot;3586-616&quot;,&quot;title&quot;:&quot;All-atom empirical potential for molecular modeling and dynamics studies of proteins&quot;,&quot;volume&quot;:&quot;102&quot;,&quot;author&quot;:[{&quot;family&quot;:&quot;MacKerell&quot;,&quot;given&quot;:&quot;A. D.&quot;},{&quot;family&quot;:&quot;Bashford&quot;,&quot;given&quot;:&quot;D.&quot;},{&quot;family&quot;:&quot;Bellott&quot;,&quot;given&quot;:&quot;M.&quot;},{&quot;family&quot;:&quot;Dunbrack&quot;,&quot;given&quot;:&quot;R. L.&quot;},{&quot;family&quot;:&quot;Evanseck&quot;,&quot;given&quot;:&quot;J. D.&quot;},{&quot;family&quot;:&quot;Field&quot;,&quot;given&quot;:&quot;M. J.&quot;},{&quot;family&quot;:&quot;Fischer&quot;,&quot;given&quot;:&quot;S.&quot;},{&quot;family&quot;:&quot;Gao&quot;,&quot;given&quot;:&quot;J.&quot;},{&quot;family&quot;:&quot;Guo&quot;,&quot;given&quot;:&quot;H.&quot;},{&quot;family&quot;:&quot;Ha&quot;,&quot;given&quot;:&quot;S.&quot;},{&quot;family&quot;:&quot;Joseph-McCarthy&quot;,&quot;given&quot;:&quot;D.&quot;},{&quot;family&quot;:&quot;Kuchnir&quot;,&quot;given&quot;:&quot;L.&quot;},{&quot;family&quot;:&quot;Kuczera&quot;,&quot;given&quot;:&quot;K.&quot;},{&quot;family&quot;:&quot;Lau&quot;,&quot;given&quot;:&quot;F. T.&quot;},{&quot;family&quot;:&quot;Mattos&quot;,&quot;given&quot;:&quot;C.&quot;},{&quot;family&quot;:&quot;Michnick&quot;,&quot;given&quot;:&quot;S.&quot;},{&quot;family&quot;:&quot;Ngo&quot;,&quot;given&quot;:&quot;T.&quot;},{&quot;family&quot;:&quot;Nguyen&quot;,&quot;given&quot;:&quot;D. T.&quot;},{&quot;family&quot;:&quot;Prodhom&quot;,&quot;given&quot;:&quot;B.&quot;},{&quot;family&quot;:&quot;Reiher&quot;,&quot;given&quot;:&quot;W. E.&quot;},{&quot;family&quot;:&quot;Roux&quot;,&quot;given&quot;:&quot;B.&quot;},{&quot;family&quot;:&quot;Schlenkrich&quot;,&quot;given&quot;:&quot;M.&quot;},{&quot;family&quot;:&quot;Smith&quot;,&quot;given&quot;:&quot;J. C.&quot;},{&quot;family&quot;:&quot;Stote&quot;,&quot;given&quot;:&quot;R.&quot;},{&quot;family&quot;:&quot;Straub&quot;,&quot;given&quot;:&quot;J.&quot;},{&quot;family&quot;:&quot;Watanabe&quot;,&quot;given&quot;:&quot;M.&quot;},{&quot;family&quot;:&quot;Wiórkiewicz-Kuczera&quot;,&quot;given&quot;:&quot;J.&quot;},{&quot;family&quot;:&quot;Yin&quot;,&quot;given&quot;:&quot;D.&quot;},{&quot;family&quot;:&quot;Karplus&quot;,&quot;given&quot;:&quot;M.&quot;}],&quot;issued&quot;:{&quot;date-parts&quot;:[[&quot;1998&quot;,4,30]]}}}],&quot;schema&quot;:&quot;https://github.com/citation-style-language/schema/raw/master/csl-citation.json&quot;} RNDkDGgdZ8OVu"/><text:span text:style-name="Default_20_Paragraph_20_Font"><text:span text:style-name="T1">(MacKerell et al., 1998)</text:span></text:span><text:reference-mark-end text:name="ZOTERO_ITEM CSL_CITATION {&quot;citationID&quot;:&quot;xaxhCeJ0&quot;,&quot;properties&quot;:{&quot;formattedCitation&quot;:&quot;(MacKerell et al., 1998)&quot;,&quot;plainCitation&quot;:&quot;(MacKerell et al., 1998)&quot;,&quot;noteIndex&quot;:0},&quot;citationItems&quot;:[{&quot;id&quot;:240,&quot;uris&quot;:[&quot;http://zotero.org/users/local/TWX8bpul/items/83Y55N53&quot;],&quot;itemData&quot;:{&quot;id&quot;:240,&quot;type&quot;:&quot;article-journal&quot;,&quot;abstract&quot;:&quot;New protein parameters are reported for the all-atom empirical energy function in the CHARMM program. The parameter evaluation was based on a self-consistent approach designed to achieve a balance between the internal (bonding) and interaction (nonbonding) terms of the force field and among the solvent-solvent, solvent-solute, and solute-solute interactions. Optimization of the internal parameters used experimental gas-phase geometries, vibrational spectra, and torsional energy surfaces supplemented with ab initio results. The peptide backbone bonding parameters were optimized with respect to data for N-methylacetamide and the alanine dipeptide. The interaction parameters, particularly the atomic charges, were determined by fitting ab initio interaction energies and geometries of complexes between water and model compounds that represented the backbone and the various side chains. In addition, dipole moments, experimental heats and free energies of vaporization, solvation and sublimation, molecular volumes, and crystal pressures and structures were used in the optimization. The resulting protein parameters were tested by applying them to noncyclic tripeptide crystals, cyclic peptide crystals, and the proteins crambin, bovine pancreatic trypsin inhibitor, and carbonmonoxy myoglobin in vacuo and in crystals. A detailed analysis of the relationship between the alanine dipeptide potential energy surface and calculated protein φ, χ angles was made and used in optimizing the peptide group torsional parameters. The results demonstrate that use of ab initio structural and energetic data by themselves are not sufficient to obtain an adequate backbone representation for peptides and proteins in solution and in crystals. Extensive comparisons between molecular dynamics simulations and experimental data for polypeptides and proteins were performed for both structural and dynamic properties. Energy minimization and dynamics simulations for crystals demonstrate that the latter are needed to obtain meaningful comparisons with experimental crystal structures. The presented parameters, in combination with the previously published CHARMM all-atom parameters for nucleic acids and lipids, provide a consistent set for condensed-phase simulations of a wide variety of molecules of biological interest.&quot;,&quot;archive_location&quot;:&quot;24889800&quot;,&quot;container-title&quot;:&quot;J Phys Chem B&quot;,&quot;DOI&quot;:&quot;10.1021/jp973084f&quot;,&quot;ISSN&quot;:&quot;1520-6106&quot;,&quot;issue&quot;:&quot;18&quot;,&quot;language&quot;:&quot;eng&quot;,&quot;page&quot;:&quot;3586-616&quot;,&quot;title&quot;:&quot;All-atom empirical potential for molecular modeling and dynamics studies of proteins&quot;,&quot;volume&quot;:&quot;102&quot;,&quot;author&quot;:[{&quot;family&quot;:&quot;MacKerell&quot;,&quot;given&quot;:&quot;A. D.&quot;},{&quot;family&quot;:&quot;Bashford&quot;,&quot;given&quot;:&quot;D.&quot;},{&quot;family&quot;:&quot;Bellott&quot;,&quot;given&quot;:&quot;M.&quot;},{&quot;family&quot;:&quot;Dunbrack&quot;,&quot;given&quot;:&quot;R. L.&quot;},{&quot;family&quot;:&quot;Evanseck&quot;,&quot;given&quot;:&quot;J. D.&quot;},{&quot;family&quot;:&quot;Field&quot;,&quot;given&quot;:&quot;M. J.&quot;},{&quot;family&quot;:&quot;Fischer&quot;,&quot;given&quot;:&quot;S.&quot;},{&quot;family&quot;:&quot;Gao&quot;,&quot;given&quot;:&quot;J.&quot;},{&quot;family&quot;:&quot;Guo&quot;,&quot;given&quot;:&quot;H.&quot;},{&quot;family&quot;:&quot;Ha&quot;,&quot;given&quot;:&quot;S.&quot;},{&quot;family&quot;:&quot;Joseph-McCarthy&quot;,&quot;given&quot;:&quot;D.&quot;},{&quot;family&quot;:&quot;Kuchnir&quot;,&quot;given&quot;:&quot;L.&quot;},{&quot;family&quot;:&quot;Kuczera&quot;,&quot;given&quot;:&quot;K.&quot;},{&quot;family&quot;:&quot;Lau&quot;,&quot;given&quot;:&quot;F. T.&quot;},{&quot;family&quot;:&quot;Mattos&quot;,&quot;given&quot;:&quot;C.&quot;},{&quot;family&quot;:&quot;Michnick&quot;,&quot;given&quot;:&quot;S.&quot;},{&quot;family&quot;:&quot;Ngo&quot;,&quot;given&quot;:&quot;T.&quot;},{&quot;family&quot;:&quot;Nguyen&quot;,&quot;given&quot;:&quot;D. T.&quot;},{&quot;family&quot;:&quot;Prodhom&quot;,&quot;given&quot;:&quot;B.&quot;},{&quot;family&quot;:&quot;Reiher&quot;,&quot;given&quot;:&quot;W. E.&quot;},{&quot;family&quot;:&quot;Roux&quot;,&quot;given&quot;:&quot;B.&quot;},{&quot;family&quot;:&quot;Schlenkrich&quot;,&quot;given&quot;:&quot;M.&quot;},{&quot;family&quot;:&quot;Smith&quot;,&quot;given&quot;:&quot;J. C.&quot;},{&quot;family&quot;:&quot;Stote&quot;,&quot;given&quot;:&quot;R.&quot;},{&quot;family&quot;:&quot;Straub&quot;,&quot;given&quot;:&quot;J.&quot;},{&quot;family&quot;:&quot;Watanabe&quot;,&quot;given&quot;:&quot;M.&quot;},{&quot;family&quot;:&quot;Wiórkiewicz-Kuczera&quot;,&quot;given&quot;:&quot;J.&quot;},{&quot;family&quot;:&quot;Yin&quot;,&quot;given&quot;:&quot;D.&quot;},{&quot;family&quot;:&quot;Karplus&quot;,&quot;given&quot;:&quot;M.&quot;}],&quot;issued&quot;:{&quot;date-parts&quot;:[[&quot;1998&quot;,4,30]]}}}],&quot;schema&quot;:&quot;https://github.com/citation-style-language/schema/raw/master/csl-citation.json&quot;} RNDkDGgdZ8OVu"/><text:span text:style-name="Default_20_Paragraph_20_Font"><text:span text:style-name="T1">, hydrogen bonding </text:span></text:span><text:reference-mark-start text:name="ZOTERO_ITEM CSL_CITATION {&quot;citationID&quot;:&quot;g0zy0ag4&quot;,&quot;properties&quot;:{&quot;formattedCitation&quot;:&quot;(Krivov et al., 2009)&quot;,&quot;plainCitation&quot;:&quot;(Krivov et al., 2009)&quot;,&quot;noteIndex&quot;:0},&quot;citationItems&quot;:[{&quot;id&quot;:201,&quot;uris&quot;:[&quot;http://zotero.org/users/local/TWX8bpul/items/VXG34EEG&quot;],&quot;itemData&quot;:{&quot;id&quot;:201,&quot;type&quot;:&quot;article-journal&quot;,&quot;abstract&quot;:&quot;Determination of side-chain conformations is an important step in protein structure prediction and protein design. Many such methods have been presented, although only a small number are in widespread use. SCWRL is one such method, and the SCWRL3 program (2003) has remained popular because of its speed, accuracy, and ease-of-use for the purpose of homology modeling. However, higher accuracy at comparable speed is desirable. This has been achieved in a new program SCWRL4 through: (1) a new backbone-dependent rotamer library based on kernel density estimates; (2) averaging over samples of conformations about the positions in the rotamer library; (3) a fast anisotropic hydrogen bonding function; (4) a short-range, soft van der Waals atom-atom interaction potential; (5) fast collision detection using k-discrete oriented polytopes; (6) a tree decomposition algorithm to solve the combinatorial problem; and (7) optimization of all parameters by determining the interaction graph within the crystal environment using symmetry operators of the crystallographic space group. Accuracies as a function of electron density of the side chains demonstrate that side chains with higher electron density are easier to predict than those with low-electron density and presumed conformational disorder. For a testing set of 379 proteins, 86% of chi(1) angles and 75% of chi(1+2) angles are predicted correctly within 40 degrees of the X-ray positions. Among side chains with higher electron density (25-100th percentile), these numbers rise to 89 and 80%. The new program maintains its simple command-line interface, designed for homology modeling, and is now available as a dynamic-linked library for incorporation into other software programs.&quot;,&quot;archive_location&quot;:&quot;19603484&quot;,&quot;container-title&quot;:&quot;Proteins&quot;,&quot;DOI&quot;:&quot;10.1002/prot.22488&quot;,&quot;ISSN&quot;:&quot;1097-0134&quot;,&quot;issue&quot;:&quot;4&quot;,&quot;language&quot;:&quot;eng&quot;,&quot;page&quot;:&quot;778-95&quot;,&quot;title&quot;:&quot;Improved prediction of protein side-chain conformations with SCWRL4&quot;,&quot;volume&quot;:&quot;77&quot;,&quot;author&quot;:[{&quot;family&quot;:&quot;Krivov&quot;,&quot;given&quot;:&quot;G. G.&quot;},{&quot;family&quot;:&quot;Shapovalov&quot;,&quot;given&quot;:&quot;M. V.&quot;},{&quot;family&quot;:&quot;Dunbrack&quot;,&quot;given&quot;:&quot;R. L.&quot;}],&quot;issued&quot;:{&quot;date-parts&quot;:[[&quot;2009&quot;,12]]}}}],&quot;schema&quot;:&quot;https://github.com/citation-style-language/schema/raw/master/csl-citation.json&quot;} RNDFPhMiahmcf"/><text:span text:style-name="Default_20_Paragraph_20_Font"><text:span text:style-name="T1">(Krivov et al., 2009)</text:span></text:span><text:reference-mark-end text:name="ZOTERO_ITEM CSL_CITATION {&quot;citationID&quot;:&quot;g0zy0ag4&quot;,&quot;properties&quot;:{&quot;formattedCitation&quot;:&quot;(Krivov et al., 2009)&quot;,&quot;plainCitation&quot;:&quot;(Krivov et al., 2009)&quot;,&quot;noteIndex&quot;:0},&quot;citationItems&quot;:[{&quot;id&quot;:201,&quot;uris&quot;:[&quot;http://zotero.org/users/local/TWX8bpul/items/VXG34EEG&quot;],&quot;itemData&quot;:{&quot;id&quot;:201,&quot;type&quot;:&quot;article-journal&quot;,&quot;abstract&quot;:&quot;Determination of side-chain conformations is an important step in protein structure prediction and protein design. Many such methods have been presented, although only a small number are in widespread use. SCWRL is one such method, and the SCWRL3 program (2003) has remained popular because of its speed, accuracy, and ease-of-use for the purpose of homology modeling. However, higher accuracy at comparable speed is desirable. This has been achieved in a new program SCWRL4 through: (1) a new backbone-dependent rotamer library based on kernel density estimates; (2) averaging over samples of conformations about the positions in the rotamer library; (3) a fast anisotropic hydrogen bonding function; (4) a short-range, soft van der Waals atom-atom interaction potential; (5) fast collision detection using k-discrete oriented polytopes; (6) a tree decomposition algorithm to solve the combinatorial problem; and (7) optimization of all parameters by determining the interaction graph within the crystal environment using symmetry operators of the crystallographic space group. Accuracies as a function of electron density of the side chains demonstrate that side chains with higher electron density are easier to predict than those with low-electron density and presumed conformational disorder. For a testing set of 379 proteins, 86% of chi(1) angles and 75% of chi(1+2) angles are predicted correctly within 40 degrees of the X-ray positions. Among side chains with higher electron density (25-100th percentile), these numbers rise to 89 and 80%. The new program maintains its simple command-line interface, designed for homology modeling, and is now available as a dynamic-linked library for incorporation into other software programs.&quot;,&quot;archive_location&quot;:&quot;19603484&quot;,&quot;container-title&quot;:&quot;Proteins&quot;,&quot;DOI&quot;:&quot;10.1002/prot.22488&quot;,&quot;ISSN&quot;:&quot;1097-0134&quot;,&quot;issue&quot;:&quot;4&quot;,&quot;language&quot;:&quot;eng&quot;,&quot;page&quot;:&quot;778-95&quot;,&quot;title&quot;:&quot;Improved prediction of protein side-chain conformations with SCWRL4&quot;,&quot;volume&quot;:&quot;77&quot;,&quot;author&quot;:[{&quot;family&quot;:&quot;Krivov&quot;,&quot;given&quot;:&quot;G. G.&quot;},{&quot;family&quot;:&quot;Shapovalov&quot;,&quot;given&quot;:&quot;M. V.&quot;},{&quot;family&quot;:&quot;Dunbrack&quot;,&quot;given&quot;:&quot;R. L.&quot;}],&quot;issued&quot;:{&quot;date-parts&quot;:[[&quot;2009&quot;,12]]}}}],&quot;schema&quot;:&quot;https://github.com/citation-style-language/schema/raw/master/csl-citation.json&quot;} RNDFPhMiahmcf"/><text:span text:style-name="Default_20_Paragraph_20_Font"><text:span text:style-name="T1">, and </text:span></text:span><text:span text:style-name="Default_20_Paragraph_20_Font"><text:span text:style-name="T34">the IMM1 </text:span></text:span><text:span text:style-name="Default_20_Paragraph_20_Font"><text:span text:style-name="T1">implicit </text:span></text:span><text:span text:style-name="Default_20_Paragraph_20_Font"><text:span text:style-name="T35">membrane </text:span></text:span><text:span text:style-name="Default_20_Paragraph_20_Font"><text:span text:style-name="T1">solvation </text:span></text:span><text:reference-mark-start text:name="ZOTERO_ITEM CSL_CITATION {&quot;citationID&quot;:&quot;A8D9lK1D&quot;,&quot;properties&quot;:{&quot;formattedCitation&quot;:&quot;(Lazaridis, 2003)&quot;,&quot;plainCitation&quot;:&quot;(Lazaridis, 2003)&quot;,&quot;noteIndex&quot;:0},&quot;citationItems&quot;:[{&quot;id&quot;:213,&quot;uris&quot;:[&quot;http://zotero.org/users/local/TWX8bpul/items/QI9P6T6R&quot;],&quot;itemData&quot;:{&quot;id&quot;:213,&quot;type&quot;:&quot;article-journal&quot;,&quot;abstract&quot;:&quot;A simple extension of the EEF1 energy function to heterogeneous membrane-aqueous media is proposed. The extension consists of (a) development of solvation parameters for a nonpolar phase using experimental data for the transfer of amino acid side-chains from water to cyclohexane, (b) introduction of a heterogeneous membrane-aqueous system by making the reference solvation free energy of each atom dependent on the vertical coordinate, (c) a modification of the distance-dependent dielectric model to account for reduced screening of electrostatic interactions in the membrane, and (d) an adjustment of the EEF1 aqueous model in light of recent calculations of the potential of mean force between amino acid side-chains in water. The electrostatic model is adjusted to match experimental observations for polyalanine, polyleucine, and the glycophorin A dimer. The resulting energy function (IMM1) reproduces the preference of Trp and Tyr for the membrane interface, gives reasonable energies of insertion into or adsorption onto a membrane, and allows stable 1-ns MD simulations of the glycophorin A dimer. We find that the lowest-energy orientation of melittin in bilayers varies, depending on the thickness of the hydrocarbon layer.&quot;,&quot;archive_location&quot;:&quot;12833542&quot;,&quot;container-title&quot;:&quot;Proteins&quot;,&quot;DOI&quot;:&quot;10.1002/prot.10410&quot;,&quot;ISSN&quot;:&quot;1097-0134&quot;,&quot;issue&quot;:&quot;2&quot;,&quot;language&quot;:&quot;eng&quot;,&quot;page&quot;:&quot;176-92&quot;,&quot;title&quot;:&quot;Effective energy function for proteins in lipid membranes&quot;,&quot;volume&quot;:&quot;52&quot;,&quot;author&quot;:[{&quot;family&quot;:&quot;Lazaridis&quot;,&quot;given&quot;:&quot;T.&quot;}],&quot;issued&quot;:{&quot;date-parts&quot;:[[&quot;2003&quot;,8]]}}}],&quot;schema&quot;:&quot;https://github.com/citation-style-language/schema/raw/master/csl-citation.json&quot;} RNDiPnZQIVsZJ"/><text:span text:style-name="Default_20_Paragraph_20_Font"><text:span text:style-name="T1">(Lazaridis, 2003)</text:span></text:span><text:reference-mark-end text:name="ZOTERO_ITEM CSL_CITATION {&quot;citationID&quot;:&quot;A8D9lK1D&quot;,&quot;properties&quot;:{&quot;formattedCitation&quot;:&quot;(Lazaridis, 2003)&quot;,&quot;plainCitation&quot;:&quot;(Lazaridis, 2003)&quot;,&quot;noteIndex&quot;:0},&quot;citationItems&quot;:[{&quot;id&quot;:213,&quot;uris&quot;:[&quot;http://zotero.org/users/local/TWX8bpul/items/QI9P6T6R&quot;],&quot;itemData&quot;:{&quot;id&quot;:213,&quot;type&quot;:&quot;article-journal&quot;,&quot;abstract&quot;:&quot;A simple extension of the EEF1 energy function to heterogeneous membrane-aqueous media is proposed. The extension consists of (a) development of solvation parameters for a nonpolar phase using experimental data for the transfer of amino acid side-chains from water to cyclohexane, (b) introduction of a heterogeneous membrane-aqueous system by making the reference solvation free energy of each atom dependent on the vertical coordinate, (c) a modification of the distance-dependent dielectric model to account for reduced screening of electrostatic interactions in the membrane, and (d) an adjustment of the EEF1 aqueous model in light of recent calculations of the potential of mean force between amino acid side-chains in water. The electrostatic model is adjusted to match experimental observations for polyalanine, polyleucine, and the glycophorin A dimer. The resulting energy function (IMM1) reproduces the preference of Trp and Tyr for the membrane interface, gives reasonable energies of insertion into or adsorption onto a membrane, and allows stable 1-ns MD simulations of the glycophorin A dimer. We find that the lowest-energy orientation of melittin in bilayers varies, depending on the thickness of the hydrocarbon layer.&quot;,&quot;archive_location&quot;:&quot;12833542&quot;,&quot;container-title&quot;:&quot;Proteins&quot;,&quot;DOI&quot;:&quot;10.1002/prot.10410&quot;,&quot;ISSN&quot;:&quot;1097-0134&quot;,&quot;issue&quot;:&quot;2&quot;,&quot;language&quot;:&quot;eng&quot;,&quot;page&quot;:&quot;176-92&quot;,&quot;title&quot;:&quot;Effective energy function for proteins in lipid membranes&quot;,&quot;volume&quot;:&quot;52&quot;,&quot;author&quot;:[{&quot;family&quot;:&quot;Lazaridis&quot;,&quot;given&quot;:&quot;T.&quot;}],&quot;issued&quot;:{&quot;date-parts&quot;:[[&quot;2003&quot;,8]]}}}],&quot;schema&quot;:&quot;https://github.com/citation-style-language/schema/raw/master/csl-citation.json&quot;} RNDiPnZQIVsZJ"/><text:span text:style-name="Default_20_Paragraph_20_Font"><text:span text:style-name="T1">.</text:span></text:span></text:p>
      <text:p text:style-name="P46"><text:span text:style-name="Default_20_Paragraph_20_Font"><text:span text:style-name="T37">To control </text:span></text:span><text:span text:style-name="Default_20_Paragraph_20_Font"><text:span text:style-name="T38">at least </text:span></text:span><text:span text:style-name="Default_20_Paragraph_20_Font"><text:span text:style-name="T37">in part for the possibility that some of the constructs would associate through a different interface than their design, </text:span></text:span><text:span text:style-name="Default_20_Paragraph_20_Font"><text:span text:style-name="T1"><text:s/></text:span></text:span><text:span text:style-name="Default_20_Paragraph_20_Font"><text:span text:style-name="T38">we designed mutations at </text:span></text:span><text:span text:style-name="Default_20_Paragraph_20_Font"><text:span text:style-name="T1">position </text:span></text:span><text:span text:style-name="Default_20_Paragraph_20_Font"><text:span text:style-name="T14">expected to</text:span></text:span><text:span text:style-name="Default_20_Paragraph_20_Font"><text:span text:style-name="T1"> disrupt association of the given structure. For each of these designs, </text:span></text:span><text:span text:style-name="Default_20_Paragraph_20_Font"><text:span text:style-name="T14">an</text:span></text:span><text:span text:style-name="Default_20_Paragraph_20_Font"><text:span text:style-name="T1"> interfacial </text:span></text:span><text:span text:style-name="Default_20_Paragraph_20_Font"><text:span text:style-name="T14">position </text:span></text:span><text:span text:style-name="Default_20_Paragraph_20_Font"><text:span text:style-name="T1">to either </text:span></text:span><text:span text:style-name="Default_20_Paragraph_20_Font"><text:span text:style-name="T38">small-to-large (</text:span></text:span><text:span text:style-name="Default_20_Paragraph_20_Font"><text:span text:style-name="T1">isoleucine</text:span></text:span><text:span text:style-name="Default_20_Paragraph_20_Font"><text:span text:style-name="T38">)</text:span></text:span><text:span text:style-name="Default_20_Paragraph_20_Font"><text:span text:style-name="T1"> or </text:span></text:span><text:span text:style-name="Default_20_Paragraph_20_Font"><text:span text:style-name="T38">large-to-small</text:span></text:span><text:span text:style-name="Default_20_Paragraph_20_Font"><text:span text:style-name="T1"> </text:span></text:span><text:span text:style-name="Default_20_Paragraph_20_Font"><text:span text:style-name="T38">(</text:span></text:span><text:span text:style-name="Default_20_Paragraph_20_Font"><text:span text:style-name="T1">al</text:span></text:span><text:span text:style-name="Default_20_Paragraph_20_Font">anine</text:span><text:span text:style-name="Default_20_Paragraph_20_Font"><text:span text:style-name="T177">)</text:span></text:span><text:span text:style-name="Default_20_Paragraph_20_Font"> (</text:span><text:span text:style-name="Figure_20_in_20_text">Fig. PRIMARY_DATASETa</text:span><text:span text:style-name="Default_20_Paragraph_20_Font">). </text:span><text:span text:style-name="Default_20_Paragraph_20_Font"><text:span text:style-name="T38">The</text:span></text:span><text:span text:style-name="Default_20_Paragraph_20_Font"><text:span text:style-name="T4"> isoleucine </text:span></text:span><text:span text:style-name="Default_20_Paragraph_20_Font"><text:span text:style-name="T38">mutants were designed to create</text:span></text:span><text:span text:style-name="Default_20_Paragraph_20_Font"><text:span text:style-name="T1"> significant </text:span></text:span><text:span text:style-name="Default_20_Paragraph_20_Font"><text:span text:style-name="T4">clashes </text:span></text:span><text:span text:style-name="Default_20_Paragraph_20_Font"><text:span text:style-name="T14">within the structure </text:span></text:span><text:span text:style-name="Default_20_Paragraph_20_Font"><text:span text:style-name="T56">(“Clash mutants”)</text:span></text:span><text:span text:style-name="Default_20_Paragraph_20_Font"><text:span text:style-name="T4">, </text:span></text:span><text:span text:style-name="Default_20_Paragraph_20_Font"><text:span text:style-name="T38">whereas the</text:span></text:span><text:span text:style-name="Default_20_Paragraph_20_Font"><text:span text:style-name="T4"> a</text:span></text:span><text:span text:style-name="Default_20_Paragraph_20_Font"><text:span text:style-name="T1">lanine </text:span></text:span><text:span text:style-name="Default_20_Paragraph_20_Font"><text:span text:style-name="T38">mutations (</text:span></text:span><text:span text:style-name="Default_20_Paragraph_20_Font"><text:span text:style-name="T4">”</text:span></text:span><text:span text:style-name="Default_20_Paragraph_20_Font"><text:span text:style-name="T56">Large→Ala”</text:span></text:span><text:span text:style-name="Default_20_Paragraph_20_Font"><text:span text:style-name="T38">) were designed to </text:span></text:span><text:span text:style-name="Default_20_Paragraph_20_Font"><text:span text:style-name="T14">produces</text:span></text:span><text:span text:style-name="Default_20_Paragraph_20_Font"><text:span text:style-name="T1"> a </text:span></text:span><text:span text:style-name="Default_20_Paragraph_20_Font"><text:span text:style-name="T38">significant</text:span></text:span><text:span text:style-name="Default_20_Paragraph_20_Font"><text:span text:style-name="T1"> </text:span></text:span><text:span text:style-name="Default_20_Paragraph_20_Font"><text:span text:style-name="T56">reduction of </text:span></text:span><text:span text:style-name="Default_20_Paragraph_20_Font"><text:span text:style-name="T38">packing</text:span></text:span><text:span text:style-name="Default_20_Paragraph_20_Font"><text:span text:style-name="T1"> at the helix-helix interface. </text:span></text:span><text:span text:style-name="Default_20_Paragraph_20_Font"><text:span text:style-name="T2">Both </text:span></text:span><text:span text:style-name="Default_20_Paragraph_20_Font"><text:span text:style-name="T56">C</text:span></text:span><text:span text:style-name="Default_20_Paragraph_20_Font"><text:span text:style-name="T2">lash and </text:span></text:span><text:span text:style-name="Default_20_Paragraph_20_Font"><text:span text:style-name="T56">Large→Ala</text:span></text:span><text:span text:style-name="Default_20_Paragraph_20_Font"><text:span text:style-name="T2"> mutants</text:span></text:span><text:span text:style-name="Default_20_Paragraph_20_Font"><text:span text:style-name="T1"> </text:span></text:span><text:span text:style-name="Default_20_Paragraph_20_Font"><text:span text:style-name="T2">were expected</text:span></text:span><text:span text:style-name="Default_20_Paragraph_20_Font"><text:span text:style-name="T1"> </text:span></text:span><text:span text:style-name="Default_20_Paragraph_20_Font"><text:span text:style-name="T4">to </text:span></text:span><text:span text:style-name="Default_20_Paragraph_20_Font"><text:span text:style-name="T1">decrease association, </text:span></text:span><text:span text:style-name="Default_20_Paragraph_20_Font"><text:span text:style-name="T2">with </text:span></text:span><text:span text:style-name="Default_20_Paragraph_20_Font"><text:span text:style-name="T56">C</text:span></text:span><text:span text:style-name="Default_20_Paragraph_20_Font"><text:span text:style-name="T2">lash mutants expected to result in drastic decreases as in previous studies </text:span></text:span><text:span text:style-name="Default_20_Paragraph_20_Font"><text:span text:style-name="T88">(</text:span></text:span><text:span text:style-name="Default_20_Paragraph_20_Font"><text:span text:style-name="T89">cite</text:span></text:span><text:span text:style-name="Default_20_Paragraph_20_Font"><text:span text:style-name="T88">)</text:span></text:span><text:span text:style-name="Default_20_Paragraph_20_Font"><text:span text:style-name="T2">.</text:span></text:span></text:p>
      <text:h text:style-name="Heading_20_4" text:outline-level="4">Experimental methods and filtering the dataset</text:h>
      <text:p text:style-name="First_20_line_20_indent"><text:span text:style-name="Default_20_Paragraph_20_Font"><text:span text:style-name="T51">We selected </text:span></text:span><text:span text:style-name="Default_20_Paragraph_20_Font"><text:span text:style-name="T2">1045 design sequences with a range of both structure and stability. </text:span></text:span><text:span text:style-name="Default_20_Paragraph_20_Font"><text:span text:style-name="T39">The propensity for dimerization of these sequences and their mutants was assessed in the </text:span></text:span><text:span text:style-name="Default_20_Paragraph_20_Font"><text:span text:style-name="T68">E</text:span></text:span><text:span text:style-name="Default_20_Paragraph_20_Font"><text:span text:style-name="T73">scherichia</text:span></text:span><text:span text:style-name="Default_20_Paragraph_20_Font"><text:span text:style-name="T68"> coli</text:span></text:span><text:span text:style-name="Default_20_Paragraph_20_Font"><text:span text:style-name="T1"> </text:span></text:span><text:span text:style-name="Default_20_Paragraph_20_Font"><text:span text:style-name="T39">membrane </text:span></text:span><text:span text:style-name="Default_20_Paragraph_20_Font"><text:span text:style-name="T4">using the high throughput TOX</text:span></text:span><text:span text:style-name="Default_20_Paragraph_20_Font"><text:span text:style-name="T36">GREEN</text:span></text:span><text:span text:style-name="Default_20_Paragraph_20_Font"><text:span text:style-name="T1"> sort-seq </text:span></text:span><text:span text:style-name="Default_20_Paragraph_20_Font"><text:span text:style-name="T39">assay </text:span></text:span><text:span text:style-name="Default_20_Paragraph_20_Font"><text:span text:style-name="T78">(cite)</text:span></text:span><text:span text:style-name="Default_20_Paragraph_20_Font"><text:span text:style-name="T1">. </text:span></text:span><text:span text:style-name="Default_20_Paragraph_20_Font"><text:span text:style-name="T40">TOXGREEN </text:span></text:span><text:reference-mark-start text:name="ZOTERO_ITEM CSL_CITATION {&quot;citationID&quot;:&quot;zaOxZeQL&quot;,&quot;properties&quot;:{&quot;formattedCitation&quot;:&quot;(Armstrong &amp; Senes, 2016)&quot;,&quot;plainCitation&quot;:&quot;(Armstrong &amp; Senes, 2016)&quot;,&quot;noteIndex&quot;:0},&quot;citationItems&quot;:[{&quot;id&quot;:48,&quot;uris&quot;:[&quot;http://zotero.org/users/local/TWX8bpul/items/8SIV5X5H&quot;],&quot;itemData&quot;:{&quot;id&quot;:48,&quot;type&quot;:&quot;article-journal&quot;,&quot;abstract&quot;:&quot;TOXCAT is a widely used genetic assay to study interactions of transmembrane helices within the inner membrane of the bacterium Escherichia coli. TOXCAT is based on a fusion construct that links a transmembrane domain of interest with a cytoplasmic DNA-binding domain from the Vibrio cholerae ToxR protein. Interaction driven by the transmembrane domain results in dimerization of the ToxR domain, which, in turn, activates the expression of the reporter gene chloramphenicol acetyl transferase (CAT). Quantification of CAT is used as a measure of the ability of the transmembrane domain to self-associate. Because the quantification of CAT is relatively laborious, we developed a high-throughput variant of the assay, TOXGREEN, based on the expression of super-folded GFP and detection of fluorescence directly in unprocessed cell cultures. Careful side-by-side comparison of TOXCAT and TOXGREEN demonstrates that the methods have comparable response, dynamic range, sensitivity and intrinsic variability both in LB and minimal media. The greatly enhanced workflow makes TOXGREEN much more scalable and ideal for screening, since hundreds of constructs can be rapidly assessed in 96 well plates. Even for small scale investigations, TOXGREEN significantly reduces time, labor and cost associated with the procedure. We demonstrate applicability with a large screening for self-association among the transmembrane domains of bitopic proteins of the divisome (FtsL, FtsB, FtsQ, FtsI, FtsN, ZipA and EzrA) belonging to 11 bacterial species. The analysis confirms a previously reported tendency for FtsB to self-associate, and suggests that the transmembrane domains of ZipA, EzrA and FtsN may also possibly oligomerize.&quot;,&quot;archive_location&quot;:&quot;27453198&quot;,&quot;container-title&quot;:&quot;Biochim Biophys Acta&quot;,&quot;DOI&quot;:&quot;10.1016/j.bbamem.2016.07.008&quot;,&quot;ISSN&quot;:&quot;0006-3002&quot;,&quot;issue&quot;:&quot;11&quot;,&quot;language&quot;:&quot;eng&quot;,&quot;note&quot;:&quot;edition: 20160722&quot;,&quot;page&quot;:&quot;2573-2583&quot;,&quot;title&quot;:&quot;Screening for transmembrane association in divisome proteins using TOXGREEN, a high-throughput variant of the TOXCAT assay&quot;,&quot;volume&quot;:&quot;1858&quot;,&quot;author&quot;:[{&quot;family&quot;:&quot;Armstrong&quot;,&quot;given&quot;:&quot;C. R.&quot;},{&quot;family&quot;:&quot;Senes&quot;,&quot;given&quot;:&quot;A.&quot;}],&quot;issued&quot;:{&quot;date-parts&quot;:[[&quot;2016&quot;,11]]}}}],&quot;schema&quot;:&quot;https://github.com/citation-style-language/schema/raw/master/csl-citation.json&quot;} RND0bcwLNe8mA"/><text:span text:style-name="Default_20_Paragraph_20_Font"><text:span text:style-name="T40">(Armstrong &amp; Senes, 2016)</text:span></text:span><text:reference-mark-end text:name="ZOTERO_ITEM CSL_CITATION {&quot;citationID&quot;:&quot;zaOxZeQL&quot;,&quot;properties&quot;:{&quot;formattedCitation&quot;:&quot;(Armstrong &amp; Senes, 2016)&quot;,&quot;plainCitation&quot;:&quot;(Armstrong &amp; Senes, 2016)&quot;,&quot;noteIndex&quot;:0},&quot;citationItems&quot;:[{&quot;id&quot;:48,&quot;uris&quot;:[&quot;http://zotero.org/users/local/TWX8bpul/items/8SIV5X5H&quot;],&quot;itemData&quot;:{&quot;id&quot;:48,&quot;type&quot;:&quot;article-journal&quot;,&quot;abstract&quot;:&quot;TOXCAT is a widely used genetic assay to study interactions of transmembrane helices within the inner membrane of the bacterium Escherichia coli. TOXCAT is based on a fusion construct that links a transmembrane domain of interest with a cytoplasmic DNA-binding domain from the Vibrio cholerae ToxR protein. Interaction driven by the transmembrane domain results in dimerization of the ToxR domain, which, in turn, activates the expression of the reporter gene chloramphenicol acetyl transferase (CAT). Quantification of CAT is used as a measure of the ability of the transmembrane domain to self-associate. Because the quantification of CAT is relatively laborious, we developed a high-throughput variant of the assay, TOXGREEN, based on the expression of super-folded GFP and detection of fluorescence directly in unprocessed cell cultures. Careful side-by-side comparison of TOXCAT and TOXGREEN demonstrates that the methods have comparable response, dynamic range, sensitivity and intrinsic variability both in LB and minimal media. The greatly enhanced workflow makes TOXGREEN much more scalable and ideal for screening, since hundreds of constructs can be rapidly assessed in 96 well plates. Even for small scale investigations, TOXGREEN significantly reduces time, labor and cost associated with the procedure. We demonstrate applicability with a large screening for self-association among the transmembrane domains of bitopic proteins of the divisome (FtsL, FtsB, FtsQ, FtsI, FtsN, ZipA and EzrA) belonging to 11 bacterial species. The analysis confirms a previously reported tendency for FtsB to self-associate, and suggests that the transmembrane domains of ZipA, EzrA and FtsN may also possibly oligomerize.&quot;,&quot;archive_location&quot;:&quot;27453198&quot;,&quot;container-title&quot;:&quot;Biochim Biophys Acta&quot;,&quot;DOI&quot;:&quot;10.1016/j.bbamem.2016.07.008&quot;,&quot;ISSN&quot;:&quot;0006-3002&quot;,&quot;issue&quot;:&quot;11&quot;,&quot;language&quot;:&quot;eng&quot;,&quot;note&quot;:&quot;edition: 20160722&quot;,&quot;page&quot;:&quot;2573-2583&quot;,&quot;title&quot;:&quot;Screening for transmembrane association in divisome proteins using TOXGREEN, a high-throughput variant of the TOXCAT assay&quot;,&quot;volume&quot;:&quot;1858&quot;,&quot;author&quot;:[{&quot;family&quot;:&quot;Armstrong&quot;,&quot;given&quot;:&quot;C. R.&quot;},{&quot;family&quot;:&quot;Senes&quot;,&quot;given&quot;:&quot;A.&quot;}],&quot;issued&quot;:{&quot;date-parts&quot;:[[&quot;2016&quot;,11]]}}}],&quot;schema&quot;:&quot;https://github.com/citation-style-language/schema/raw/master/csl-citation.json&quot;} RND0bcwLNe8mA"/><text:span text:style-name="Default_20_Paragraph_20_Font"><text:span text:style-name="T40"> is</text:span></text:span><text:span text:style-name="Default_20_Paragraph_20_Font"><text:span text:style-name="T1"> </text:span></text:span><text:span text:style-name="Default_20_Paragraph_20_Font"><text:span text:style-name="T40">the GFP-based version of TOXCAT, a </text:span></text:span><text:span text:style-name="Default_20_Paragraph_20_Font"><text:span text:style-name="T1">widely used </text:span></text:span><text:span text:style-name="Default_20_Paragraph_20_Font"><text:span text:style-name="T68">in vivo</text:span></text:span><text:span text:style-name="Default_20_Paragraph_20_Font"><text:span text:style-name="T1"> reporter assay that is sensitive to the relative association of TM dimers in a biological membrane. </text:span></text:span><text:span text:style-name="Default_20_Paragraph_20_Font"><text:span text:style-name="T40">It</text:span></text:span><text:span text:style-name="Default_20_Paragraph_20_Font"><text:span text:style-name="T1"> is based on a chimeric protein in which the TM domain of interest is fused to the ToxR transcriptional activator. Dimerization </text:span></text:span><text:span text:style-name="Default_20_Paragraph_20_Font"><text:span text:style-name="T40">of </text:span></text:span><text:span text:style-name="Default_20_Paragraph_20_Font"><text:span text:style-name="T41">these</text:span></text:span><text:span text:style-name="Default_20_Paragraph_20_Font"><text:span text:style-name="T40"> construct</text:span></text:span><text:span text:style-name="Default_20_Paragraph_20_Font"><text:span text:style-name="T41">s</text:span></text:span><text:span text:style-name="Default_20_Paragraph_20_Font"><text:span text:style-name="T40"> </text:span></text:span><text:span text:style-name="Default_20_Paragraph_20_Font"><text:span text:style-name="T1">in the inner membrane </text:span></text:span><text:span text:style-name="Default_20_Paragraph_20_Font"><text:span text:style-name="T40">promotes </text:span></text:span><text:span text:style-name="Default_20_Paragraph_20_Font"><text:span text:style-name="T41">allows for </text:span></text:span><text:span text:style-name="Default_20_Paragraph_20_Font"><text:span text:style-name="T1">ToxR </text:span></text:span><text:span text:style-name="Default_20_Paragraph_20_Font"><text:span text:style-name="T41">binding</text:span></text:span><text:span text:style-name="Default_20_Paragraph_20_Font"><text:span text:style-name="T1"> to a specific promoter, </text:span></text:span><text:span text:style-name="Default_20_Paragraph_20_Font"><text:span text:style-name="T41">resulting in</text:span></text:span><text:span text:style-name="Default_20_Paragraph_20_Font"><text:span text:style-name="T1"> the expression of chloramphenicol acetyltransferase (CAT, </text:span></text:span><text:span text:style-name="Default_20_Paragraph_20_Font"><text:span text:style-name="T40">in TOXCAT</text:span></text:span><text:span text:style-name="Default_20_Paragraph_20_Font"><text:span text:style-name="T1">) </text:span></text:span><text:span text:style-name="Default_20_Paragraph_20_Font"><text:span text:style-name="T40">of GFP (in TOXGREEN)</text:span></text:span><text:span text:style-name="Default_20_Paragraph_20_Font"><text:span text:style-name="T1">. <text:s/>Quantification of </text:span></text:span><text:span text:style-name="Default_20_Paragraph_20_Font"><text:span text:style-name="T41">these reporter proteins</text:span></text:span><text:span text:style-name="Default_20_Paragraph_20_Font"><text:span text:style-name="T1"> provides </text:span></text:span><text:span text:style-name="Default_20_Paragraph_20_Font"><text:span text:style-name="T41">an indication of a TM domain’s </text:span></text:span><text:soft-page-break/><text:span text:style-name="Default_20_Paragraph_20_Font"><text:span text:style-name="T41">propensity for oligomerization</text:span></text:span><text:span text:style-name="Default_20_Paragraph_20_Font"><text:span text:style-name="T1">. </text:span></text:span><text:span text:style-name="Default_20_Paragraph_20_Font"><text:span text:style-name="T40">We recently demonstrated that the </text:span></text:span><text:span text:style-name="Default_20_Paragraph_20_Font"><text:span text:style-name="T41">TOXCAT signal of</text:span></text:span><text:span text:style-name="Default_20_Paragraph_20_Font"><text:span text:style-name="T40"> a series of GAS</text:span></text:span><text:span text:style-name="Default_20_Paragraph_20_Font"><text:span text:style-name="T122">right</text:span></text:span><text:span text:style-name="Default_20_Paragraph_20_Font"><text:span text:style-name="T40"> dimers based on a </text:span></text:span><text:span text:style-name="Default_20_Paragraph_20_Font"><text:span text:style-name="T41">similar standardized </text:span></text:span><text:span text:style-name="Default_20_Paragraph_20_Font"><text:span text:style-name="T40">poly-Leu backbone </text:span></text:span><text:span text:style-name="Default_20_Paragraph_20_Font"><text:span text:style-name="T41">correlates well with their thermodynamic stability measured </text:span></text:span><text:span text:style-name="Default_20_Paragraph_20_Font"><text:span text:style-name="T74">in vitro</text:span></text:span><text:span text:style-name="Default_20_Paragraph_20_Font"><text:span text:style-name="T41"> </text:span></text:span><text:reference-mark-start text:name="ZOTERO_ITEM CSL_CITATION {&quot;citationID&quot;:&quot;lZMLO3fq&quot;,&quot;properties&quot;:{&quot;formattedCitation&quot;:&quot;(D\\uc0\\u237{}az V\\uc0\\u225{}zquez et al., 2023)&quot;,&quot;plainCitation&quot;:&quot;(Díaz Vázquez et al., 2023)&quot;,&quot;noteIndex&quot;:0},&quot;citationItems&quot;:[{&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xvHM1KNAvz"/><text:span text:style-name="Default_20_Paragraph_20_Font"><text:span text:style-name="T186">(D</text:span></text:span><text:span text:style-name="T187">íaz Vázquez et al., 2023)</text:span><text:reference-mark-end text:name="ZOTERO_ITEM CSL_CITATION {&quot;citationID&quot;:&quot;lZMLO3fq&quot;,&quot;properties&quot;:{&quot;formattedCitation&quot;:&quot;(D\\uc0\\u237{}az V\\uc0\\u225{}zquez et al., 2023)&quot;,&quot;plainCitation&quot;:&quot;(Díaz Vázquez et al., 2023)&quot;,&quot;noteIndex&quot;:0},&quot;citationItems&quot;:[{&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xvHM1KNAvz"/><text:span text:style-name="Default_20_Paragraph_20_Font"><text:span text:style-name="T41">. </text:span></text:span></text:p>
      <text:p text:style-name="P31"><text:span text:style-name="Default_20_Paragraph_20_Font"><text:span text:style-name="T1">Th</text:span></text:span><text:span text:style-name="Default_20_Paragraph_20_Font"><text:span text:style-name="T42">e recent development of a high-throughput TOXGREEN assay </text:span></text:span><text:span text:style-name="Default_20_Paragraph_20_Font"><text:span text:style-name="T43">based on sort-seq</text:span></text:span><text:span text:style-name="Default_20_Paragraph_20_Font"><text:span text:style-name="T42"> </text:span></text:span><text:span text:style-name="Default_20_Paragraph_20_Font"><text:span text:style-name="T79">[REF]</text:span></text:span><text:span text:style-name="Default_20_Paragraph_20_Font"><text:span text:style-name="T42"> allow</text:span></text:span><text:span text:style-name="Default_20_Paragraph_20_Font"><text:span text:style-name="T43">s for the</text:span></text:span><text:span text:style-name="Default_20_Paragraph_20_Font"><text:span text:style-name="T42"> measure</text:span></text:span><text:span text:style-name="Default_20_Paragraph_20_Font"><text:span text:style-name="T43">ment of</text:span></text:span><text:span text:style-name="Default_20_Paragraph_20_Font"><text:span text:style-name="T42"> thousands of</text:span></text:span><text:span text:style-name="Default_20_Paragraph_20_Font"><text:span text:style-name="T43"> </text:span></text:span><text:span text:style-name="Default_20_Paragraph_20_Font"><text:span text:style-name="T42">constructs simultaneously. </text:span></text:span><text:span text:style-name="Default_20_Paragraph_20_Font"><text:span text:style-name="T43">The</text:span></text:span><text:span text:style-name="Default_20_Paragraph_20_Font"><text:span text:style-name="T42"> assay</text:span></text:span><text:span text:style-name="Default_20_Paragraph_20_Font"><text:span text:style-name="T1"> utilizes a fluorescent activated cell sorting (FACS) </text:span></text:span><text:span text:style-name="Default_20_Paragraph_20_Font"><text:span text:style-name="T43">to separate cells based on their GFP expression in bins. </text:span></text:span><text:span text:style-name="Default_20_Paragraph_20_Font"><text:span text:style-name="T1"><text:s/></text:span></text:span><text:span text:style-name="Default_20_Paragraph_20_Font"><text:span text:style-name="T43">The </text:span></text:span><text:span text:style-name="Default_20_Paragraph_20_Font"><text:span text:style-name="T44">relative frequency of a </text:span></text:span><text:span text:style-name="Default_20_Paragraph_20_Font"><text:span text:style-name="T43">construct </text:span></text:span><text:span text:style-name="Default_20_Paragraph_20_Font"><text:span text:style-name="T44">in the bins is then measured using</text:span></text:span><text:span text:style-name="Default_20_Paragraph_20_Font"><text:span text:style-name="T1"> next generation sequencing (NGS)</text:span></text:span><text:span text:style-name="Default_20_Paragraph_20_Font"><text:span text:style-name="T4"> </text:span></text:span><text:span text:style-name="Default_20_Paragraph_20_Font"><text:span text:style-name="T44">and this profile is used to</text:span></text:span><text:span text:style-name="Default_20_Paragraph_20_Font"><text:span text:style-name="T4"> </text:span></text:span><text:span text:style-name="Default_20_Paragraph_20_Font"><text:span text:style-name="T2">reconstruct</text:span></text:span><text:span text:style-name="Default_20_Paragraph_20_Font"><text:span text:style-name="T1"> </text:span></text:span><text:span text:style-name="Default_20_Paragraph_20_Font"><text:span text:style-name="T44">the</text:span></text:span><text:span text:style-name="Default_20_Paragraph_20_Font"><text:span text:style-name="T1"> </text:span></text:span><text:span text:style-name="Default_20_Paragraph_20_Font"><text:span text:style-name="T44">GFP </text:span></text:span><text:span text:style-name="Default_20_Paragraph_20_Font"><text:span text:style-name="T1">fluorescence </text:span></text:span><text:span text:style-name="Default_20_Paragraph_20_Font"><text:span text:style-name="T44">of each individual construct</text:span></text:span><text:span text:style-name="Default_20_Paragraph_20_Font"><text:span text:style-name="T1"> (</text:span></text:span><text:span text:style-name="Default_20_Paragraph_20_Font"><text:span text:style-name="T80">supplement sort-seq figure; see Methods</text:span></text:span><text:span text:style-name="Default_20_Paragraph_20_Font"><text:span text:style-name="T1">).</text:span></text:span></text:p>
      <text:h text:style-name="Heading_20_4" text:outline-level="4">GAS<text:span text:style-name="T113">right</text:span> are significantly more stable than other designs</text:h>
      <text:p text:style-name="P50"><text:span text:style-name="Default_20_Paragraph_20_Font_20__28_WW_29_"><text:span text:style-name="T178">The NGS analysis recovered 91% of the designed sequences. After removing </text:span></text:span><text:span text:style-name="Default_20_Paragraph_20_Font_20__28_WW_29_"><text:span text:style-name="T225">241</text:span></text:span><text:span text:style-name="Default_20_Paragraph_20_Font_20__28_WW_29_"><text:span text:style-name="T178"> constructs that do not grow in maltose media (</text:span></text:span><text:span text:style-name="Default_20_Paragraph_20_Font_20__28_WW_29_"><text:span text:style-name="T217">suggesting that these constructs had potentially poor</text:span></text:span><text:span text:style-name="Default_20_Paragraph_20_Font_20__28_WW_29_"><text:span text:style-name="T178"> membrane insertion), we obtained reconstructed TOXGREEN fluorescence for a total of </text:span></text:span><text:span text:style-name="Default_20_Paragraph_20_Font_20__28_WW_29_"><text:span text:style-name="T225">613</text:span></text:span><text:span text:style-name="Default_20_Paragraph_20_Font_20__28_WW_29_"><text:span text:style-name="T178"> designs and their respective mutants </text:span></text:span><text:span text:style-name="Default_20_Paragraph_20_Font_20__28_WW_29_"><text:span text:style-name="T190">(</text:span></text:span><text:span text:style-name="Default_20_Paragraph_20_Font_20__28_WW_29_"><text:span text:style-name="T191">1</text:span></text:span><text:span text:style-name="Default_20_Paragraph_20_Font_20__28_WW_29_"><text:span text:style-name="T192">38</text:span></text:span><text:span text:style-name="Default_20_Paragraph_20_Font_20__28_WW_29_"><text:span text:style-name="T190"> GAS</text:span></text:span><text:span text:style-name="Default_20_Paragraph_20_Font_20__28_WW_29_"><text:span text:style-name="T127">right</text:span></text:span><text:span text:style-name="Default_20_Paragraph_20_Font_20__28_WW_29_"><text:span text:style-name="T190">, </text:span></text:span><text:span text:style-name="Default_20_Paragraph_20_Font_20__28_WW_29_"><text:span text:style-name="T191">19</text:span></text:span><text:span text:style-name="Default_20_Paragraph_20_Font_20__28_WW_29_"><text:span text:style-name="T192">8</text:span></text:span><text:span text:style-name="Default_20_Paragraph_20_Font_20__28_WW_29_"><text:span text:style-name="T190"> Left and </text:span></text:span><text:span text:style-name="Default_20_Paragraph_20_Font_20__28_WW_29_"><text:span text:style-name="T191">27</text:span></text:span><text:span text:style-name="Default_20_Paragraph_20_Font_20__28_WW_29_"><text:span text:style-name="T192">7</text:span></text:span><text:span text:style-name="Default_20_Paragraph_20_Font_20__28_WW_29_"><text:span text:style-name="T190"> Ri</text:span></text:span><text:span text:style-name="Default_20_Paragraph_20_Font_20__28_WW_29_"><text:span text:style-name="T178">ght). </text:span></text:span><text:span text:style-name="Figure_20_in_20_text">Fig. PRIMARY_DATASETb</text:span> shows the <text:span text:style-name="T179">reconstructed GFP </text:span>fluorescence distribution of the designs <text:span text:style-name="T179">in the three regions</text:span> (dark green) <text:span text:style-name="T179">and their</text:span> <text:span text:style-name="T225">C</text:span>lash (<text:span text:style-name="T179">red</text:span>) <text:span text:style-name="T155">and </text:span><text:span text:style-name="Default_20_Paragraph_20_Font"><text:span text:style-name="T56">Large→Ala</text:span></text:span><text:span text:style-name="T155"> mutants (orange)</text:span>. <text:span text:style-name="T180">For guidance, the fluorescence of the strong dimer glycophorin A (GpA) and its monomeric G83I variants are indicated, as well a graphical indication of the range of fluorescence that corresponds to constructs that are monomeric, weakly or strongly dimeric in the E. coli membrane. </text:span></text:p>
      <text:p text:style-name="P45">It is notable that the fluorescence <text:span text:style-name="T181">of the designs</text:span> within the GAS<text:span text:style-name="T113">right</text:span> <text:span text:style-name="T181">region </text:span>spans a larger range than both the Left and Right designs, <text:span text:style-name="T218">including constructs </text:span><text:span text:style-name="T219">with fluorescence comparable or greater than the strong GpA dimer, </text:span><text:span text:style-name="T179">confirming</text:span> <text:span text:style-name="T219">the propensity of </text:span>GAS<text:span text:style-name="T113">right</text:span> for strong self-association. <text:s/><text:span text:style-name="T181">In contrast, the majority of the designs in the Left and Right regions appear monomeric or have a weak propensity to oligomerize. For example, approximately 40% of the GAS</text:span><text:span text:style-name="T126">right</text:span><text:span text:style-name="T182"> designs have a reconstructed fluorescence above 60% of </text:span><text:soft-page-break/><text:span text:style-name="T182">the GpA standard (14,500 fluorescent units in the figure), compared to only 8% and 4% of the Left and Right designs. </text:span>Th<text:span text:style-name="T183">e</text:span>s<text:span text:style-name="T183">e</text:span> <text:span text:style-name="T110">data </text:span>suggests that <text:span text:style-name="T183">GAS</text:span><text:span text:style-name="T125">right</text:span><text:span text:style-name="T110"> is a motif that is </text:span><text:span text:style-name="T221">highly </text:span><text:span text:style-name="T110">designable for stability</text:span><text:span text:style-name="T219">,</text:span><text:span text:style-name="T110"> </text:span><text:span text:style-name="T221">whereas </text:span><text:span text:style-name="T110">the sequences </text:span><text:span text:style-name="T219">in the Right and Left region</text:span><text:span text:style-name="T110"> are much weaker. </text:span><text:span text:style-name="T221">In turn, this </text:span><text:span text:style-name="T220">suggest</text:span><text:span text:style-name="T221">s</text:span><text:span text:style-name="T220"> that, </text:span><text:span text:style-name="T221">at least in the conditions tested,</text:span><text:span text:style-name="T110"> van der Waals packing</text:span><text:span text:style-name="T220"> </text:span><text:span text:style-name="T222">is not a strong driver for dimerization, and thus that the</text:span><text:span text:style-name="T110"> network of weak hydrogen bonds </text:span><text:span text:style-name="T222">that characterizes the interaction interface of </text:span><text:span text:style-name="T183">GAS</text:span><text:span text:style-name="T125">right</text:span><text:span text:style-name="T151"> </text:span><text:span text:style-name="T222">plays an important role for the stability of this common motif</text:span><text:span text:style-name="T110">. </text:span><text:span text:style-name="T223">It is however notable that even in the Right and Left regions, a small number of sequences are present whose TOXGREEN signals rise to the level corresponding to moderate dimerization propensity.</text:span></text:p>
      <text:p text:style-name="P47"><text:span text:style-name="Figure_20_in_20_text"><text:span text:style-name="T1">Fig. PRIMARY_DATASETb</text:span></text:span><text:span text:style-name="T1"> </text:span><text:span text:style-name="T45">shows the reconstructed TOXGREEN fluorescence of the </text:span><text:span text:style-name="T57">C</text:span><text:span text:style-name="T45">lash (red) and </text:span><text:span text:style-name="Default_20_Paragraph_20_Font"><text:span text:style-name="T56">Large→Ala</text:span></text:span><text:span text:style-name="T45"> (</text:span><text:span text:style-name="T51">orange</text:span><text:span text:style-name="T45">) </text:span><text:span text:style-name="T57">controls </text:span><text:span text:style-name="T58">side by side with the original design</text:span><text:span text:style-name="T45">. For the </text:span><text:span text:style-name="T2">GAS</text:span><text:span text:style-name="T117">right</text:span><text:span text:style-name="T2"> </text:span><text:span text:style-name="T45">designs, the introduction of </text:span><text:span text:style-name="T2">clashing mutations result in a </text:span><text:span text:style-name="T45">dramatic</text:span><text:span text:style-name="T2"> decrease in </text:span><text:span text:style-name="T45">the distribution of </text:span><text:span text:style-name="T2">fluorescence. </text:span><text:span text:style-name="T45">Since these mutations were designed to be incompatible with their structural model,</text:span><text:span text:style-name="T2"> </text:span><text:span text:style-name="T45">the result</text:span><text:span text:style-name="T57">s</text:span><text:span text:style-name="T45"> </text:span><text:span text:style-name="T57">are</text:span><text:span text:style-name="T45"> </text:span><text:span text:style-name="T2">consistent with </text:span><text:span text:style-name="T57">the assumption that </text:span><text:span text:style-name="T45">a majority of the</text:span><text:span text:style-name="T57">se</text:span><text:span text:style-name="T45"> </text:span><text:span text:style-name="T57">constructs</text:span><text:span text:style-name="T2"> associat</text:span><text:span text:style-name="T57">e</text:span><text:span text:style-name="T2"> according to </text:span><text:span text:style-name="T45">their</text:span><text:span text:style-name="T2"> designed </text:span><text:span text:style-name="T57">interface</text:span><text:span text:style-name="T2">. </text:span><text:span text:style-name="T59">T</text:span><text:span text:style-name="T45">he reconstructed fluorescence distribution observed for the </text:span><text:span text:style-name="T57">C</text:span><text:span text:style-name="T45">lash mutants of the</text:span><text:span text:style-name="T2"> Left and Right design regions </text:span><text:span text:style-name="T59">is</text:span><text:span text:style-name="T2"> less dramatic </text:span><text:span text:style-name="T59">(</text:span><text:span text:style-name="T46">as expected</text:span><text:span text:style-name="T2"> because</text:span><text:span text:style-name="T45"> th</text:span><text:span text:style-name="T46">e</text:span><text:span text:style-name="T59">se</text:span><text:span text:style-name="T46"> construct already contain a large fraction of constructs that are monomeric or weakly dimeric</text:span><text:span text:style-name="T59">) </text:span><text:span text:style-name="T59">but</text:span><text:span text:style-name="T45"> statistically significant</text:span><text:span text:style-name="T2">. </text:span><text:span text:style-name="T59">This suggest the positions involved participate in the predicted interface also in a significant fractions of the Left and Right constructs.</text:span><text:span text:style-name="T2"> </text:span></text:p>
      <text:p text:style-name="P48"><text:span text:style-name="T60">Suprisingly</text:span><text:span text:style-name="T47">, the set </text:span><text:span text:style-name="T51">o</text:span><text:span text:style-name="T47">f </text:span><text:span text:style-name="Default_20_Paragraph_20_Font"><text:span text:style-name="T56">Large→Ala</text:span></text:span><text:span text:style-name="T2"> mutants do not show a </text:span><text:span text:style-name="T60">general </text:span><text:span text:style-name="T2">decrease in fluorescence </text:span><text:span text:style-name="T47">for any of the design regions</text:span><text:span text:style-name="T2">. </text:span><text:span text:style-name="T60">A small </text:span><text:span text:style-name="T62">but not statistical</text:span><text:change-start text:change-id="ct94327221707888"/><text:span text:style-name="T62"> </text:span><text:change-end text:change-id="ct94327221707888"/><text:span text:style-name="T62">significant </text:span><text:span text:style-name="T60">decrease is observed for the designs in the </text:span><text:span text:style-name="T61">GAS</text:span><text:span text:style-name="T117">right</text:span><text:span text:style-name="T148"> </text:span><text:span text:style-name="T149">region, </text:span><text:span text:style-name="T150">whereas the mutants in the Right and Left region show a small increase (also not significant). </text:span><text:span text:style-name="T47">These mutants consist of individual Ala substitutions of larger (generally </text:span><text:span text:style-name="T52">F, L, Y, and I</text:span><text:span text:style-name="T47">) that were </text:span><text:span text:style-name="T48">designed</text:span><text:span text:style-name="T47"> to reduce the amount of packing by a small amount (</text:span><office:annotation office:name="__Annotation__7018_2614139637" loext:resolved="false"><dc:creator>Unknown Author</dc:creator><dc:date>2024-07-08T11:30:35.158000000</dc:date><text:p text:style-name="P62"><text:span text:style-name="T228">Added a figure for the average SASA change for each mutation type in supplement</text:span></text:p></office:annotation><text:span text:style-name="T52">Supp</text:span><text:change-start text:change-id="ct94327220986544"/><text:span text:style-name="T52">._</text:span><text:span text:style-name="T53">VOID_SASA_DATA</text:span><text:change-end text:change-id="ct94327220986544"/><office:annotation-end office:name="__Annotation__7018_2614139637"/><text:span text:style-name="T47">), </text:span><text:span text:style-name="T48">although they do not </text:span><text:soft-page-break/><text:span text:style-name="T60">generally </text:span><text:span text:style-name="T48">create cavities, given the nature of the long and narrow </text:span><text:span text:style-name="T60">nature of the</text:span><text:span text:style-name="T48"> helix-helix interface. Large-to-small mutations are often well tolerated in mutagenesis of single pass TM dimers </text:span><text:span text:style-name="T81">[REFS]</text:span><text:span text:style-name="T48"> but they can reduce dimerization. For this reason we hypothesized that we would observe a </text:span><text:span text:style-name="T49">shift of the fluorescence distribution. It is possible that the design procedure does not have sufficient precision for producing effect from small alterations of packing </text:span><text:span text:style-name="T62">that are measurable</text:span><text:span text:style-name="T49"> </text:span><text:span text:style-name="T62">with TOXGREEN, if the changes in dimerization propensity are small</text:span><text:span text:style-name="T49">. </text:span></text:p>
      <text:h text:style-name="Heading_20_4" text:outline-level="4">Clashing mutant data results in many weak to mildly associating dimers</text:h>
      <text:p text:style-name="P33"><text:span text:style-name="T224">We used the Clash mutations to create a validated set of constructs, by</text:span><text:span text:style-name="T196"> select</text:span><text:span text:style-name="T224">ing</text:span> th<text:span text:style-name="T195">e subset of designed</text:span> sequences <text:span text:style-name="T195">whose</text:span> clashing mutation <text:span text:style-name="T195">were in the monomeric range. </text:span><text:span text:style-name="T224">We used a stringent criterion by requiring that all clash mutants were</text:span><text:span text:style-name="T195"> below</text:span> 35% GpA <text:span text:style-name="T195">TOXGREEN signal</text:span>. <text:span text:style-name="T224">The selection resulted in a dataset that included </text:span><text:span text:style-name="T225">379</text:span><text:span text:style-name="Default_20_Paragraph_20_Font"><text:span text:style-name="T64"> of </text:span></text:span><text:span text:style-name="Default_20_Paragraph_20_Font"><text:span text:style-name="T66">the original</text:span></text:span><text:change-start text:change-id="ct94327298699760"/><text:span text:style-name="Default_20_Paragraph_20_Font"><text:span text:style-name="T66"> </text:span></text:span><text:change-end text:change-id="ct94327298699760"/><text:span text:style-name="Default_20_Paragraph_20_Font"><text:span text:style-name="T67">1045</text:span></text:span><text:span text:style-name="Default_20_Paragraph_20_Font"><text:span text:style-name="T64"> designs</text:span></text:span><text:span text:style-name="Default_20_Paragraph_20_Font"><text:span text:style-name="T63"> (</text:span></text:span><text:span text:style-name="Default_20_Paragraph_20_Font"><text:span text:style-name="T67">36</text:span></text:span><text:span text:style-name="Default_20_Paragraph_20_Font"><text:span text:style-name="T63">%).</text:span></text:span></text:p>
      <text:p text:style-name="P29"><text:span text:style-name="Figure_20_in_20_text">Fig. DELTA_G_DATAa</text:span> shows scatterplots of the fluorescence of our WT designs against our energy score for each region, allowing us to evaluate the accuracy of our design method. It is apparent that GAS<text:span text:style-name="T113">right</text:span> appear to follow our design principles better than the other regions. This suggests that our design energy score is not able to capture meaningful differences in the lower threshold of association where a majority of the Left and Right designs are found (<text:span text:style-name="T112">7000-12000 normalized fluorescence</text:span>). Additionally, many of the designs above a <text:span text:style-name="T109">strong</text:span> dimer threshold (&gt;<text:span text:style-name="T112">6</text:span>0% <text:span text:style-name="T144">GpA</text:span>) in the Left and Right regions are not found in this dataset. <text:span text:style-name="T109">Clashing mutants for a majority of these proteins are not monomeric and have a smaller fluorescence difference than the threshold we set. </text:span>Overall, <text:soft-page-break/>this data suggests that our energetic parameters are not well tuned to evaluate the low levels of homodimer association that we were able to design in the Left and Right regions. <text:span text:style-name="T156">However, the validation of our structures with clashing mutations suggests that these structures associate similar to our designed interfaces. The design geometries and their respective dimerization propensity in %GpA are plotte</text:span>d in <text:span text:style-name="Figure_20_in_20_text">Fig. DELTA_G_DATAb</text:span>.<text:span text:style-name="T166"> <text:s/></text:span></text:p>
      <text:h text:style-name="Heading_20_4" text:outline-level="4">Conversion of fluorescence to ΔG</text:h>
      <text:p text:style-name="First_20_line_20_indent"><text:span text:style-name="T130">W</text:span>e converted the fluorescence to biophysical ΔG using a method from an <text:span text:style-name="Default_20_Paragraph_20_Font"><text:span text:style-name="T105">in vitro</text:span></text:span> study on GAS<text:span text:style-name="T113">right</text:span> proteins (Díaz Vázquez et al., 2023). We then compared these ΔG values to the energetics from our design algorithm (<text:span text:style-name="Figure_20_in_20_text">Fig. DELTA_G_DATAa</text:span>). Although our energetics do not seem to capture the overall trend of stability, it allows us to visualize the distribution of the calculate biophysical stability of these sequences. This data shows that both Left and Right designs stabilized to a ΔG around -<text:span text:style-name="T158">1</text:span> to -3, comparable to weak dimers (Díaz Vázquez et al., 2023). Additionally, many of the most stable GAS<text:span text:style-name="T113">right</text:span> designs are calculated to have a ΔG -<text:span text:style-name="T158">3</text:span> to -<text:span text:style-name="T158">4</text:span>, comparable to strong dimers <text:span text:style-name="T160">(</text:span><text:span text:style-name="Figure_20_in_20_text">Fig. DELTA_G_DATAa,c</text:span><text:span text:style-name="T160">)</text:span>. GAS<text:span text:style-name="T113">right</text:span> designs with a combination of interhelical hydrogen bonding and tighter packing due to a shorter helical distance result in stronger dimerization. Our designed sequences without hydrogen bonding have weak association, suggesting that packing is sufficient for membrane protein association.</text:p>
      <text:h text:style-name="P56" text:outline-level="4">Removing potential hydrogen bonds supports association by van der Waals packing</text:h>
      <text:p text:style-name="P32"><text:span text:style-name="T132">As a final approach, we aimed to determine if our designs are primarily stabilized by van der Waals packing. We filtered our dataset using a computational search for potential hydrogen bond formation on our interfaces (Methods). Positions on the interface that may hydrogen bond were mutated to a hydrophobic amino acid of similar size (</text:span><text:span text:style-name="T134">Mut: </text:span><text:span text:style-name="T132">Thr→Val and Ser→Ala). 13 WT designs </text:span><text:span text:style-name="T133">and</text:span><text:span text:style-name="T132"> their respective interfacial </text:span><text:span text:style-name="T133">and</text:span><text:span text:style-name="T132"> clashing mutations were expressed in </text:span><text:span text:style-name="T107">E. coli</text:span><text:span text:style-name="T132"> and verified for their ability to associate using TOXGREEN.</text:span></text:p>
      <text:p text:style-name="P32"><text:soft-page-break/><text:span text:style-name="T90">8 of 13 designs were found to properly associate according to our designed interface, where either the clash or interfacial mutations resulted in a noticeable decrease in association when compared to the WT (</text:span><text:span text:style-name="T94">Fig. </text:span><text:span text:style-name="T95">HBONDING_INTERFACE_MUTANTS</text:span><text:span text:style-name="T90">). 3 of these proteins displayed increased association when mutating Thr and Ser to hydrophobic amino acids. Additionally, 4 of these 8 proteins are composed of Tyr at the interface, which also has the potential to hydrogen bond. I chose to additionally mutate the Tyr to Phe (Y→F) alongside Thr and Ser interfacial mutants to ensure we are assessing the contribution of any potential hydrogen bonds on association. Each of the Y→F mutants on average displays decreased association when compared to WT. Although we are unable to predict association using our energy terms, we have successfully designed at least 3 proteins that associate without hydrogen bonding. This data suggests that van der Waals packing is driving the association of a variety of our designed membrane proteins.</text:span></text:p>
      <text:p text:style-name="P7"/>
      <text:h text:style-name="P53" text:outline-level="3">Discussion</text:h>
      <text:p text:style-name="P29"><text:span text:style-name="T91">We</text:span><text:span text:style-name="T92"> investigate the impact of van der Waals packing on membrane protein association </text:span><text:span text:style-name="T91">using a hi</text:span><text:span text:style-name="T93">gh-throughput protein design </text:span><text:span text:style-name="T91">approach</text:span><text:span text:style-name="T93">. We found that designs in the GAS</text:span><text:span text:style-name="T124">right </text:span><text:span text:style-name="T145">region were the most stable, suggesting that interhelical hydrogen bonding contributes to much of GAS</text:span><text:span text:style-name="T124">right </text:span><text:span text:style-name="T145">protein stability as shown previously. Sequences designed without hydrogen bonding were found to associate, suggesting that packing can drive association alone. However, many of these sequences were weakly associating, meaning that packing alone is a weak driving force.</text:span></text:p>
      <text:p text:style-name="P29"><text:span text:style-name="T146">We found that clashing mutations significantly decreased the fluorescence of our designs, suggesting that our sequences associate with our designed interfaces. </text:span><text:span text:style-name="T145">We speculate that creating voids in dimers relying solely on sidechain packing to associate may not necessarily be destabilizing because of the potential for these sequences to undergo dimerization with an alternative structure that fills the void. Rather than creating a void at the interface, the smaller alanine may result in alternative structures that fills the void by allowing the helices to associate more tightly.</text:span></text:p>
      <text:p text:style-name="P29"><text:span text:style-name="T146">Although our energetics shows some correlation with </text:span><text:span text:style-name="T145">GAS</text:span><text:span text:style-name="T124">right, </text:span><text:span text:style-name="T146">overall the</text:span><text:span text:style-name="T145"> energy scores do not correlate well to dimerization propensity for proteins designed solely with van der Waals packing. This suggests that our energy score is unable to predict association found in weakly associating proteins. However, </text:span><text:span text:style-name="T147">many of our proteins associate according to the designed interface, suggesting that our structures are accurate with the issue being energetics. </text:span><text:span text:style-name="T145">In the future, taking these results and </text:span><text:span text:style-name="T147">training </text:span><text:span text:style-name="T145">using regression or machine learning could improve our energetics. We can design more proteins with these adjusted energetic terms to determine if there is improvement in our </text:span><text:span text:style-name="T147">energy</text:span><text:span text:style-name="T145"> model.</text:span></text:p>
      <text:p text:style-name="P8"><text:tab/></text:p>
      <text:h text:style-name="Heading_20_3" text:outline-level="3">Methods</text:h>
      <text:h text:style-name="P57" text:outline-level="4">Membrane protein helical pair extraction</text:h>
      <text:p text:style-name="P52"><text:span text:style-name="T163">We developed a</text:span> program <text:span text:style-name="T163">in MSL that </text:span>extracts helical <text:span text:style-name="T163">pairs from PDBs from OPM. </text:span><text:span text:style-name="T198">To ensure that </text:span><text:span text:style-name="T199">we</text:span><text:span text:style-name="T198"> don’t extract redundant helical pairs, the MP structures from OPM were trimmed by sequence similarity. Only unique structures with less than 30% sequence similarity </text:span><text:reference-mark-start text:name="ZOTERO_ITEM CSL_CITATION {&quot;citationID&quot;:&quot;p3pxUWPe&quot;,&quot;properties&quot;:{&quot;formattedCitation&quot;:&quot;(Steinegger &amp; S\\uc0\\u246{}ding, 2017)&quot;,&quot;plainCitation&quot;:&quot;(Steinegger &amp; Söding, 2017)&quot;,&quot;noteIndex&quot;:0},&quot;citationItems&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NgLniR1u9c"/><text:span text:style-name="T189">(Steinegger &amp; S</text:span><text:span text:style-name="T187">öding, 2017)</text:span><text:reference-mark-end text:name="ZOTERO_ITEM CSL_CITATION {&quot;citationID&quot;:&quot;p3pxUWPe&quot;,&quot;properties&quot;:{&quot;formattedCitation&quot;:&quot;(Steinegger &amp; S\\uc0\\u246{}ding, 2017)&quot;,&quot;plainCitation&quot;:&quot;(Steinegger &amp; Söding, 2017)&quot;,&quot;noteIndex&quot;:0},&quot;citationItems&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NgLniR1u9c"/><text:span text:style-name="T198"> were analyzed. </text:span><text:span text:style-name="T163">We first identify the top and bottom z-axes of the membrane in the OPM structure. The segments of the protein </text:span>within the membrane <text:span text:style-name="T163">are then assessed for their helical nature. Cartesian points for quadruplets of Cα carbons are then assessed for their helical nature. </text:span><office:annotation office:name="__Annotation__7485_459841654" loext:resolved="false"><dc:creator>Unknown Author</dc:creator><dc:date>2024-07-18T14:28:06.511000000</dc:date><text:p text:style-name="P62"><text:span text:style-name="T228">I included the values from the code. Should we cite them? I loosely chose these Phi and Psi values from a ramachandran plot as I’m not sure if they were in the code?</text:span></text:p></office:annotation><text:span text:style-name="T163">The height (1.25-1.75</text:span>Å<text:span text:style-name="T210">), twist (90-110</text:span>°<text:span text:style-name="T210">), and radius (2.12-2.42</text:span>Å<text:span text:style-name="T210">) are measured, with loose restrictions against the ideal values (1.5Å, 100°, 2.27Å) for each parameter. </text:span><text:span text:style-name="T212">These values allow us to determine corresponding Phi (-180° to -30</text:span><text:span text:style-name="T211">°</text:span><text:span text:style-name="T212">) and Psi (-80° to -45</text:span><text:span text:style-name="T211">°</text:span><text:span text:style-name="T212">) angles for right-handed α-helices. </text:span><office:annotation-end office:name="__Annotation__7485_459841654"/><text:span text:style-name="T210">H</text:span>elical segments composed of at least 13 AAs in length are extracted as individual helices, and the distance is measured between Cα carbons on each unique helical pair. Any two helices with at least 3 Cα carbons within 9Å of each other are extracted as an individual helical pair. <text:span text:style-name="T214">The crossing angles and distances between these pairs are plotted on Fig._MP_DESIGNb.</text:span></text:p>
      <text:h text:style-name="P58" text:outline-level="4">Computational <text:span text:style-name="T215">Sequence </text:span>Design</text:h>
      <text:p text:style-name="P34"><text:span text:style-name="T161">The algorithm designs an interfacial sequence along a given poly-Leu backbone geometry. Using a Monte Carlo sequence optimization, an interfacial position is switched to a random amino acid most prevalently found in membrane protein sequences (Supp._SEQUENCE_SEARCH). The side chain mobility was modeled using the energy based conformer library, with interfacial side chains given higher mobility than non-interfacial </text:span><text:reference-mark-start text:name="ZOTERO_ITEM CSL_CITATION {&quot;citationID&quot;:&quot;SWDn7w8b&quot;,&quot;properties&quot;:{&quot;formattedCitation&quot;:&quot;(Subramaniam &amp; Senes, 2012)&quot;,&quot;plainCitation&quot;:&quot;(Subramaniam &amp; Senes, 2012)&quot;,&quot;noteIndex&quot;:0},&quot;citationItems&quot;:[{&quot;id&quot;:327,&quot;uris&quot;:[&quot;http://zotero.org/users/local/TWX8bpul/items/QFSIFYNJ&quot;],&quot;itemData&quot;:{&quot;id&quot;:327,&quot;type&quot;:&quot;article-journal&quot;,&quot;abstract&quot;:&quot;Side chain optimization is a fundamental component of protein modeling applications such as docking, structural prediction, and design. In these applications side chain flexibility is often provided by rotamer or conformer libraries, which are collections of representative side chain conformations. Here we demonstrate that the sampling provided by the library can be substantially improved by adding an energetic criterion to its creation. The result of the new procedure is the Energy-Based library, a conformer library selected according to the propensity of its elements to fit energetically into natural protein environments. The new library performs outstandingly well in side chain optimization, producing structures with significantly lower energies and resulting in improved side chain conformation prediction. In addition, because the library was created as an ordered list, its size can be adjusted to any desired level. This feature provides unprecedented versatility in tuning sampling. It allows to precisely balance the number of conformers required by each amino acid type, equalizing their chances to fit into structural environments. It also allows to scale the amount of sampling to the specific requirement of any given side optimization problem. A rotameric version of the library was also produced with the same method to support applications that require a dihedral-only description of side chain conformation. The libraries are available at http://seneslab.org/EBL.&quot;,&quot;archive_location&quot;:&quot;22576292&quot;,&quot;container-title&quot;:&quot;Proteins&quot;,&quot;DOI&quot;:&quot;10.1002/prot.24111&quot;,&quot;ISSN&quot;:&quot;1097-0134&quot;,&quot;issue&quot;:&quot;9&quot;,&quot;language&quot;:&quot;eng&quot;,&quot;note&quot;:&quot;edition: 20120618&quot;,&quot;page&quot;:&quot;2218-34&quot;,&quot;title&quot;:&quot;An energy-based conformer library for side chain optimization: improved prediction and adjustable sampling&quot;,&quot;volume&quot;:&quot;80&quot;,&quot;author&quot;:[{&quot;family&quot;:&quot;Subramaniam&quot;,&quot;given&quot;:&quot;S.&quot;},{&quot;family&quot;:&quot;Senes&quot;,&quot;given&quot;:&quot;A.&quot;}],&quot;issued&quot;:{&quot;date-parts&quot;:[[&quot;2012&quot;,8]]}}}],&quot;schema&quot;:&quot;https://github.com/citation-style-language/schema/raw/master/csl-citation.json&quot;} RND2kBHsG37A2"/><text:span text:style-name="T161">(Subramaniam &amp; Senes, 2012)</text:span><text:reference-mark-end text:name="ZOTERO_ITEM CSL_CITATION {&quot;citationID&quot;:&quot;SWDn7w8b&quot;,&quot;properties&quot;:{&quot;formattedCitation&quot;:&quot;(Subramaniam &amp; Senes, 2012)&quot;,&quot;plainCitation&quot;:&quot;(Subramaniam &amp; Senes, 2012)&quot;,&quot;noteIndex&quot;:0},&quot;citationItems&quot;:[{&quot;id&quot;:327,&quot;uris&quot;:[&quot;http://zotero.org/users/local/TWX8bpul/items/QFSIFYNJ&quot;],&quot;itemData&quot;:{&quot;id&quot;:327,&quot;type&quot;:&quot;article-journal&quot;,&quot;abstract&quot;:&quot;Side chain optimization is a fundamental component of protein modeling applications such as docking, structural prediction, and design. In these applications side chain flexibility is often provided by rotamer or conformer libraries, which are collections of representative side chain conformations. Here we demonstrate that the sampling provided by the library can be substantially improved by adding an energetic criterion to its creation. The result of the new procedure is the Energy-Based library, a conformer library selected according to the propensity of its elements to fit energetically into natural protein environments. The new library performs outstandingly well in side chain optimization, producing structures with significantly lower energies and resulting in improved side chain conformation prediction. In addition, because the library was created as an ordered list, its size can be adjusted to any desired level. This feature provides unprecedented versatility in tuning sampling. It allows to precisely balance the number of conformers required by each amino acid type, equalizing their chances to fit into structural environments. It also allows to scale the amount of sampling to the specific requirement of any given side optimization problem. A rotameric version of the library was also produced with the same method to support applications that require a dihedral-only description of side chain conformation. The libraries are available at http://seneslab.org/EBL.&quot;,&quot;archive_location&quot;:&quot;22576292&quot;,&quot;container-title&quot;:&quot;Proteins&quot;,&quot;DOI&quot;:&quot;10.1002/prot.24111&quot;,&quot;ISSN&quot;:&quot;1097-0134&quot;,&quot;issue&quot;:&quot;9&quot;,&quot;language&quot;:&quot;eng&quot;,&quot;note&quot;:&quot;edition: 20120618&quot;,&quot;page&quot;:&quot;2218-34&quot;,&quot;title&quot;:&quot;An energy-based conformer library for side chain optimization: improved prediction and adjustable sampling&quot;,&quot;volume&quot;:&quot;80&quot;,&quot;author&quot;:[{&quot;family&quot;:&quot;Subramaniam&quot;,&quot;given&quot;:&quot;S.&quot;},{&quot;family&quot;:&quot;Senes&quot;,&quot;given&quot;:&quot;A.&quot;}],&quot;issued&quot;:{&quot;date-parts&quot;:[[&quot;2012&quot;,8]]}}}],&quot;schema&quot;:&quot;https://github.com/citation-style-language/schema/raw/master/csl-citation.json&quot;} RND2kBHsG37A2"/><text:span text:style-name="T161">. To ensure that these designed sequences are membrane sequences, we developed a sequence entropy term. The sequence entropy term evaluates </text:span><text:soft-page-break/><text:span text:style-name="T161">the current interface as it’s likelihood to occur in membrane protein sequences, and converts this likelihood to an energy applied during the sequence search. Energetics for the dimer were calculated using the CHARMM22 van der Waals function, the IMM1 membrane implicit solvation term, and the hydrogen bonding function SCWRL4. To estimate the free energy of the sequences during the search, we typically calculate the energy of a monomeric helix with the same sequence and subtract it from the dimer energy made of only these energetic terms.</text:span></text:p>
      <text:p text:style-name="P35"><draw:frame draw:style-name="fr4" draw:name="Object6" text:anchor-type="as-char" svg:width="4.5701in" svg:height="0.1992in" draw:z-index="3"><draw:object xlink:href="./Object 1" xlink:type="simple" xlink:show="embed" xlink:actuate="onLoad"/><draw:image xlink:href="./ObjectReplacements/Object 1" xlink:type="simple" xlink:show="embed" xlink:actuate="onLoad"/><svg:desc>formula</svg:desc></draw:frame></text:p>
      <text:p text:style-name="P35"><draw:frame draw:style-name="fr4" draw:name="Object8" text:anchor-type="as-char" svg:width="4.6571in" svg:height="0.1992in" draw:z-index="4"><draw:object xlink:href="./Object 2" xlink:type="simple" xlink:show="embed" xlink:actuate="onLoad"/><draw:image xlink:href="./ObjectReplacements/Object 2" xlink:type="simple" xlink:show="embed" xlink:actuate="onLoad"/><svg:desc>formula</svg:desc></draw:frame></text:p>
      <text:p text:style-name="P35"><draw:frame draw:style-name="fr4" draw:name="Object7" text:anchor-type="as-char" svg:width="2.5846in" svg:height="0.1992in" draw:z-index="5"><draw:object xlink:href="./Object 3" xlink:type="simple" xlink:show="embed" xlink:actuate="onLoad"/><draw:image xlink:href="./ObjectReplacements/Object 3" xlink:type="simple" xlink:show="embed" xlink:actuate="onLoad"/><svg:desc>formula</svg:desc></draw:frame></text:p>
      <text:p text:style-name="P43">However, we found that computing the monomer energy created a bottleneck during our sequence search. To account for this, we developed an energy term to estimate the monomer energy for each designed sequence. This baseline monomer energy was determined by measuring the CHARMM_VDW, IMM1, and SCWRL4_HBOND energies for each individual amino acid on a monomeric helix. The self (single AA) and pair (two AAs) energies were computed for 10000 random sequences and averaged. We found that there was a strong correlation between the computed monomer energy and this baseline monomer energy (Supp._BASELINE_MONOMER), and utilized this energy during our sequence search. The baseline monomer energy and the sequence entropy are subtracted from the dimer energy to find the sequence with the most stable energy during the sequence search.</text:p>
      <text:p text:style-name="P36"><draw:frame draw:style-name="fr4" draw:name="Object4" text:anchor-type="as-char" svg:width="6.1673in" svg:height="0.2in" draw:z-index="6"><draw:object xlink:href="./Object 4" xlink:type="simple" xlink:show="embed" xlink:actuate="onLoad"/><draw:image xlink:href="./ObjectReplacements/Object 4" xlink:type="simple" xlink:show="embed" xlink:actuate="onLoad"/><svg:desc>formula</svg:desc></draw:frame></text:p>
      <text:p text:style-name="P34"><text:span text:style-name="T161">After the sequence is designed for the geometry, the structure undergoes Monte Carlo backbone optimization cycles where all parameters (distance, z-shift, axial rotation, and crossing angle) are varied. The final energy from backbone optimization is used to assess our designed constructs against their dimerization propensity. </text:span><text:span text:style-name="T198">The total energy for the </text:span><text:soft-page-break/><text:span text:style-name="T198">refined structure is used as the acceptance criteria, with the BASELINE_MONOMER energy being replaced by the computed monomer energy and the SEQUENCE_ENTROPY term no longer applied:</text:span></text:p>
      <text:p text:style-name="P37"><draw:frame draw:style-name="fr4" draw:name="Object5" text:anchor-type="as-char" svg:width="2.5846in" svg:height="0.1992in" draw:z-index="7"><draw:object xlink:href="./Object 5" xlink:type="simple" xlink:show="embed" xlink:actuate="onLoad"/><draw:image xlink:href="./ObjectReplacements/Object 5" xlink:type="simple" xlink:show="embed" xlink:actuate="onLoad"/><svg:desc>formula</svg:desc></draw:frame></text:p>
      <text:p text:style-name="P38">These energies are what we used to evaluate our sequences against their dimerization <text:span text:style-name="T227">propensity determined</text:span> in sort-seq.</text:p>
      <text:p text:style-name="P23">Sequence Entropy</text:p>
      <text:p text:style-name="P40"><text:span text:style-name="T199">We </text:span><text:span text:style-name="T198">developed a </text:span><text:span text:style-name="T199">sequence entropy</text:span><text:span text:style-name="T198"> term that outputs an energy based on how similar a sequence is to the composition of natural membrane protein sequence</text:span><text:span text:style-name="T200">s. </text:span><text:span text:style-name="T201">Previous studies have determined the amino acid composition of all membrane proteins, but we chose to evaluate the composition of amino acids found in our helical pair TMs.</text:span><text:span text:style-name="T200"> We determined the distribution of all amino acids present </text:span><text:span text:style-name="T201">in our helical pairs</text:span><text:span text:style-name="T200">. We </text:span><text:span text:style-name="T201">first removed all amino acids that were represented less than 2% (C, P, H). We then</text:span><text:span text:style-name="T200"> trimmed the amino acid pool for amino acids unlikely to form disulfide bonds (M), hydrogen bonds (N, D, </text:span><text:span text:style-name="T201">Q,</text:span><text:span text:style-name="T200"> E) </text:span><text:span text:style-name="T206">except for a few that were well represented (S, T, Y)</text:span><text:span text:style-name="T200">, </text:span><text:span text:style-name="T201">and </text:span><text:span text:style-name="T200">charged interactions (K, R), </text:span><text:span text:style-name="T201">leaving us with</text:span><text:span text:style-name="T200"> a pool of 10 amino acids for design</text:span><text:span text:style-name="T198"> (</text:span><text:span text:style-name="T207">Supp._SEQUENCE_ENTROPY</text:span><text:span text:style-name="T198">). To convert the </text:span><text:span text:style-name="T208">frequency</text:span><text:span text:style-name="T198"> of AAs in a membrane sequence to an energy term, I utilized the following equation based on the Boltzmann entropy formula: </text:span></text:p>
      <text:p text:style-name="P39"><draw:frame draw:style-name="fr4" draw:name="Object1" text:anchor-type="as-char" svg:width="3.3839in" svg:height="0.2008in" draw:z-index="8"><draw:object xlink:href="./Object 6" xlink:type="simple" xlink:show="embed" xlink:actuate="onLoad"/><draw:image xlink:href="./ObjectReplacements/Object 6" xlink:type="simple" xlink:show="embed" xlink:actuate="onLoad"/><svg:desc>formula</svg:desc></draw:frame></text:p>
      <text:p text:style-name="P41">where R is the gas constant and T is temperature defaulted to 298K (RT = 0.592). To compute the sequence entropy, I needed to calculate the probability th<text:span text:style-name="T216">a</text:span>t the sequence occurs in membrane. First, the number of each AA (AA<text:span text:style-name="T197">1, AA2, etc.</text:span>) is counted within the sequence. Using these values, I then calculated the number of possible permutations for the sequence. This is determined using the following equation:</text:p>
      <text:p text:style-name="P39"><draw:frame draw:style-name="fr5" draw:name="Object2" text:anchor-type="as-char" svg:y="-0.2311in" svg:width="2.4319in" svg:height="0.4083in" draw:z-index="9"><draw:object xlink:href="./Object 7" xlink:type="simple" xlink:show="embed" xlink:actuate="onLoad"/><draw:image xlink:href="./ObjectReplacements/Object 7" xlink:type="simple" xlink:show="embed" xlink:actuate="onLoad"/><svg:desc>formula</svg:desc></draw:frame></text:p>
      <text:p text:style-name="P39"><text:soft-page-break/><text:span text:style-name="T198">where n is the number of positions, which is divided by the factorial for #AA in the sequence multiplied, or the total number of combinations possible. The probability is computed using the frequency of each AA in membrane protein sequences (freq</text:span><text:span text:style-name="T128">AA</text:span><text:span text:style-name="T198">) to the power of the number of each AA in the sequence multiplied by the permutations: </text:span></text:p>
      <text:p text:style-name="P39"><draw:frame draw:style-name="fr4" draw:name="Object3" text:anchor-type="as-char" svg:width="3.9126in" svg:height="0.2327in" draw:z-index="10"><draw:object xlink:href="./Object 8" xlink:type="simple" xlink:show="embed" xlink:actuate="onLoad"/><draw:image xlink:href="./ObjectReplacements/Object 8" xlink:type="simple" xlink:show="embed" xlink:actuate="onLoad"/><svg:desc>formula</svg:desc></draw:frame></text:p>
      <text:p text:style-name="P42">This probability is inserted into the sequence entropy equation, returning a value that can be applied as an energy term during the sequence search.</text:p>
      <text:p text:style-name="P22">Left Handed Interfaces</text:p>
      <text:p text:style-name="P34"><text:span text:style-name="T202">During visual inspection of our randomized backbone geometries, we found that left handed dimers were able to accommodate multiple interfaces. Interfaces differ based on the input axial rotation and </text:span><text:span text:style-name="T199">z</text:span><text:span text:style-name="T202">-shift (Supp._</text:span><text:span text:style-name="T203">LEFT_INTERFACE</text:span><text:span text:style-name="T202">). LLL</text:span><text:span text:style-name="T209">xx</text:span><text:span text:style-name="T202">LL</text:span><text:span text:style-name="T209">xx</text:span><text:span text:style-name="T202">L</text:span><text:span text:style-name="T209">xx</text:span><text:span text:style-name="T202">LL</text:span><text:span text:style-name="T209">xx</text:span><text:span text:style-name="T202">LLILI: 0-60</text:span><text:span text:style-name="T198">°</text:span><text:span text:style-name="T202"> axial rotation and 1-6Å z-shift. LLLL</text:span><text:span text:style-name="T209">xx</text:span><text:span text:style-name="T202">LL</text:span><text:span text:style-name="T209">xx</text:span><text:span text:style-name="T202">L</text:span><text:span text:style-name="T209">xx</text:span><text:span text:style-name="T202">LL</text:span><text:span text:style-name="T209">xx</text:span><text:span text:style-name="T202">LILI: 60-100</text:span><text:span text:style-name="T198">°</text:span><text:span text:style-name="T202"> axial rotation and 0-4.5Å z-Shift. LLLL</text:span><text:span text:style-name="T209">xx</text:span><text:span text:style-name="T202">L</text:span><text:span text:style-name="T209">xx</text:span><text:span text:style-name="T202">LL</text:span><text:span text:style-name="T209">xx</text:span><text:span text:style-name="T202">L</text:span><text:span text:style-name="T209">xx</text:span><text:span text:style-name="T202">LLILI: </text:span><text:span text:style-name="T204">0-60° axial rotation and 0-1</text:span><text:span text:style-name="T202">Å</text:span><text:span text:style-name="T204"> z-shift; 60-100° axial rotation and 4.5-6</text:span><text:span text:style-name="T202">Å</text:span><text:span text:style-name="T204"> z-shift</text:span><text:span text:style-name="T202">.</text:span></text:p>
      <text:h text:style-name="P58" text:outline-level="4">Cloning for bacterial cell expression</text:h>
      <text:p text:style-name="P34">Sequences were ordered as an oligo pool from Twist Biosciences. Individual segments were amplified using qPCR <text:span text:style-name="T131">(</text:span><text:span text:style-name="T141">Roche KAPA SYBR Fast</text:span><text:span text:style-name="T131">).</text:span> Segments were digested using restriction enzymes Nhe<text:span text:style-name="T210">I</text:span>-HF and Dp<text:span text:style-name="T210">nII</text:span>. TOXGREEN vector was digested in preparation for ligation using restriction enzymes Nhe<text:span text:style-name="T210">I</text:span>-HF, BamH<text:span text:style-name="T210">I</text:span>-HF, and <text:span text:style-name="T137">CIP</text:span>. Plasmids were assembled by incubating segment DNA with TOXGREEN <text:span text:style-name="T162">vector</text:span> in a <text:span text:style-name="T210">1:10 backbone:insert ratio</text:span> with<text:span text:style-name="T152"> E</text:span>lectro<text:span text:style-name="T210">L</text:span>igase <text:span text:style-name="T210">for 2 hours at room temperature and 10 minutes at 65</text:span><text:span text:style-name="T199">°</text:span><text:span text:style-name="T210">C to inactivate the enzyme</text:span>. 5uL of the ligation mixture were added to 50uL of <text:span text:style-name="T152">NEB </text:span>DH10B <text:span text:style-name="T105">E. coli</text:span> cells <text:span text:style-name="T152">and cloned</text:span> through electroporation <text:span text:style-name="T142">(</text:span><text:span text:style-name="T141">BIO-RAD MicroPulser Electroporator</text:span><text:span text:style-name="T142">)</text:span>, <text:span text:style-name="T152">outgrown</text:span> for 1 hour <text:span text:style-name="T152">in</text:span> 950uL <text:span text:style-name="T152">NEB </text:span>SOM media <text:span text:style-name="T152">in 37</text:span><text:span text:style-name="T205">°</text:span><text:span text:style-name="T152">C shaker</text:span>, and <text:span text:style-name="T152">diluted 1mL in 4mL LB Amp 100. 50 uL of a 1:10 and 1:100 dilution were plated on LB Amp 100 plates. Plates were grown for 14-16 hours at 37</text:span><text:span text:style-name="T205">°</text:span><text:span text:style-name="T152">C and colony forming units (CFUs) calculated for each segment (# Colonies x </text:span><text:soft-page-break/><text:span text:style-name="T152">dilution/# Sequences in segment). A CFU &gt; 5</text:span><text:span text:style-name="T97"> </text:span><text:span text:style-name="T152">was accepted and overnight cultures corresponding to plates were spun down and miniprepped </text:span><text:span text:style-name="T142">(</text:span><text:span text:style-name="T140">Qiagen</text:span><text:span text:style-name="T142">)</text:span><text:span text:style-name="T152">. Segment plasmids were cloned through electroporation into 50uL in house mm39 cells for fluorescence readout, outgrown for 1 hour in 950uL SOC media in 37</text:span><text:span text:style-name="T205">°</text:span><text:span text:style-name="T152">C shaker, and 100uL of 1:10 dilution plated on LB Amp 100 plates with the rest being grown overnight in 3mL LB Amp 100. CFUs were again counted and any plates &gt; </text:span><text:span text:style-name="T141">5</text:span><text:span text:style-name="T153"> were accepted. Overnights for each segment were stored in 25% glycerol stocks. 50uL samples and controls from glycerol stocks were grown in 3mL LB Amp100 for 2-4 hours to reach ~0.1 OD600 and the corresponding number of sequences per sample used to calculate how much to add to a full library glycerol stock. All enzymes acquired from NEB.</text:span></text:p>
      <text:h text:style-name="P58" text:outline-level="4">Sort-Seq and NGS Preparation Protocol</text:h>
      <text:p text:style-name="P34">50uL of library glycerol stock were grown in 3mL LB Amp 100 overnight for 14-16 hours in 37C shaker. Samples were diluted in PBS buffer to appropriate concentration for recording 10000 events per second in Sony MA900 fluorescence activated cell sorter <text:span text:style-name="T131">(UW</text:span><text:span text:style-name="T141">CCC</text:span><text:span text:style-name="T131"> Flow </text:span><text:span text:style-name="T141">Cytometry Laboratory</text:span><text:span text:style-name="T131">)</text:span>. Controls GpA, G83I, and NoTM were flowed to calibrate the instrument and determine proper gating to remove dead cells. Individual sample libraries were first flowed through the instrument and the fluorescence profile separated into 4 bins. 100000 events were sorted into bins 1-3, and 50000 events sorted into bin 4. Each library sample was sorted in triplicate from biological replicates of overnights. Sorted populations were grown for 1-5 hours to reach ~0.3 OD600 and minipreppred. <text:s/>Samples were prepared for NGS using PCR <text:span text:style-name="T210">and</text:span> amplif<text:span text:style-name="T210">ied</text:span> with individual primers. <text:span text:style-name="T210">The samples were then sent to the DNA Sequencing center at UW Biotech Center for library preparation and next generation sequencing. </text:span>Library Preparation Services: Index PCR (TruSeq). <text:span text:style-name="T210">Sequencing Services:</text:span> <text:span text:style-name="T210">Illumina (NovaSeq) Sequencing </text:span>[2x150 Shared (10M read increments)]. <text:span text:style-name="T154">(</text:span><text:span text:style-name="T98">cite sort-seq</text:span><text:span text:style-name="T154">)</text:span></text:p>
      <text:h text:style-name="P58" text:outline-level="4"><text:soft-page-break/>Immunoblotting</text:h>
      <text:p text:style-name="First_20_line_20_indent"><text:span text:style-name="T163">Protein expression was confirmed for an assortment of designs and mutants using immunoblotting. Cell lysates were normalized by ThermoScientific Pierce Protein BCA Assay Kit</text:span><text:span text:style-name="T103"> </text:span><text:span text:style-name="T139">and loaded onto NuPage 4-12% bis-tris SDS-PAGE gels (Thermo</text:span><text:span text:style-name="T140">F</text:span><text:span text:style-name="T139">isher) and then transferred to PVDF membranes (VWR) for 1h at 100 millivolts. Blots were blocked using 5% </text:span><text:span text:style-name="T135">milk (</text:span><text:span text:style-name="T140">Nestle Instant Nonfat Dry Milk</text:span><text:span text:style-name="T135">) in TBS-Tween buffer (50 mM Tris, 150 mM NaCl, 0.05% Tween 20) for 2 h at 4°C and incubated overnight with peroxidase-conjugated monoclonal anti-maltose binding protein antibodies (Sigma-Aldrich). Blots were developed with Pierce ECL Western Blotting Substrate Kit; 1mL of ECL solution was added to the blot and incubated for 90s. Chemiluminescence was measured using an ImageQuant LAS 4000 (GE Healthsciences).</text:span></text:p>
      <text:h text:style-name="Heading_20_3" text:outline-level="3">References</text:h>
      <text:p text:style-name="P27">Anderson, S. M., Mueller, B. K., Lange, E. J., &amp; Senes, A. (2017). Combination of Cα-H Hydrogen Bonds and van der Waals Packing Modulates the Stability of GxxxG-Mediated Dimers in Membranes. <text:span text:style-name="Default_20_Paragraph_20_Font"><text:span text:style-name="T104">J Am Chem Soc</text:span></text:span>,<text:span text:style-name="Default_20_Paragraph_20_Font"><text:span text:style-name="T104"> 139</text:span></text:span>(44), 15774-15783. <text:a xlink:type="simple" xlink:href="https://doi.org/10.1021/jacs.7b07505" office:target-frame-name="_top" xlink:show="replace" text:style-name="Internet_20_link" text:visited-style-name="Visited_20_Internet_20_Link"><text:span text:style-name="Hyperlink">https://doi.org/10.1021/jacs.7b07505</text:span></text:a> </text:p>
      <text:p text:style-name="P27">Ash, W. L., Stockner, T., MacCallum, J. L., &amp; Tieleman, D. P. (2004). Computer modeling of polyleucine-based coiled coil dimers in a realistic membrane environment: insight into helix-helix interactions in membrane proteins. Biochemistry, 43(28), 9050-9060. <text:a xlink:type="simple" xlink:href="https://doi.org/10.1021/bi0494572" text:style-name="Internet_20_link" text:visited-style-name="Visited_20_Internet_20_Link">https://doi.org/10.1021/bi0494572</text:a></text:p>
      <text:p text:style-name="P27">Bornberg-Bauer, E., Rivals, E., &amp; Vingron, M. (1998). Computational approaches to identify leucine zippers. Nucleic Acids Research, 26(11), 2740-2746. <text:a xlink:type="simple" xlink:href="https://doi.org/10.1093/nar/26.11.2740" text:style-name="Internet_20_link" text:visited-style-name="Visited_20_Internet_20_Link">https://doi.org/10.1093/nar/26.11.2740</text:a></text:p>
      <text:p text:style-name="P27">Carpenter, E. P., Beis, K., Cameron, A. D., &amp; Iwata, S. (2008). Overcoming the challenges of membrane protein crystallography. <text:span text:style-name="Default_20_Paragraph_20_Font"><text:span text:style-name="T104">Curr Opin Struct Biol</text:span></text:span>,<text:span text:style-name="Default_20_Paragraph_20_Font"><text:span text:style-name="T104"> 18</text:span></text:span>(5), 581-586. <text:a xlink:type="simple" xlink:href="https://doi.org/10.1016/j.sbi.2008.07.001" office:target-frame-name="_top" xlink:show="replace" text:style-name="Internet_20_link" text:visited-style-name="Visited_20_Internet_20_Link"><text:span text:style-name="Hyperlink">https://doi.org/10.1016/j.sbi.2008.07.001</text:span></text:a> </text:p>
      <text:p text:style-name="P27">Díaz Vázquez, G., Cui, Q., &amp; Senes, A. (2023). Thermodynamic analysis of the GAS. <text:span text:style-name="Default_20_Paragraph_20_Font"><text:span text:style-name="T104">Biophys J</text:span></text:span>,<text:span text:style-name="Default_20_Paragraph_20_Font"><text:span text:style-name="T104"> 122</text:span></text:span>(1), 143-155. <text:a xlink:type="simple" xlink:href="https://doi.org/10.1016/j.bpj.2022.11.018" office:target-frame-name="_top" xlink:show="replace" text:style-name="Internet_20_link" text:visited-style-name="Visited_20_Internet_20_Link"><text:span text:style-name="Hyperlink">https://doi.org/10.1016/j.bpj.2022.11.018</text:span></text:a> </text:p>
      <text:p text:style-name="P27">Fagerberg, L., Jonasson, K., von Heijne, G., Uhlén, M., &amp; Berglund, L. (2010). Prediction of the human membrane proteome. <text:span text:style-name="Default_20_Paragraph_20_Font"><text:span text:style-name="T104">Proteomics</text:span></text:span>,<text:span text:style-name="Default_20_Paragraph_20_Font"><text:span text:style-name="T104"> 10</text:span></text:span>(6), 1141-1149. <text:a xlink:type="simple" xlink:href="https://doi.org/10.1002/pmic.200900258" office:target-frame-name="_top" xlink:show="replace" text:style-name="Internet_20_link" text:visited-style-name="Visited_20_Internet_20_Link"><text:span text:style-name="Hyperlink">https://doi.org/10.1002/pmic.200900258</text:span></text:a> </text:p>
      <text:p text:style-name="P27">Faham, S., Yang, D., Bare, E., Yohannan, S., Whitelegge, J. P., &amp; Bowie, J. U. (2004). Side-chain contributions to membrane protein structure and stability. <text:span text:style-name="Default_20_Paragraph_20_Font"><text:span text:style-name="T104">J Mol Biol</text:span></text:span>,<text:span text:style-name="Default_20_Paragraph_20_Font"><text:span text:style-name="T104"> 335</text:span></text:span>(1), 297-305. <text:a xlink:type="simple" xlink:href="https://doi.org/10.1016/j.jmb.2003.10.041" office:target-frame-name="_top" xlink:show="replace" text:style-name="Internet_20_link" text:visited-style-name="Visited_20_Internet_20_Link"><text:span text:style-name="Hyperlink">https://doi.org/10.1016/j.jmb.2003.10.041</text:span></text:a> </text:p>
      <text:p text:style-name="P27">Fleming, K. G., Ackerman, A. L., &amp; Engelman, D. M. (1997). The effect of point mutations on the free energy of transmembrane alpha-helix dimerization. <text:span text:style-name="Default_20_Paragraph_20_Font"><text:span text:style-name="T104">J Mol Biol</text:span></text:span>,<text:span text:style-name="Default_20_Paragraph_20_Font"><text:span text:style-name="T104"> 272</text:span></text:span>(2), 266-275. <text:a xlink:type="simple" xlink:href="https://doi.org/10.1006/jmbi.1997.1236" office:target-frame-name="_top" xlink:show="replace" text:style-name="Internet_20_link" text:visited-style-name="Visited_20_Internet_20_Link"><text:span text:style-name="Hyperlink">https://doi.org/10.1006/jmbi.1997.1236</text:span></text:a> </text:p>
      <text:p text:style-name="P27">Gregersen, N., Bross, P., Vang, S., &amp; Christensen, J. H. (2006). Protein misfolding and human disease. <text:span text:style-name="Default_20_Paragraph_20_Font"><text:span text:style-name="T104">Annu Rev Genomics Hum Genet</text:span></text:span>,<text:span text:style-name="Default_20_Paragraph_20_Font"><text:span text:style-name="T104"> 7</text:span></text:span>, 103-124. <text:a xlink:type="simple" xlink:href="https://doi.org/10.1146/annurev.genom.7.080505.115737" office:target-frame-name="_top" xlink:show="replace" text:style-name="Internet_20_link" text:visited-style-name="Visited_20_Internet_20_Link"><text:span text:style-name="Hyperlink">https://doi.org/10.1146/annurev.genom.7.080505.115737</text:span></text:a> </text:p>
      <text:p text:style-name="P27">Hong, H. (2014). Toward understanding driving forces in membrane protein folding. <text:span text:style-name="Default_20_Paragraph_20_Font"><text:span text:style-name="T104">Arch Biochem Biophys</text:span></text:span>,<text:span text:style-name="Default_20_Paragraph_20_Font"><text:span text:style-name="T104"> 564</text:span></text:span>, 297-313. <text:a xlink:type="simple" xlink:href="https://doi.org/10.1016/j.abb.2014.07.031" office:target-frame-name="_top" xlink:show="replace" text:style-name="Internet_20_link" text:visited-style-name="Visited_20_Internet_20_Link"><text:span text:style-name="Hyperlink">https://doi.org/10.1016/j.abb.2014.07.031</text:span></text:a> </text:p>
      <text:p text:style-name="P27">Huang, B., Xu, Y., Hu, X., Liu, Y., Liao, S., Zhang, J., . . . Liu, H. (2022). A backbone-centred energy function of neural networks for protein design. <text:span text:style-name="Default_20_Paragraph_20_Font"><text:span text:style-name="T104">Nature</text:span></text:span>,<text:span text:style-name="Default_20_Paragraph_20_Font"><text:span text:style-name="T104"> 602</text:span></text:span>(7897), 523-528. <text:a xlink:type="simple" xlink:href="https://doi.org/10.1038/s41586-021-04383-5" office:target-frame-name="_top" xlink:show="replace" text:style-name="Internet_20_link" text:visited-style-name="Visited_20_Internet_20_Link"><text:span text:style-name="Hyperlink">https://doi.org/10.1038/s41586-021-04383-5</text:span></text:a> </text:p>
      <text:p text:style-name="P27">Joh, N. H., Oberai, A., Yang, D., Whitelegge, J. P., &amp; Bowie, J. U. (2009). Similar energetic contributions of packing in the core of membrane and water-soluble proteins. <text:span text:style-name="Default_20_Paragraph_20_Font"><text:span text:style-name="T104">J Am Chem Soc</text:span></text:span>,<text:span text:style-name="Default_20_Paragraph_20_Font"><text:span text:style-name="T104"> 131</text:span></text:span>(31), 10846-10847. <text:a xlink:type="simple" xlink:href="https://doi.org/10.1021/ja904711k" office:target-frame-name="_top" xlink:show="replace" text:style-name="Internet_20_link" text:visited-style-name="Visited_20_Internet_20_Link"><text:span text:style-name="Hyperlink">https://doi.org/10.1021/ja904711k</text:span></text:a> </text:p>
      <text:p text:style-name="P27">Johnson, R. M., Hecht, K., &amp; Deber, C. M. (2007). Aromatic and cation-pi interactions enhance helix-helix association in a membrane environment. <text:span text:style-name="Default_20_Paragraph_20_Font"><text:span text:style-name="T104">Biochemistry</text:span></text:span>,<text:span text:style-name="Default_20_Paragraph_20_Font"><text:span text:style-name="T104"> 46</text:span></text:span>(32), 9208-9214. <text:a xlink:type="simple" xlink:href="https://doi.org/10.1021/bi7008773" office:target-frame-name="_top" xlink:show="replace" text:style-name="Internet_20_link" text:visited-style-name="Visited_20_Internet_20_Link"><text:span text:style-name="Hyperlink">https://doi.org/10.1021/bi7008773</text:span></text:a> </text:p>
      <text:p text:style-name="P27">Krivov, G. G., Shapovalov, M. V., &amp; Dunbrack, R. L. (2009). Improved prediction of protein side-chain conformations with SCWRL4. <text:span text:style-name="Default_20_Paragraph_20_Font"><text:span text:style-name="T104">Proteins</text:span></text:span>,<text:span text:style-name="Default_20_Paragraph_20_Font"><text:span text:style-name="T104"> 77</text:span></text:span>(4), 778-795. <text:a xlink:type="simple" xlink:href="https://doi.org/10.1002/prot.22488" office:target-frame-name="_top" xlink:show="replace" text:style-name="Internet_20_link" text:visited-style-name="Visited_20_Internet_20_Link"><text:span text:style-name="Hyperlink">https://doi.org/10.1002/prot.22488</text:span></text:a> </text:p>
      <text:p text:style-name="P27">Kuhlman, B., Dantas, G., Ireton, G. C., Varani, G., Stoddard, B. L., &amp; Baker, D. (2003). Design of a novel globular protein fold with atomic-level accuracy. <text:span text:style-name="Default_20_Paragraph_20_Font"><text:span text:style-name="T104">Science</text:span></text:span>,<text:span text:style-name="Default_20_Paragraph_20_Font"><text:span text:style-name="T104"> 302</text:span></text:span>(5649), 1364-1368. <text:a xlink:type="simple" xlink:href="https://doi.org/10.1126/science.1089427" office:target-frame-name="_top" xlink:show="replace" text:style-name="Internet_20_link" text:visited-style-name="Visited_20_Internet_20_Link"><text:span text:style-name="Hyperlink">https://doi.org/10.1126/science.1089427</text:span></text:a> </text:p>
      <text:p text:style-name="P27">Kulp, D. W., Subramaniam, S., Donald, J. E., Hannigan, B. T., Mueller, B. K., Grigoryan, G., &amp; Senes, A. (2012). Structural informatics, modeling, and design with an open-source Molecular Software Library (MSL). <text:span text:style-name="Default_20_Paragraph_20_Font"><text:span text:style-name="T104">J Comput Chem</text:span></text:span>,<text:span text:style-name="Default_20_Paragraph_20_Font"><text:span text:style-name="T104"> 33</text:span></text:span>(20), 1645-1661. <text:a xlink:type="simple" xlink:href="https://doi.org/10.1002/jcc.22968" office:target-frame-name="_top" xlink:show="replace" text:style-name="Internet_20_link" text:visited-style-name="Visited_20_Internet_20_Link"><text:span text:style-name="Hyperlink">https://doi.org/10.1002/jcc.22968</text:span></text:a> </text:p>
      <text:p text:style-name="P27"><text:soft-page-break/>Lazaridis, T. (2003). Effective energy function for proteins in lipid membranes. <text:span text:style-name="Default_20_Paragraph_20_Font"><text:span text:style-name="T104">Proteins</text:span></text:span>,<text:span text:style-name="Default_20_Paragraph_20_Font"><text:span text:style-name="T104"> 52</text:span></text:span>(2), 176-192. <text:a xlink:type="simple" xlink:href="https://doi.org/10.1002/prot.10410" office:target-frame-name="_top" xlink:show="replace" text:style-name="Internet_20_link" text:visited-style-name="Visited_20_Internet_20_Link"><text:span text:style-name="Hyperlink">https://doi.org/10.1002/prot.10410</text:span></text:a> </text:p>
      <text:p text:style-name="P27">Liu, Y., Engelman, D. M., &amp; Gerstein, M. (2002). Genomic analysis of membrane protein families: abundance and conserved motifs. <text:span text:style-name="Default_20_Paragraph_20_Font"><text:span text:style-name="T104">Genome Biol</text:span></text:span>,<text:span text:style-name="Default_20_Paragraph_20_Font"><text:span text:style-name="T104"> 3</text:span></text:span>(10), research0054. <text:a xlink:type="simple" xlink:href="https://doi.org/10.1186/gb-2002-3-10-research0054" office:target-frame-name="_top" xlink:show="replace" text:style-name="Internet_20_link" text:visited-style-name="Visited_20_Internet_20_Link"><text:span text:style-name="Hyperlink">https://doi.org/10.1186/gb-2002-3-10-research0054</text:span></text:a> </text:p>
      <text:p text:style-name="P27">Lomize, A. L., &amp; Pogozheva, I. D. (2017). TMDOCK: An Energy-Based Method for Modeling α-Helical Dimers in Membranes. <text:span text:style-name="Default_20_Paragraph_20_Font"><text:span text:style-name="T104">J Mol Biol</text:span></text:span>,<text:span text:style-name="Default_20_Paragraph_20_Font"><text:span text:style-name="T104"> 429</text:span></text:span>(3), 390-398. <text:a xlink:type="simple" xlink:href="https://doi.org/10.1016/j.jmb.2016.09.005" office:target-frame-name="_top" xlink:show="replace" text:style-name="Internet_20_link" text:visited-style-name="Visited_20_Internet_20_Link"><text:span text:style-name="Hyperlink">https://doi.org/10.1016/j.jmb.2016.09.005</text:span></text:a> </text:p>
      <text:p text:style-name="P27">MacKerell, A. D., Bashford, D., Bellott, M., Dunbrack, R. L., Evanseck, J. D., Field, M. J., . . . Karplus, M. (1998). All-atom empirical potential for molecular modeling and dynamics studies of proteins. <text:span text:style-name="Default_20_Paragraph_20_Font"><text:span text:style-name="T104">J Phys Chem B</text:span></text:span>,<text:span text:style-name="Default_20_Paragraph_20_Font"><text:span text:style-name="T104"> 102</text:span></text:span>(18), 3586-3616. <text:a xlink:type="simple" xlink:href="https://doi.org/10.1021/jp973084f" office:target-frame-name="_top" xlink:show="replace" text:style-name="Internet_20_link" text:visited-style-name="Visited_20_Internet_20_Link"><text:span text:style-name="Hyperlink">https://doi.org/10.1021/jp973084f</text:span></text:a> </text:p>
      <text:p text:style-name="P27">Mravic, M., Thomaston, J. L., Tucker, M., Solomon, P. E., Liu, L., &amp; DeGrado, W. F. (2019). Packing of apolar side chains enables accurate design of highly stable membrane proteins. <text:span text:style-name="Default_20_Paragraph_20_Font"><text:span text:style-name="T104">Science</text:span></text:span>,<text:span text:style-name="Default_20_Paragraph_20_Font"><text:span text:style-name="T104"> 363</text:span></text:span>(6434), 1418-1423. <text:a xlink:type="simple" xlink:href="https://doi.org/10.1126/science.aav7541" office:target-frame-name="_top" xlink:show="replace" text:style-name="Internet_20_link" text:visited-style-name="Visited_20_Internet_20_Link"><text:span text:style-name="Hyperlink">https://doi.org/10.1126/science.aav7541</text:span></text:a> </text:p>
      <text:p text:style-name="P27">Nash, A., Notman, R., &amp; Dixon, A. M. (2015). De novo design of transmembrane helix-helix interactions and measurement of stability in a biological membrane. <text:span text:style-name="Default_20_Paragraph_20_Font"><text:span text:style-name="T104">Biochim Biophys Acta</text:span></text:span>,<text:span text:style-name="Default_20_Paragraph_20_Font"><text:span text:style-name="T104"> 1848</text:span></text:span>(5), 1248-1257. <text:a xlink:type="simple" xlink:href="https://doi.org/10.1016/j.bbamem.2015.02.020" office:target-frame-name="_top" xlink:show="replace" text:style-name="Internet_20_link" text:visited-style-name="Visited_20_Internet_20_Link"><text:span text:style-name="Hyperlink">https://doi.org/10.1016/j.bbamem.2015.02.020</text:span></text:a> </text:p>
      <text:p text:style-name="P27">Popot, J. L., &amp; Engelman, D. M. (1990). Membrane protein folding and oligomerization: the two-stage model. <text:span text:style-name="Default_20_Paragraph_20_Font"><text:span text:style-name="T104">Biochemistry</text:span></text:span>,<text:span text:style-name="Default_20_Paragraph_20_Font"><text:span text:style-name="T104"> 29</text:span></text:span>(17), 4031-4037. <text:a xlink:type="simple" xlink:href="https://doi.org/10.1021/bi00469a001" office:target-frame-name="_top" xlink:show="replace" text:style-name="Internet_20_link" text:visited-style-name="Visited_20_Internet_20_Link"><text:span text:style-name="Hyperlink">https://doi.org/10.1021/bi00469a001</text:span></text:a> </text:p>
      <text:p text:style-name="P27">Ruan, W., Lindner, E., &amp; Langosch, D. (2004). The interface of a membrane-spanning leucine zipper mapped by asparagine-scanning mutagenesis. Protein Science, 13(2), 555-559. <text:a xlink:type="simple" xlink:href="https://doi.org/https://doi.org/10.1110/ps.03357404" text:style-name="Internet_20_link" text:visited-style-name="Visited_20_Internet_20_Link">https://doi.org/https://doi.org/10.1110/ps.03357404</text:a></text:p>
      <text:p text:style-name="P27">Sanders, C. R., &amp; Myers, J. K. (2004). Disease-related misassembly of membrane proteins. <text:span text:style-name="Default_20_Paragraph_20_Font"><text:span text:style-name="T104">Annu Rev Biophys Biomol Struct</text:span></text:span>,<text:span text:style-name="Default_20_Paragraph_20_Font"><text:span text:style-name="T104"> 33</text:span></text:span>, 25-51. <text:a xlink:type="simple" xlink:href="https://doi.org/10.1146/annurev.biophys.33.110502.140348" office:target-frame-name="_top" xlink:show="replace" text:style-name="Internet_20_link" text:visited-style-name="Visited_20_Internet_20_Link"><text:span text:style-name="Hyperlink">https://doi.org/10.1146/annurev.biophys.33.110502.140348</text:span></text:a> </text:p>
      <text:p text:style-name="P27">Senes, A. (2011). Computational design of membrane proteins. <text:span text:style-name="Default_20_Paragraph_20_Font"><text:span text:style-name="T104">Curr Opin Struct Biol</text:span></text:span>,<text:span text:style-name="Default_20_Paragraph_20_Font"><text:span text:style-name="T104"> 21</text:span></text:span>(4), 460-466. <text:a xlink:type="simple" xlink:href="https://doi.org/10.1016/j.sbi.2011.06.004" office:target-frame-name="_top" xlink:show="replace" text:style-name="Internet_20_link" text:visited-style-name="Visited_20_Internet_20_Link"><text:span text:style-name="Hyperlink">https://doi.org/10.1016/j.sbi.2011.06.004</text:span></text:a> </text:p>
      <text:p text:style-name="P27">Subramaniam, S., &amp; Senes, A. (2012). An energy-based conformer library for side chain optimization: improved prediction and adjustable sampling. Proteins, 80(9), 2218-2234. <text:a xlink:type="simple" xlink:href="https://doi.org/10.1002/prot.24111" text:style-name="Internet_20_link" text:visited-style-name="Visited_20_Internet_20_Link">https://doi.org/10.1002/prot.24111</text:a></text:p>
      <text:p text:style-name="P27">Walshaw, J., &amp; Woolfson, D. N. (2003). Extended knobs-into-holes packing in classical and complex coiled-coil assemblies. 144(3), 349-361.</text:p>
      <text:p text:style-name="P27">Yano, Y., Takemoto, T., Kobayashi, S., Yasui, H., Sakurai, H., Ohashi, W., . . . Matsuzaki, K. (2002). Topological stability and self-association of a completely hydrophobic model transmembrane helix in lipid bilayers. <text:span text:style-name="Default_20_Paragraph_20_Font"><text:span text:style-name="T104">Biochemistry</text:span></text:span>,<text:span text:style-name="Default_20_Paragraph_20_Font"><text:span text:style-name="T104"> 41</text:span></text:span>(9), 3073-3080. <text:a xlink:type="simple" xlink:href="https://doi.org/10.1021/bi011161y" office:target-frame-name="_top" xlink:show="replace" text:style-name="Internet_20_link" text:visited-style-name="Visited_20_Internet_20_Link"><text:span text:style-name="Hyperlink">https://doi.org/10.1021/bi011161y</text:span></text:a> </text:p>
      <text:p text:style-name="P27">Zhou, F. X., Cocco, M. J., Russ, W. P., Brunger, A. T., &amp; Engelman, D. M. (2000). Interhelical hydrogen bonding drives strong interactions in membrane proteins. Nat Struct Biol, 7(2), 154-160. <text:a xlink:type="simple" xlink:href="https://doi.org/10.1038/72430" text:style-name="Internet_20_link" text:visited-style-name="Visited_20_Internet_20_Link">https://doi.org/10.1038/72430</text:a></text:p>
      <text:p text:style-name="P28"><text:span text:style-name="T135">Zhou, F. X., Merianos, H. J., Brunger, A. T., &amp; Engelman, D. M. (2001). Polar residues drive association of polyleucine transmembrane helices. </text:span><text:span text:style-name="Default_20_Paragraph_20_Font"><text:span text:style-name="T108">Proc Natl Acad Sci U S A</text:span></text:span><text:span text:style-name="T135">,</text:span><text:span text:style-name="Default_20_Paragraph_20_Font"><text:span text:style-name="T108"> 98</text:span></text:span><text:span text:style-name="T135">(5), 2250-2255. </text:span><text:a xlink:type="simple" xlink:href="https://doi.org/10.1073/pnas.041593698" office:target-frame-name="_top" xlink:show="replace" text:style-name="Internet_20_link" text:visited-style-name="Visited_20_Internet_20_Link"><text:span text:style-name="Hyperlink"><text:span text:style-name="T135">https://doi.org/10.1073/pnas.041593698</text:span></text:span></text:a><text:span text:style-name="T135"> </text:span></text:p>
      <text:p text:style-name="P25"/>
      <text:p text:style-name="P25"/>
      <text:p text:style-name="P24"><text:span text:style-name="T99">S</text:span><text:span text:style-name="T96">upplementary Materials</text:span></text:p>
      <text:p text:style-name="P18">Supp._WESTERNS</text:p>
      <text:p text:style-name="P26"/>
      <text:p text:style-name="P16"/>
      <text:p text:style-name="P19">Supp._BASELINE_MONOMER</text:p>
      <text:p text:style-name="P17"/>
      <text:p text:style-name="P15"/>
      <text:p text:style-name="P20">Supp._TOXGREEN_CONVERSION</text:p>
      <text:p text:style-name="P9"/>
      <text:p text:style-name="P10"><text:span text:style-name="Default_20_Paragraph_20_Font"><text:span text:style-name="T100"/></text:span></text:p>
      <text:p text:style-name="P13"><text:span text:style-name="Default_20_Paragraph_20_Font"><text:span text:style-name="T102">Supp._AA_COMPOSITION</text:span></text:span></text:p>
      <text:p text:style-name="P10"><text:span text:style-name="Default_20_Paragraph_20_Font"><text:span text:style-name="T100"/></text:span></text:p>
      <text:p text:style-name="P13"><text:span text:style-name="Default_20_Paragraph_20_Font"><text:span text:style-name="T102">Supp._VOID_SASA_DATA</text:span></text:span></text:p>
      <text:p text:style-name="P11"><text:span text:style-name="Default_20_Paragraph_20_Font"><text:span text:style-name="T101"/></text:span></text:p>
      <text:p text:style-name="P59"><text:change text:change-id="ct94327204971408"/><text:span text:style-name="Default_20_Paragraph_20_Font"><text:span text:style-name="T143"/></text:span></text:p>
      <text:p text:style-name="P12"><text:span text:style-name="Default_20_Paragraph_20_Font"><text:span text:style-name="T96"/></text:span></text:p>
      <text:p text:style-name="P9"/>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swiss" style:font-pitch="variable"/>
    <style:font-face style:name="Arial" svg:font-family="Arial" style:font-family-generic="roman"/>
    <style:font-face style:name="Calibri" svg:font-family="Calibri" style:font-family-generic="roman"/>
    <style:font-face style:name="Calibri1" svg:font-family="Calibri" style:font-family-generic="roman" style:font-pitch="variable"/>
    <style:font-face style:name="Calibri2" svg:font-family="Calibri" style:font-family-generic="swiss" style:font-pitch="variable"/>
    <style:font-face style:name="Calibri3" svg:font-family="Calibri" style:font-adornments="Bold" style:font-family-generic="swiss" style:font-pitch="variable"/>
    <style:font-face style:name="Calibri4" svg:font-family="Calibri" style:font-adornments="Regular"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2" fo:font-size="11pt" fo:letter-spacing="normal" fo:language="en" fo:country="US" fo:font-style="normal" style:text-underline-style="none" fo:font-weight="normal" style:letter-kerning="true"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2" fo:font-size="11pt" fo:letter-spacing="normal" fo:language="en" fo:country="US" fo:font-style="normal" style:text-underline-style="none" fo:font-weight="normal" style:letter-kerning="true" fo:background-color="transparent"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orphans="2" fo:widows="2" fo:hyphenation-ladder-count="no-limit"/>
      <style:text-properties style:font-name="Calibri4" fo:font-family="Calibri" style:font-style-name="Regular" style:font-family-generic="swiss" style:font-pitch="variable" fo:font-size="11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fo:hyphenate="false" loext:hyphenation-no-caps="false"/>
    </style:style>
    <style:style style:name="Normal" style:family="paragraph">
      <style:paragraph-properties fo:margin-top="0in" fo:margin-bottom="0.111in" style:contextual-spacing="false" fo:line-height="104%" fo:hyphenation-ladder-count="no-limit"/>
      <style:text-properties fo:hyphenate="false" loext:hyphenation-no-caps="false"/>
    </style:style>
    <style:style style:name="Heading" style:family="paragraph" style:parent-style-name="Normal"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loext:hyphenation-no-caps="false"/>
    </style:style>
    <style:style style:name="Text_20_body" style:display-name="Text body" style:family="paragraph" style:parent-style-name="Normal"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roman" fo:hyphenate="false" loext:hyphenation-no-caps="false"/>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roman"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EndNote_20_Bibliography_20_Title" style:display-name="EndNote Bibliography Title" style:family="paragraph" style:parent-style-name="Normal">
      <style:paragraph-properties fo:margin-top="0in" fo:margin-bottom="0in" style:contextual-spacing="false" fo:text-align="center" style:justify-single-word="false" fo:hyphenation-ladder-count="no-limit"/>
      <style:text-properties fo:hyphenate="false" loext:hyphenation-no-caps="false"/>
    </style:style>
    <style:style style:name="EndNote_20_Bibliography" style:display-name="EndNote Bibliography" style:family="paragraph" style:parent-style-name="Normal">
      <style:paragraph-properties fo:line-height="100%" fo:text-align="justify" style:justify-single-word="false" fo:hyphenation-ladder-count="no-limit"/>
      <style:text-properties fo:hyphenate="false" loext:hyphenation-no-caps="false"/>
    </style:style>
    <style:style style:name="Frame_20_contents" style:display-name="Frame contents" style:family="paragraph" style:parent-style-name="Standard" style:class="extra">
      <style:paragraph-properties fo:line-height="100%"/>
    </style:style>
    <style:style style:name="Figure" style:family="paragraph" style:parent-style-name="Caption" style:class="extra" style:master-page-name="">
      <style:paragraph-properties fo:margin-top="0.0799in" fo:margin-bottom="0in" style:contextual-spacing="false" fo:line-height="100%" fo:text-align="justify" style:justify-single-word="false" style:page-number="auto">
        <style:tab-stops/>
      </style:paragraph-properties>
      <style:text-properties fo:font-size="9pt" fo:font-style="normal"/>
    </style:style>
    <style:style style:name="DocumentMap"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2" fo:font-family="Calibri" style:font-family-generic="swiss" style:font-pitch="variable" fo:font-size="11pt" fo:language="en" fo:country="US" style:letter-kerning="true" style:font-name-asian="Cambria Math" style:font-family-asian="'Cambria Math'"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Normal_20_Table_20__28_WW_29_" style:display-name="Normal Table (WW)" style:family="paragraph">
      <style:paragraph-properties fo:margin-top="0in" fo:margin-bottom="0.111in" style:contextual-spacing="false" fo:line-height="107%" fo:text-align="start" style:justify-single-word="false" fo:orphans="2" fo:widows="2" style:vertical-align="auto"/>
      <style:text-properties style:font-name="Aptos" fo:font-family="Aptos" style:font-family-generic="swiss" style:font-pitch="variable" fo:font-size="11pt" fo:language="en" fo:country="US" style:letter-kerning="true" style:font-name-asian="Aptos" style:font-family-asian="Aptos"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0402in" style:contextual-spacing="false" fo:line-height="200%" fo:text-align="justify" style:justify-single-word="false" fo:text-indent="0.1965in" style:auto-text-indent="false"/>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fo:line-height="200%" style:page-number="auto" fo:break-before="page"/>
      <style:text-properties style:font-name="Calibri3" fo:font-family="Calibri"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1201in" fo:margin-bottom="0.0402in" style:contextual-spacing="false" fo:line-height="200%" style:page-number="auto"/>
      <style:text-properties style:font-name="Calibri3" fo:font-family="Calibri" style:font-style-name="Bold" style:font-family-generic="swiss" style:font-pitch="variable" fo:font-size="11pt" fo:font-style="normal" fo:font-weight="bold" style:font-size-asian="13pt" style:font-style-asian="italic" style:font-weight-asian="bold" style:font-size-complex="13pt" style:font-style-complex="italic" style:font-weight-complex="bold"/>
    </style:style>
    <style:style style:name="Fig." style:family="paragraph" style:parent-style-name="Caption" style:master-page-name="">
      <style:paragraph-properties fo:margin-top="0.0402in" fo:margin-bottom="0in" style:contextual-spacing="false" fo:line-height="100%" fo:text-align="justify" style:justify-single-word="false" style:page-number="auto"/>
      <style:text-properties fo:font-size="9pt" fo:font-style="normal"/>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style:style>
    <style:style style:name="EndNote_20_Bibliography_20_Title_20_Char" style:display-name="EndNote Bibliography Title Char" style:family="text" style:parent-style-name="Standard_20_Char">
      <style:text-properties style:font-name="Calibri2"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2" style:font-family-complex="Calibri" style:font-family-generic-complex="swiss" style:font-pitch-complex="variable" style:font-size-complex="12pt" style:language-complex="hi" style:country-complex="IN"/>
    </style:style>
    <style:style style:name="EndNote_20_Bibliography_20_Char" style:display-name="EndNote Bibliography Char" style:family="text" style:parent-style-name="Standard_20_Char">
      <style:text-properties style:font-name="Calibri2"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2" style:font-family-complex="Calibri" style:font-family-generic-complex="swiss" style:font-pitch-complex="variable" style:font-size-complex="12pt" style:language-complex="hi" style:country-complex="IN"/>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Calibri2" fo:font-family="Calibri" style:font-family-generic="swiss" style:font-pitch="variable" style:font-name-asian="Noto Serif CJK SC" style:font-family-asian="'Noto Serif CJK SC'" style:font-family-generic-asian="system" style:font-pitch-asian="variable" style:font-name-complex="Calibri2"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2" fo:font-family="Calibri" style:font-family-generic="swiss" style:font-pitch="variable" style:font-name-asian="Calibri2" style:font-family-asian="Calibri" style:font-family-generic-asian="swiss" style:font-pitch-asian="variable" style:font-name-complex="Calibri2"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Calibri2" fo:font-family="Calibri" style:font-family-generic="swiss" style:font-pitch="variable" style:font-name-asian="Calibri2" style:font-family-asian="Calibri" style:font-family-generic-asian="swiss" style:font-pitch-asian="variable" style:font-name-complex="Calibri2"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_20__28_WW_29_" style:display-name="Default Paragraph Font (WW)"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igure_20_in_20_text" style:display-name="Figure in text" style:family="text">
      <style:text-properties fo:background-color="#66ffff"/>
    </style:style>
    <style:style style:name="Line_20_numbering" style:display-name="Line numbering" style:family="text"/>
    <style:style style:name="Graphics" style:family="graphic">
      <style:graphic-properties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GILBERT LOISEAU</meta:initial-creator>
    <meta:creation-date>2024-01-29T19:26:00Z</meta:creation-date>
    <dc:date>2024-07-25T14:09:53.353668536</dc:date>
    <meta:editing-cycles>125</meta:editing-cycles>
    <meta:editing-duration>P6DT10H27M5S</meta:editing-duration>
    <meta:document-statistic meta:table-count="0" meta:image-count="0" meta:object-count="8" meta:page-count="30" meta:paragraph-count="115" meta:word-count="6265" meta:character-count="42339" meta:non-whitespace-character-count="36130"/>
    <meta:user-defined meta:name="ZOTERO_PREF_1">&lt;data data-version="3" zotero-version="6.0.36"&gt;&lt;session id="PmUQJw7l"/&gt;&lt;style id="http://www.zotero.org/styles/apa" locale="en-US" hasBibliography="1" bibliographyStyleHasBeenSet="0"/&gt;&lt;prefs&gt;&lt;pref name="fieldType" value="ReferenceMark"/&gt;&lt;/prefs&gt;&lt;/data&gt;</meta:user-defined>
    <meta:template xlink:type="simple" xlink:actuate="onRequest" xlink:title="" xlink:href="../../../../../../C:/Users/gjowl/Downloads/draft_v4.odt/Normal.dotm"/>
  </office:meta>
</office:document-meta>
</file>

<file path=Object 1/content.xml><?xml version="1.0" encoding="utf-8"?>
<math xmlns="http://www.w3.org/1998/Math/MathML" display="block">
  <semantics>
    <mrow>
      <mrow>
        <mi mathvariant="italic">Dimer</mi>
        <mo stretchy="false">=</mo>
        <mi mathvariant="italic">CHARMM</mi>
      </mrow>
      <mrow>
        <mi mathvariant="italic">VDW</mi>
        <mo stretchy="false">+</mo>
        <mi mathvariant="italic">IMM</mi>
      </mrow>
      <mrow>
        <mn>1</mn>
        <mo stretchy="false">+</mo>
        <mi mathvariant="italic">SCWRL</mi>
      </mrow>
      <mn>4</mn>
      <mi mathvariant="italic">HBOND</mi>
      <mrow>
        <mo fence="true" stretchy="false">(</mo>
        <mrow>
          <mrow>
            <mi mathvariant="italic">for</mi>
            <mn>2</mn>
            <mi mathvariant="italic">helices</mi>
          </mrow>
        </mrow>
        <mo fence="true" stretchy="false">)</mo>
      </mrow>
    </mrow>
    <annotation encoding="StarMath 5.0">Dimer=CHARMM VDW + IMM1 + SCWRL4 HBOND (for 2 helices)</annotation>
  </semantics>
</math>
</file>

<file path=Object 2/content.xml><?xml version="1.0" encoding="utf-8"?>
<math xmlns="http://www.w3.org/1998/Math/MathML" display="block">
  <semantics>
    <mrow>
      <mrow>
        <mi mathvariant="italic">Monomer</mi>
        <mo stretchy="false">=</mo>
        <mi mathvariant="italic">CHARMM</mi>
      </mrow>
      <mrow>
        <mi mathvariant="italic">VDW</mi>
        <mo stretchy="false">+</mo>
        <mi mathvariant="italic">IMM</mi>
      </mrow>
      <mrow>
        <mn>1</mn>
        <mo stretchy="false">+</mo>
        <mi mathvariant="italic">SCWRL</mi>
      </mrow>
      <mn>4</mn>
      <mi mathvariant="italic">HBOND</mi>
      <mrow>
        <mo fence="true" stretchy="false">(</mo>
        <mrow>
          <mrow>
            <mi mathvariant="italic">for</mi>
            <mn>1</mn>
            <mi mathvariant="italic">helix</mi>
          </mrow>
        </mrow>
        <mo fence="true" stretchy="false">)</mo>
      </mrow>
    </mrow>
    <annotation encoding="StarMath 5.0">Monomer=CHARMM VDW + IMM1 + SCWRL4 HBOND (for 1 helix)</annotation>
  </semantics>
</math>
</file>

<file path=Object 3/content.xml><?xml version="1.0" encoding="utf-8"?>
<math xmlns="http://www.w3.org/1998/Math/MathML" display="block">
  <semantics>
    <mrow>
      <mi mathvariant="italic">Total</mi>
      <mrow>
        <mi mathvariant="italic">Energy</mi>
        <mo stretchy="false">=</mo>
        <mrow>
          <mi mathvariant="italic">Dimer</mi>
          <mo stretchy="false">−</mo>
          <mrow>
            <mo fence="true" stretchy="false">(</mo>
            <mrow>
              <mrow>
                <mn>2</mn>
                <mi>×</mi>
                <mi mathvariant="italic">Monomer</mi>
              </mrow>
            </mrow>
            <mo fence="true" stretchy="false">)</mo>
          </mrow>
        </mrow>
      </mrow>
    </mrow>
    <annotation encoding="StarMath 5.0">Total Energy=Dimer-(2×Monomer)</annotation>
  </semantics>
</math>
</file>

<file path=Object 4/content.xml><?xml version="1.0" encoding="utf-8"?>
<math xmlns="http://www.w3.org/1998/Math/MathML" display="block">
  <semantics>
    <mrow>
      <mi mathvariant="italic">Search</mi>
      <mrow>
        <mi mathvariant="italic">Energy</mi>
        <mo stretchy="false">=</mo>
        <mrow>
          <mi mathvariant="italic">Dimer</mi>
          <mo stretchy="false">−</mo>
          <mrow>
            <mo fence="true" form="prefix" stretchy="false">(</mo>
            <mrow>
              <mrow>
                <mn>2</mn>
                <mi>×</mi>
                <mi mathvariant="italic">BASELINE</mi>
                <mi mathvariant="italic">MONOMER</mi>
              </mrow>
            </mrow>
            <mo fence="true" form="postfix" stretchy="false">)</mo>
          </mrow>
          <mo stretchy="false">−</mo>
          <mrow>
            <mo fence="true" form="prefix" stretchy="false">(</mo>
            <mrow>
              <mrow>
                <mi mathvariant="italic">SEQUENCE</mi>
                <mi mathvariant="italic">ENTROPY</mi>
                <mi>×</mi>
                <mi mathvariant="italic">Weight</mi>
              </mrow>
            </mrow>
            <mo fence="true" form="postfix" stretchy="false">)</mo>
          </mrow>
        </mrow>
      </mrow>
    </mrow>
    <annotation encoding="StarMath 5.0">Search Energy=Dimer -(2×BASELINE MONOMER) -(SEQUENCE ENTROPY×Weight)</annotation>
  </semantics>
</math>
</file>

<file path=Object 5/content.xml><?xml version="1.0" encoding="utf-8"?>
<math xmlns="http://www.w3.org/1998/Math/MathML" display="block">
  <semantics>
    <mrow>
      <mi mathvariant="italic">Total</mi>
      <mrow>
        <mi mathvariant="italic">Energy</mi>
        <mo stretchy="false">=</mo>
        <mrow>
          <mi mathvariant="italic">Dimer</mi>
          <mo stretchy="false">−</mo>
          <mrow>
            <mo fence="true" stretchy="false">(</mo>
            <mrow>
              <mrow>
                <mn>2</mn>
                <mi>×</mi>
                <mi mathvariant="italic">Monomer</mi>
              </mrow>
            </mrow>
            <mo fence="true" stretchy="false">)</mo>
          </mrow>
        </mrow>
      </mrow>
    </mrow>
    <annotation encoding="StarMath 5.0">Total Energy=Dimer - (2×Monomer)</annotation>
  </semantics>
</math>
</file>

<file path=Object 6/content.xml><?xml version="1.0" encoding="utf-8"?>
<math xmlns="http://www.w3.org/1998/Math/MathML" display="block">
  <semantics>
    <mrow>
      <mi mathvariant="italic">SEQUENCE</mi>
      <mrow>
        <mi mathvariant="italic">ENTROPY</mi>
        <mo stretchy="false">=</mo>
        <mrow>
          <mo stretchy="false">−</mo>
          <mi>log</mi>
        </mrow>
      </mrow>
      <mrow>
        <mo fence="true" form="prefix" stretchy="false">(</mo>
        <mrow>
          <mi mathvariant="italic">probability</mi>
        </mrow>
        <mo fence="true" form="postfix" stretchy="false">)</mo>
      </mrow>
      <mi>×</mi>
      <mi mathvariant="italic">RT</mi>
    </mrow>
    <annotation encoding="StarMath 5.0">SEQUENCE ENTROPY =- log ( probability )× RT </annotation>
  </semantics>
</math>
</file>

<file path=Object 7/content.xml><?xml version="1.0" encoding="utf-8"?>
<math xmlns="http://www.w3.org/1998/Math/MathML" display="block">
  <semantics>
    <mrow>
      <mi mathvariant="italic">permutations</mi>
      <mo stretchy="false">=</mo>
      <mfrac>
        <mrow>
          <mi>n</mi>
          <mi>!</mi>
        </mrow>
        <mrow>
          <mo fence="true" stretchy="false">(</mo>
          <mrow>
            <mrow>
              <mi mathvariant="italic">AA</mi>
              <mn>1</mn>
              <mi>!</mi>
              <mi>×</mi>
              <mi mathvariant="italic">AA</mi>
              <mn>2</mn>
              <mi>!</mi>
              <mi>×</mi>
              <mi>…</mi>
            </mrow>
          </mrow>
          <mo fence="true" stretchy="false">)</mo>
        </mrow>
      </mfrac>
    </mrow>
    <annotation encoding="StarMath 5.0">permutations = {n !} over {( AA 1! × AA 2! × … )} </annotation>
  </semantics>
</math>
</file>

<file path=Object 8/content.xml><?xml version="1.0" encoding="utf-8"?>
<math xmlns="http://www.w3.org/1998/Math/MathML" display="block">
  <semantics>
    <mrow>
      <mrow>
        <mi mathvariant="italic">probability</mi>
        <mo stretchy="false">=</mo>
        <mrow>
          <mo fence="true" stretchy="false">(</mo>
          <mrow>
            <mrow>
              <msup>
                <mrow>
                  <msub>
                    <mi mathvariant="italic">freq</mi>
                    <mi mathvariant="italic">AA</mi>
                  </msub>
                  <mn>1</mn>
                </mrow>
                <mrow>
                  <mi mathvariant="italic">AA</mi>
                  <mn>1</mn>
                </mrow>
              </msup>
              <mi>×</mi>
              <msup>
                <mrow>
                  <msub>
                    <mi mathvariant="italic">freq</mi>
                    <mi mathvariant="italic">AA</mi>
                  </msub>
                  <mn>2</mn>
                </mrow>
                <mrow>
                  <mi mathvariant="italic">AA</mi>
                  <mn>2</mn>
                </mrow>
              </msup>
              <mi>×</mi>
              <mi>…</mi>
            </mrow>
          </mrow>
          <mo fence="true" stretchy="false">)</mo>
        </mrow>
      </mrow>
      <mi>×</mi>
      <mi mathvariant="italic">permutations</mi>
    </mrow>
    <annotation encoding="StarMath 5.0">probability =( {freq _ AA 1} ^ {AA 1} × {freq _ AA 2} ^ {AA 2} × …)× permutations</annotation>
  </semantics>
</math>
</file>